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9pt" style:font-size-asian="9pt" style:font-size-complex="9pt"/>
    </style:style>
    <style:style style:name="ce17" style:family="table-cell" style:parent-style-name="Default" style:data-style-name="N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9pt" style:font-size-asian="9pt" style:font-size-complex="9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7.9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貝苗產量及價值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6367" table:default-cell-style-name="ce2"/>
        <table:table-row table:style-name="ro1">
          <table:table-cell office:value-type="string" table:number-columns-spanned="3" table:number-rows-spanned="1" table:style-name="ce32">
            <text:p>10‧魚貝苗產量及價值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16374" table:style-name="ce2"/>
        </table:table-row>
        <table:table-row table:style-name="ro2">
          <table:table-cell table:number-columns-repeated="2" table:style-name="ce2"/>
          <table:table-cell office:value-type="string" table:number-columns-spanned="2" table:number-rows-spanned="1" table:style-name="ce26">
            <text:p>(1) 縣市別</text:p>
          </table:table-cell>
          <table:covered-table-cell/>
          <table:table-cell table:number-columns-repeated="3" table:style-name="ce2"/>
          <table:table-cell office:value-type="string" table:number-columns-spanned="3" table:number-rows-spanned="1" table:style-name="ce26">
            <text:p>(1) By District</text:p>
          </table:table-cell>
          <table:covered-table-cell table:number-columns-repeated="2"/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repeated="4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repeated="3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repeated="4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repeated="4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6"/>Value：Thousand N.T.$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spanned="2" table:number-rows-spanned="1" table:style-name="ce22"/>
          <table:covered-table-cell/>
          <table:table-cell office:value-type="string" table:style-name="ce5">
            <text:p>價值總計</text:p>
          </table:table-cell>
          <table:table-cell office:value-type="string" table:number-columns-spanned="2" table:number-rows-spanned="1" table:style-name="ce22">
            <text:p>魚苗合計</text:p>
          </table:table-cell>
          <table:covered-table-cell/>
          <table:table-cell office:value-type="string" table:number-columns-spanned="2" table:number-rows-spanned="1" table:style-name="ce22">
            <text:p>石斑魚苗</text:p>
          </table:table-cell>
          <table:covered-table-cell/>
          <table:table-cell office:value-type="string" table:number-columns-spanned="2" table:number-rows-spanned="1" table:style-name="ce22">
            <text:p>虱目魚苗</text:p>
          </table:table-cell>
          <table:covered-table-cell/>
          <table:table-cell office:value-type="string" table:number-columns-spanned="2" table:number-rows-spanned="1" table:style-name="ce22">
            <text:p>鯔苗</text:p>
          </table:table-cell>
          <table:covered-table-cell/>
          <table:table-cell office:value-type="string" table:number-columns-spanned="2" table:number-rows-spanned="1" table:style-name="ce22">
            <text:p>鱸魚苗</text:p>
          </table:table-cell>
          <table:covered-table-cell/>
          <table:table-cell office:value-type="string" table:number-columns-spanned="2" table:number-rows-spanned="1" table:style-name="ce22">
            <text:p>鰻魚苗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office:value-type="string" table:style-name="ce15">
            <text:p>0000</text:p>
          </table:table-cell>
          <table:table-cell office:value-type="string" table:number-columns-spanned="2" table:number-rows-spanned="1" table:style-name="ce24">
            <text:p>1000</text:p>
          </table:table-cell>
          <table:covered-table-cell/>
          <table:table-cell office:value-type="string" table:number-columns-spanned="2" table:number-rows-spanned="1" table:style-name="ce24">
            <text:p>1001</text:p>
          </table:table-cell>
          <table:covered-table-cell/>
          <table:table-cell office:value-type="string" table:number-columns-spanned="2" table:number-rows-spanned="1" table:style-name="ce24">
            <text:p>1002</text:p>
          </table:table-cell>
          <table:covered-table-cell/>
          <table:table-cell office:value-type="string" table:number-columns-spanned="2" table:number-rows-spanned="1" table:style-name="ce24">
            <text:p>1003</text:p>
          </table:table-cell>
          <table:covered-table-cell/>
          <table:table-cell office:value-type="string" table:number-columns-spanned="2" table:number-rows-spanned="1" table:style-name="ce24">
            <text:p>1004</text:p>
          </table:table-cell>
          <table:covered-table-cell/>
          <table:table-cell office:value-type="string" table:number-columns-spanned="2" table:number-rows-spanned="1" table:style-name="ce24">
            <text:p>1005</text:p>
          </table:table-cell>
          <table:covered-table-cell/>
          <table:table-cell table:number-columns-repeated="16369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15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16369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7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16369"/>
        </table:table-row>
        <table:table-row table:style-name="ro2">
          <table:table-cell office:value-type="string" table:style-name="ce20">
            <text:p>總計</text:p>
          </table:table-cell>
          <table:table-cell office:value-type="string" table:style-name="ce10">
            <text:p>GRAND TOTAL</text:p>
          </table:table-cell>
          <table:table-cell office:value-type="float" office:value="2927810.4323199997" table:formula="msoxl:=  IF(SUM(C13,C34)=0,&quot;-&quot;,SUM(C13,C34))" table:style-name="ce17">
            <text:p>2,927,810</text:p>
          </table:table-cell>
          <table:table-cell office:value-type="float" office:value="461347.97300000006" table:formula="msoxl:=  IF(SUM(D13,D34)=0,&quot;-&quot;,SUM(D13,D34))" table:style-name="ce17">
            <text:p>461,348</text:p>
          </table:table-cell>
          <table:table-cell office:value-type="float" office:value="2109717.16371" table:formula="msoxl:=  IF(SUM(E13,E34)=0,&quot;-&quot;,SUM(E13,E34))" table:style-name="ce17">
            <text:p>2,109,717</text:p>
          </table:table-cell>
          <table:table-cell office:value-type="float" office:value="73569.72" table:formula="msoxl:=  IF(SUM(F13,F34)=0,&quot;-&quot;,SUM(F13,F34))" table:style-name="ce17">
            <text:p>73,570</text:p>
          </table:table-cell>
          <table:table-cell office:value-type="float" office:value="530357.5625" table:formula="msoxl:=  IF(SUM(G13,G34)=0,&quot;-&quot;,SUM(G13,G34))" table:style-name="ce17">
            <text:p>530,358</text:p>
          </table:table-cell>
          <table:table-cell office:value-type="float" office:value="164507.45000000001" table:formula="msoxl:=  IF(SUM(H13,H34)=0,&quot;-&quot;,SUM(H13,H34))" table:style-name="ce17">
            <text:p>164,507</text:p>
          </table:table-cell>
          <table:table-cell office:value-type="float" office:value="100649.34" table:formula="msoxl:=  IF(SUM(I13,I34)=0,&quot;-&quot;,SUM(I13,I34))" table:style-name="ce17">
            <text:p>100,649</text:p>
          </table:table-cell>
          <table:table-cell office:value-type="string" office:string-value="-" table:formula="msoxl:=  IF(SUM(J13,J34)=0,&quot;-&quot;,SUM(J13,J34))" table:style-name="ce17">
            <text:p>-</text:p>
          </table:table-cell>
          <table:table-cell office:value-type="string" office:string-value="-" table:formula="msoxl:=  IF(SUM(K13,K34)=0,&quot;-&quot;,SUM(K13,K34))" table:style-name="ce17">
            <text:p>-</text:p>
          </table:table-cell>
          <table:table-cell office:value-type="float" office:value="39291.800000000003" table:formula="msoxl:=  IF(SUM(L13,L34)=0,&quot;-&quot;,SUM(L13,L34))" table:style-name="ce17">
            <text:p>39,292</text:p>
          </table:table-cell>
          <table:table-cell office:value-type="float" office:value="166525.22999999998" table:formula="msoxl:=  IF(SUM(M13,M34)=0,&quot;-&quot;,SUM(M13,M34))" table:style-name="ce17">
            <text:p>166,525</text:p>
          </table:table-cell>
          <table:table-cell office:value-type="float" office:value="22261.985000000001" table:formula="msoxl:=  IF(SUM(N13,N34)=0,&quot;-&quot;,SUM(N13,N34))" table:style-name="ce17">
            <text:p>22,262</text:p>
          </table:table-cell>
          <table:table-cell office:value-type="float" office:value="1169159.7763099999" table:formula="msoxl:=  IF(SUM(O13,O34)=0,&quot;-&quot;,SUM(O13,O34))" table:style-name="ce17">
            <text:p>1,169,16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office:value-type="float" office:value="2920610.4323199997" table:formula="msoxl:=  IF(SUM(C14:C33)=0,&quot;-&quot;,SUM(C14:C33))" table:style-name="ce18">
            <text:p>2,920,610</text:p>
          </table:table-cell>
          <table:table-cell office:value-type="float" office:value="460147.97300000006" table:formula="msoxl:=  IF(SUM(D14:D33)=0,&quot;-&quot;,SUM(D14:D33))" table:style-name="ce18">
            <text:p>460,148</text:p>
          </table:table-cell>
          <table:table-cell office:value-type="float" office:value="2102517.16371" table:formula="msoxl:=  IF(SUM(E14:E33)=0,&quot;-&quot;,SUM(E14:E33))" table:style-name="ce18">
            <text:p>2,102,517</text:p>
          </table:table-cell>
          <table:table-cell office:value-type="float" office:value="72369.72" table:formula="msoxl:=  IF(SUM(F14:F33)=0,&quot;-&quot;,SUM(F14:F33))" table:style-name="ce18">
            <text:p>72,370</text:p>
          </table:table-cell>
          <table:table-cell office:value-type="float" office:value="523157.5625" table:formula="msoxl:=  IF(SUM(G14:G33)=0,&quot;-&quot;,SUM(G14:G33))" table:style-name="ce18">
            <text:p>523,158</text:p>
          </table:table-cell>
          <table:table-cell office:value-type="float" office:value="164507.45000000001" table:formula="msoxl:=  IF(SUM(H14:H33)=0,&quot;-&quot;,SUM(H14:H33))" table:style-name="ce18">
            <text:p>164,507</text:p>
          </table:table-cell>
          <table:table-cell office:value-type="float" office:value="100649.34" table:formula="msoxl:=  IF(SUM(I14:I33)=0,&quot;-&quot;,SUM(I14:I33))" table:style-name="ce18">
            <text:p>100,649</text:p>
          </table:table-cell>
          <table:table-cell office:value-type="string" office:string-value="-" table:formula="msoxl:=  IF(SUM(J14:J33)=0,&quot;-&quot;,SUM(J14:J33))" table:style-name="ce18">
            <text:p>-</text:p>
          </table:table-cell>
          <table:table-cell office:value-type="string" office:string-value="-" table:formula="msoxl:=  IF(SUM(K14:K33)=0,&quot;-&quot;,SUM(K14:K33))" table:style-name="ce18">
            <text:p>-</text:p>
          </table:table-cell>
          <table:table-cell office:value-type="float" office:value="39291.800000000003" table:formula="msoxl:=  IF(SUM(L14:L33)=0,&quot;-&quot;,SUM(L14:L33))" table:style-name="ce18">
            <text:p>39,292</text:p>
          </table:table-cell>
          <table:table-cell office:value-type="float" office:value="166525.22999999998" table:formula="msoxl:=  IF(SUM(M14:M33)=0,&quot;-&quot;,SUM(M14:M33))" table:style-name="ce18">
            <text:p>166,525</text:p>
          </table:table-cell>
          <table:table-cell office:value-type="float" office:value="22261.985000000001" table:formula="msoxl:=  IF(SUM(N14:N33)=0,&quot;-&quot;,SUM(N14:N33))" table:style-name="ce18">
            <text:p>22,262</text:p>
          </table:table-cell>
          <table:table-cell office:value-type="float" office:value="1169159.7763099999" table:formula="msoxl:=  IF(SUM(O14:O33)=0,&quot;-&quot;,SUM(O14:O33))" table:style-name="ce18">
            <text:p>1,169,16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office:value-type="float" office:value="181086.25839999999" table:formula="msoxl:=  IF(SUM(E14,'魚貝苗產量及價值3(續)'!K14,'魚貝苗產量及價值4(續)'!K14,'魚貝苗產量及價值4(續)'!Q14)=0,&quot;-&quot;,SUM(E14,'魚貝苗產量及價值3(續)'!K14,'魚貝苗產量及價值4(續)'!K14,'魚貝苗產量及價值4(續)'!Q14))" table:style-name="ce18">
            <text:p>181,086</text:p>
          </table:table-cell>
          <table:table-cell office:value-type="float" office:value="3361.663" table:formula="msoxl:=  IF(SUM(F14,H14,J14,L14,N14,'魚貝苗產量及價值1(續)'!D14,'魚貝苗產量及價值1(續)'!F14,'魚貝苗產量及價值1(續)'!H14,'魚貝苗產量及價值1(續)'!J14,'魚貝苗產量及價值1(續)'!L14,'魚貝苗產量及價值1(續)'!N14,'魚貝苗產量及價值1(續)'!P14,'魚貝苗產量及價值2(續)'!D14,'魚貝苗產量及價值2(續)'!F14,'魚貝苗產量及價值2(續)'!H14,'魚貝苗產量及價值2(續)'!J14,'魚貝苗產量及價值2(續)'!L14,'魚貝苗產量及價值2(續)'!N14,'魚貝苗產量及價值2(續)'!P14,'魚貝苗產量及價值3(續)'!D14,'魚貝苗產量及價值3(續)'!F14,'魚貝苗產量及價值3(續)'!H14)=0,&quot;-&quot;,SUM(F14,H14,J14,L14,N14,'魚貝苗產量及價值1(續)'!D14,'魚貝苗產量及價值1(續)'!F14,'魚貝苗產量及價值1(續)'!H14,'魚貝苗產量及價值1(續)'!J14,'魚貝苗產量及價值1(續)'!L14,'魚貝苗產量及價值1(續)'!N14,'魚貝苗產量及價值1(續)'!P14,'魚貝苗產量及價值2(續)'!D14,'魚貝苗產量及價值2(續)'!F14,'魚貝苗產量及價值2(續)'!H14,'魚貝苗產量及價值2(續)'!J14,'魚貝苗產量及價值2(續)'!L14,'魚貝苗產量及價值2(續)'!N14,'魚貝苗產量及價值2(續)'!P14,'魚貝苗產量及價值3(續)'!D14,'魚貝苗產量及價值3(續)'!F14,'魚貝苗產量及價值3(續)'!H14))" table:style-name="ce18">
            <text:p>3,362</text:p>
          </table:table-cell>
          <table:table-cell office:value-type="float" office:value="181086.25839999999" table:formula="msoxl:=  IF(SUM(G14,I14,K14,M14,O14,'魚貝苗產量及價值1(續)'!E14,'魚貝苗產量及價值1(續)'!G14,'魚貝苗產量及價值1(續)'!I14,'魚貝苗產量及價值1(續)'!K14,'魚貝苗產量及價值1(續)'!M14,'魚貝苗產量及價值1(續)'!O14,'魚貝苗產量及價值1(續)'!Q14,'魚貝苗產量及價值2(續)'!E14,'魚貝苗產量及價值2(續)'!G14,'魚貝苗產量及價值2(續)'!I14,'魚貝苗產量及價值2(續)'!K14,'魚貝苗產量及價值2(續)'!M14,'魚貝苗產量及價值2(續)'!O14,'魚貝苗產量及價值2(續)'!Q14,'魚貝苗產量及價值3(續)'!E14,'魚貝苗產量及價值3(續)'!G14,'魚貝苗產量及價值3(續)'!I14)=0,&quot;-&quot;,SUM(G14,I14,K14,M14,O14,'魚貝苗產量及價值1(續)'!E14,'魚貝苗產量及價值1(續)'!G14,'魚貝苗產量及價值1(續)'!I14,'魚貝苗產量及價值1(續)'!K14,'魚貝苗產量及價值1(續)'!M14,'魚貝苗產量及價值1(續)'!O14,'魚貝苗產量及價值1(續)'!Q14,'魚貝苗產量及價值2(續)'!E14,'魚貝苗產量及價值2(續)'!G14,'魚貝苗產量及價值2(續)'!I14,'魚貝苗產量及價值2(續)'!K14,'魚貝苗產量及價值2(續)'!M14,'魚貝苗產量及價值2(續)'!O14,'魚貝苗產量及價值2(續)'!Q14,'魚貝苗產量及價值3(續)'!E14,'魚貝苗產量及價值3(續)'!G14,'魚貝苗產量及價值3(續)'!I14))" table:style-name="ce18">
            <text:p>181,08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361.663" table:style-name="ce18">
            <text:p>3,362</text:p>
          </table:table-cell>
          <table:table-cell office:value-type="float" office:value="181086.25839999999" table:style-name="ce18">
            <text:p>181,086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office:value-type="string" office:string-value="-" table:formula="msoxl:=  IF(SUM(E15,'魚貝苗產量及價值3(續)'!K15,'魚貝苗產量及價值4(續)'!K15,'魚貝苗產量及價值4(續)'!Q15)=0,&quot;-&quot;,SUM(E15,'魚貝苗產量及價值3(續)'!K15,'魚貝苗產量及價值4(續)'!K15,'魚貝苗產量及價值4(續)'!Q15))" table:style-name="ce18">
            <text:p>-</text:p>
          </table:table-cell>
          <table:table-cell office:value-type="string" office:string-value="-" table:formula="msoxl:=  IF(SUM(F15,H15,J15,L15,N15,'魚貝苗產量及價值1(續)'!D15,'魚貝苗產量及價值1(續)'!F15,'魚貝苗產量及價值1(續)'!H15,'魚貝苗產量及價值1(續)'!J15,'魚貝苗產量及價值1(續)'!L15,'魚貝苗產量及價值1(續)'!N15,'魚貝苗產量及價值1(續)'!P15,'魚貝苗產量及價值2(續)'!D15,'魚貝苗產量及價值2(續)'!F15,'魚貝苗產量及價值2(續)'!H15,'魚貝苗產量及價值2(續)'!J15,'魚貝苗產量及價值2(續)'!L15,'魚貝苗產量及價值2(續)'!N15,'魚貝苗產量及價值2(續)'!P15,'魚貝苗產量及價值3(續)'!D15,'魚貝苗產量及價值3(續)'!F15,'魚貝苗產量及價值3(續)'!H15)=0,&quot;-&quot;,SUM(F15,H15,J15,L15,N15,'魚貝苗產量及價值1(續)'!D15,'魚貝苗產量及價值1(續)'!F15,'魚貝苗產量及價值1(續)'!H15,'魚貝苗產量及價值1(續)'!J15,'魚貝苗產量及價值1(續)'!L15,'魚貝苗產量及價值1(續)'!N15,'魚貝苗產量及價值1(續)'!P15,'魚貝苗產量及價值2(續)'!D15,'魚貝苗產量及價值2(續)'!F15,'魚貝苗產量及價值2(續)'!H15,'魚貝苗產量及價值2(續)'!J15,'魚貝苗產量及價值2(續)'!L15,'魚貝苗產量及價值2(續)'!N15,'魚貝苗產量及價值2(續)'!P15,'魚貝苗產量及價值3(續)'!D15,'魚貝苗產量及價值3(續)'!F15,'魚貝苗產量及價值3(續)'!H15))" table:style-name="ce18">
            <text:p>-</text:p>
          </table:table-cell>
          <table:table-cell office:value-type="string" office:string-value="-" table:formula="msoxl:=  IF(SUM(G15,I15,K15,M15,O15,'魚貝苗產量及價值1(續)'!E15,'魚貝苗產量及價值1(續)'!G15,'魚貝苗產量及價值1(續)'!I15,'魚貝苗產量及價值1(續)'!K15,'魚貝苗產量及價值1(續)'!M15,'魚貝苗產量及價值1(續)'!O15,'魚貝苗產量及價值1(續)'!Q15,'魚貝苗產量及價值2(續)'!E15,'魚貝苗產量及價值2(續)'!G15,'魚貝苗產量及價值2(續)'!I15,'魚貝苗產量及價值2(續)'!K15,'魚貝苗產量及價值2(續)'!M15,'魚貝苗產量及價值2(續)'!O15,'魚貝苗產量及價值2(續)'!Q15,'魚貝苗產量及價值3(續)'!E15,'魚貝苗產量及價值3(續)'!G15,'魚貝苗產量及價值3(續)'!I15)=0,&quot;-&quot;,SUM(G15,I15,K15,M15,O15,'魚貝苗產量及價值1(續)'!E15,'魚貝苗產量及價值1(續)'!G15,'魚貝苗產量及價值1(續)'!I15,'魚貝苗產量及價值1(續)'!K15,'魚貝苗產量及價值1(續)'!M15,'魚貝苗產量及價值1(續)'!O15,'魚貝苗產量及價值1(續)'!Q15,'魚貝苗產量及價值2(續)'!E15,'魚貝苗產量及價值2(續)'!G15,'魚貝苗產量及價值2(續)'!I15,'魚貝苗產量及價值2(續)'!K15,'魚貝苗產量及價值2(續)'!M15,'魚貝苗產量及價值2(續)'!O15,'魚貝苗產量及價值2(續)'!Q15,'魚貝苗產量及價值3(續)'!E15,'魚貝苗產量及價值3(續)'!G15,'魚貝苗產量及價值3(續)'!I1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office:value-type="float" office:value="1200" table:formula="msoxl:=  IF(SUM(E16,'魚貝苗產量及價值3(續)'!K16,'魚貝苗產量及價值4(續)'!K16,'魚貝苗產量及價值4(續)'!Q16)=0,&quot;-&quot;,SUM(E16,'魚貝苗產量及價值3(續)'!K16,'魚貝苗產量及價值4(續)'!K16,'魚貝苗產量及價值4(續)'!Q16))" table:style-name="ce18">
            <text:p>1,200</text:p>
          </table:table-cell>
          <table:table-cell office:value-type="float" office:value="12" table:formula="msoxl:=  IF(SUM(F16,H16,J16,L16,N16,'魚貝苗產量及價值1(續)'!D16,'魚貝苗產量及價值1(續)'!F16,'魚貝苗產量及價值1(續)'!H16,'魚貝苗產量及價值1(續)'!J16,'魚貝苗產量及價值1(續)'!L16,'魚貝苗產量及價值1(續)'!N16,'魚貝苗產量及價值1(續)'!P16,'魚貝苗產量及價值2(續)'!D16,'魚貝苗產量及價值2(續)'!F16,'魚貝苗產量及價值2(續)'!H16,'魚貝苗產量及價值2(續)'!J16,'魚貝苗產量及價值2(續)'!L16,'魚貝苗產量及價值2(續)'!N16,'魚貝苗產量及價值2(續)'!P16,'魚貝苗產量及價值3(續)'!D16,'魚貝苗產量及價值3(續)'!F16,'魚貝苗產量及價值3(續)'!H16)=0,&quot;-&quot;,SUM(F16,H16,J16,L16,N16,'魚貝苗產量及價值1(續)'!D16,'魚貝苗產量及價值1(續)'!F16,'魚貝苗產量及價值1(續)'!H16,'魚貝苗產量及價值1(續)'!J16,'魚貝苗產量及價值1(續)'!L16,'魚貝苗產量及價值1(續)'!N16,'魚貝苗產量及價值1(續)'!P16,'魚貝苗產量及價值2(續)'!D16,'魚貝苗產量及價值2(續)'!F16,'魚貝苗產量及價值2(續)'!H16,'魚貝苗產量及價值2(續)'!J16,'魚貝苗產量及價值2(續)'!L16,'魚貝苗產量及價值2(續)'!N16,'魚貝苗產量及價值2(續)'!P16,'魚貝苗產量及價值3(續)'!D16,'魚貝苗產量及價值3(續)'!F16,'魚貝苗產量及價值3(續)'!H16))" table:style-name="ce18">
            <text:p>12</text:p>
          </table:table-cell>
          <table:table-cell office:value-type="float" office:value="1200" table:formula="msoxl:=  IF(SUM(G16,I16,K16,M16,O16,'魚貝苗產量及價值1(續)'!E16,'魚貝苗產量及價值1(續)'!G16,'魚貝苗產量及價值1(續)'!I16,'魚貝苗產量及價值1(續)'!K16,'魚貝苗產量及價值1(續)'!M16,'魚貝苗產量及價值1(續)'!O16,'魚貝苗產量及價值1(續)'!Q16,'魚貝苗產量及價值2(續)'!E16,'魚貝苗產量及價值2(續)'!G16,'魚貝苗產量及價值2(續)'!I16,'魚貝苗產量及價值2(續)'!K16,'魚貝苗產量及價值2(續)'!M16,'魚貝苗產量及價值2(續)'!O16,'魚貝苗產量及價值2(續)'!Q16,'魚貝苗產量及價值3(續)'!E16,'魚貝苗產量及價值3(續)'!G16,'魚貝苗產量及價值3(續)'!I16)=0,&quot;-&quot;,SUM(G16,I16,K16,M16,O16,'魚貝苗產量及價值1(續)'!E16,'魚貝苗產量及價值1(續)'!G16,'魚貝苗產量及價值1(續)'!I16,'魚貝苗產量及價值1(續)'!K16,'魚貝苗產量及價值1(續)'!M16,'魚貝苗產量及價值1(續)'!O16,'魚貝苗產量及價值1(續)'!Q16,'魚貝苗產量及價值2(續)'!E16,'魚貝苗產量及價值2(續)'!G16,'魚貝苗產量及價值2(續)'!I16,'魚貝苗產量及價值2(續)'!K16,'魚貝苗產量及價值2(續)'!M16,'魚貝苗產量及價值2(續)'!O16,'魚貝苗產量及價值2(續)'!Q16,'魚貝苗產量及價值3(續)'!E16,'魚貝苗產量及價值3(續)'!G16,'魚貝苗產量及價值3(續)'!I16))" table:style-name="ce18">
            <text:p>1,2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1200" table:style-name="ce18">
            <text:p>1,20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office:value-type="float" office:value="15465.373" table:formula="msoxl:=  IF(SUM(E17,'魚貝苗產量及價值3(續)'!K17,'魚貝苗產量及價值4(續)'!K17,'魚貝苗產量及價值4(續)'!Q17)=0,&quot;-&quot;,SUM(E17,'魚貝苗產量及價值3(續)'!K17,'魚貝苗產量及價值4(續)'!K17,'魚貝苗產量及價值4(續)'!Q17))" table:style-name="ce18">
            <text:p>15,465</text:p>
          </table:table-cell>
          <table:table-cell office:value-type="float" office:value="341" table:formula="msoxl:=  IF(SUM(F17,H17,J17,L17,N17,'魚貝苗產量及價值1(續)'!D17,'魚貝苗產量及價值1(續)'!F17,'魚貝苗產量及價值1(續)'!H17,'魚貝苗產量及價值1(續)'!J17,'魚貝苗產量及價值1(續)'!L17,'魚貝苗產量及價值1(續)'!N17,'魚貝苗產量及價值1(續)'!P17,'魚貝苗產量及價值2(續)'!D17,'魚貝苗產量及價值2(續)'!F17,'魚貝苗產量及價值2(續)'!H17,'魚貝苗產量及價值2(續)'!J17,'魚貝苗產量及價值2(續)'!L17,'魚貝苗產量及價值2(續)'!N17,'魚貝苗產量及價值2(續)'!P17,'魚貝苗產量及價值3(續)'!D17,'魚貝苗產量及價值3(續)'!F17,'魚貝苗產量及價值3(續)'!H17)=0,&quot;-&quot;,SUM(F17,H17,J17,L17,N17,'魚貝苗產量及價值1(續)'!D17,'魚貝苗產量及價值1(續)'!F17,'魚貝苗產量及價值1(續)'!H17,'魚貝苗產量及價值1(續)'!J17,'魚貝苗產量及價值1(續)'!L17,'魚貝苗產量及價值1(續)'!N17,'魚貝苗產量及價值1(續)'!P17,'魚貝苗產量及價值2(續)'!D17,'魚貝苗產量及價值2(續)'!F17,'魚貝苗產量及價值2(續)'!H17,'魚貝苗產量及價值2(續)'!J17,'魚貝苗產量及價值2(續)'!L17,'魚貝苗產量及價值2(續)'!N17,'魚貝苗產量及價值2(續)'!P17,'魚貝苗產量及價值3(續)'!D17,'魚貝苗產量及價值3(續)'!F17,'魚貝苗產量及價值3(續)'!H17))" table:style-name="ce18">
            <text:p>341</text:p>
          </table:table-cell>
          <table:table-cell office:value-type="float" office:value="15465.373" table:formula="msoxl:=  IF(SUM(G17,I17,K17,M17,O17,'魚貝苗產量及價值1(續)'!E17,'魚貝苗產量及價值1(續)'!G17,'魚貝苗產量及價值1(續)'!I17,'魚貝苗產量及價值1(續)'!K17,'魚貝苗產量及價值1(續)'!M17,'魚貝苗產量及價值1(續)'!O17,'魚貝苗產量及價值1(續)'!Q17,'魚貝苗產量及價值2(續)'!E17,'魚貝苗產量及價值2(續)'!G17,'魚貝苗產量及價值2(續)'!I17,'魚貝苗產量及價值2(續)'!K17,'魚貝苗產量及價值2(續)'!M17,'魚貝苗產量及價值2(續)'!O17,'魚貝苗產量及價值2(續)'!Q17,'魚貝苗產量及價值3(續)'!E17,'魚貝苗產量及價值3(續)'!G17,'魚貝苗產量及價值3(續)'!I17)=0,&quot;-&quot;,SUM(G17,I17,K17,M17,O17,'魚貝苗產量及價值1(續)'!E17,'魚貝苗產量及價值1(續)'!G17,'魚貝苗產量及價值1(續)'!I17,'魚貝苗產量及價值1(續)'!K17,'魚貝苗產量及價值1(續)'!M17,'魚貝苗產量及價值1(續)'!O17,'魚貝苗產量及價值1(續)'!Q17,'魚貝苗產量及價值2(續)'!E17,'魚貝苗產量及價值2(續)'!G17,'魚貝苗產量及價值2(續)'!I17,'魚貝苗產量及價值2(續)'!K17,'魚貝苗產量及價值2(續)'!M17,'魚貝苗產量及價值2(續)'!O17,'魚貝苗產量及價值2(續)'!Q17,'魚貝苗產量及價值3(續)'!E17,'魚貝苗產量及價值3(續)'!G17,'魚貝苗產量及價值3(續)'!I17))" table:style-name="ce18">
            <text:p>15,46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41" table:style-name="ce18">
            <text:p>341</text:p>
          </table:table-cell>
          <table:table-cell office:value-type="float" office:value="15465.373" table:style-name="ce18">
            <text:p>15,465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office:value-type="float" office:value="505681" table:formula="msoxl:=  IF(SUM(E18,'魚貝苗產量及價值3(續)'!K18,'魚貝苗產量及價值4(續)'!K18,'魚貝苗產量及價值4(續)'!Q18)=0,&quot;-&quot;,SUM(E18,'魚貝苗產量及價值3(續)'!K18,'魚貝苗產量及價值4(續)'!K18,'魚貝苗產量及價值4(續)'!Q18))" table:style-name="ce18">
            <text:p>505,681</text:p>
          </table:table-cell>
          <table:table-cell office:value-type="float" office:value="172106.36" table:formula="msoxl:=  IF(SUM(F18,H18,J18,L18,N18,'魚貝苗產量及價值1(續)'!D18,'魚貝苗產量及價值1(續)'!F18,'魚貝苗產量及價值1(續)'!H18,'魚貝苗產量及價值1(續)'!J18,'魚貝苗產量及價值1(續)'!L18,'魚貝苗產量及價值1(續)'!N18,'魚貝苗產量及價值1(續)'!P18,'魚貝苗產量及價值2(續)'!D18,'魚貝苗產量及價值2(續)'!F18,'魚貝苗產量及價值2(續)'!H18,'魚貝苗產量及價值2(續)'!J18,'魚貝苗產量及價值2(續)'!L18,'魚貝苗產量及價值2(續)'!N18,'魚貝苗產量及價值2(續)'!P18,'魚貝苗產量及價值3(續)'!D18,'魚貝苗產量及價值3(續)'!F18,'魚貝苗產量及價值3(續)'!H18)=0,&quot;-&quot;,SUM(F18,H18,J18,L18,N18,'魚貝苗產量及價值1(續)'!D18,'魚貝苗產量及價值1(續)'!F18,'魚貝苗產量及價值1(續)'!H18,'魚貝苗產量及價值1(續)'!J18,'魚貝苗產量及價值1(續)'!L18,'魚貝苗產量及價值1(續)'!N18,'魚貝苗產量及價值1(續)'!P18,'魚貝苗產量及價值2(續)'!D18,'魚貝苗產量及價值2(續)'!F18,'魚貝苗產量及價值2(續)'!H18,'魚貝苗產量及價值2(續)'!J18,'魚貝苗產量及價值2(續)'!L18,'魚貝苗產量及價值2(續)'!N18,'魚貝苗產量及價值2(續)'!P18,'魚貝苗產量及價值3(續)'!D18,'魚貝苗產量及價值3(續)'!F18,'魚貝苗產量及價值3(續)'!H18))" table:style-name="ce18">
            <text:p>172,106</text:p>
          </table:table-cell>
          <table:table-cell office:value-type="float" office:value="505231" table:formula="msoxl:=  IF(SUM(G18,I18,K18,M18,O18,'魚貝苗產量及價值1(續)'!E18,'魚貝苗產量及價值1(續)'!G18,'魚貝苗產量及價值1(續)'!I18,'魚貝苗產量及價值1(續)'!K18,'魚貝苗產量及價值1(續)'!M18,'魚貝苗產量及價值1(續)'!O18,'魚貝苗產量及價值1(續)'!Q18,'魚貝苗產量及價值2(續)'!E18,'魚貝苗產量及價值2(續)'!G18,'魚貝苗產量及價值2(續)'!I18,'魚貝苗產量及價值2(續)'!K18,'魚貝苗產量及價值2(續)'!M18,'魚貝苗產量及價值2(續)'!O18,'魚貝苗產量及價值2(續)'!Q18,'魚貝苗產量及價值3(續)'!E18,'魚貝苗產量及價值3(續)'!G18,'魚貝苗產量及價值3(續)'!I18)=0,&quot;-&quot;,SUM(G18,I18,K18,M18,O18,'魚貝苗產量及價值1(續)'!E18,'魚貝苗產量及價值1(續)'!G18,'魚貝苗產量及價值1(續)'!I18,'魚貝苗產量及價值1(續)'!K18,'魚貝苗產量及價值1(續)'!M18,'魚貝苗產量及價值1(續)'!O18,'魚貝苗產量及價值1(續)'!Q18,'魚貝苗產量及價值2(續)'!E18,'魚貝苗產量及價值2(續)'!G18,'魚貝苗產量及價值2(續)'!I18,'魚貝苗產量及價值2(續)'!K18,'魚貝苗產量及價值2(續)'!M18,'魚貝苗產量及價值2(續)'!O18,'魚貝苗產量及價值2(續)'!Q18,'魚貝苗產量及價值3(續)'!E18,'魚貝苗產量及價值3(續)'!G18,'魚貝苗產量及價值3(續)'!I18))" table:style-name="ce18">
            <text:p>505,231</text:p>
          </table:table-cell>
          <table:table-cell office:value-type="float" office:value="53680.06" table:style-name="ce18">
            <text:p>53,680</text:p>
          </table:table-cell>
          <table:table-cell office:value-type="float" office:value="356415.92" table:style-name="ce18">
            <text:p>356,416</text:p>
          </table:table-cell>
          <table:table-cell office:value-type="float" office:value="15371.25" table:style-name="ce18">
            <text:p>15,371</text:p>
          </table:table-cell>
          <table:table-cell office:value-type="float" office:value="30742.5" table:style-name="ce18">
            <text:p>30,74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55.05" table:style-name="ce18">
            <text:p>1,055</text:p>
          </table:table-cell>
          <table:table-cell office:value-type="float" office:value="67072.58" table:style-name="ce18">
            <text:p>67,073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office:value-type="float" office:value="198582.4425" table:formula="msoxl:=  IF(SUM(E19,'魚貝苗產量及價值3(續)'!K19,'魚貝苗產量及價值4(續)'!K19,'魚貝苗產量及價值4(續)'!Q19)=0,&quot;-&quot;,SUM(E19,'魚貝苗產量及價值3(續)'!K19,'魚貝苗產量及價值4(續)'!K19,'魚貝苗產量及價值4(續)'!Q19))" table:style-name="ce18">
            <text:p>198,582</text:p>
          </table:table-cell>
          <table:table-cell office:value-type="float" office:value="3746" table:formula="msoxl:=  IF(SUM(F19,H19,J19,L19,N19,'魚貝苗產量及價值1(續)'!D19,'魚貝苗產量及價值1(續)'!F19,'魚貝苗產量及價值1(續)'!H19,'魚貝苗產量及價值1(續)'!J19,'魚貝苗產量及價值1(續)'!L19,'魚貝苗產量及價值1(續)'!N19,'魚貝苗產量及價值1(續)'!P19,'魚貝苗產量及價值2(續)'!D19,'魚貝苗產量及價值2(續)'!F19,'魚貝苗產量及價值2(續)'!H19,'魚貝苗產量及價值2(續)'!J19,'魚貝苗產量及價值2(續)'!L19,'魚貝苗產量及價值2(續)'!N19,'魚貝苗產量及價值2(續)'!P19,'魚貝苗產量及價值3(續)'!D19,'魚貝苗產量及價值3(續)'!F19,'魚貝苗產量及價值3(續)'!H19)=0,&quot;-&quot;,SUM(F19,H19,J19,L19,N19,'魚貝苗產量及價值1(續)'!D19,'魚貝苗產量及價值1(續)'!F19,'魚貝苗產量及價值1(續)'!H19,'魚貝苗產量及價值1(續)'!J19,'魚貝苗產量及價值1(續)'!L19,'魚貝苗產量及價值1(續)'!N19,'魚貝苗產量及價值1(續)'!P19,'魚貝苗產量及價值2(續)'!D19,'魚貝苗產量及價值2(續)'!F19,'魚貝苗產量及價值2(續)'!H19,'魚貝苗產量及價值2(續)'!J19,'魚貝苗產量及價值2(續)'!L19,'魚貝苗產量及價值2(續)'!N19,'魚貝苗產量及價值2(續)'!P19,'魚貝苗產量及價值3(續)'!D19,'魚貝苗產量及價值3(續)'!F19,'魚貝苗產量及價值3(續)'!H19))" table:style-name="ce18">
            <text:p>3,746</text:p>
          </table:table-cell>
          <table:table-cell office:value-type="float" office:value="144161.96650000001" table:formula="msoxl:=  IF(SUM(G19,I19,K19,M19,O19,'魚貝苗產量及價值1(續)'!E19,'魚貝苗產量及價值1(續)'!G19,'魚貝苗產量及價值1(續)'!I19,'魚貝苗產量及價值1(續)'!K19,'魚貝苗產量及價值1(續)'!M19,'魚貝苗產量及價值1(續)'!O19,'魚貝苗產量及價值1(續)'!Q19,'魚貝苗產量及價值2(續)'!E19,'魚貝苗產量及價值2(續)'!G19,'魚貝苗產量及價值2(續)'!I19,'魚貝苗產量及價值2(續)'!K19,'魚貝苗產量及價值2(續)'!M19,'魚貝苗產量及價值2(續)'!O19,'魚貝苗產量及價值2(續)'!Q19,'魚貝苗產量及價值3(續)'!E19,'魚貝苗產量及價值3(續)'!G19,'魚貝苗產量及價值3(續)'!I19)=0,&quot;-&quot;,SUM(G19,I19,K19,M19,O19,'魚貝苗產量及價值1(續)'!E19,'魚貝苗產量及價值1(續)'!G19,'魚貝苗產量及價值1(續)'!I19,'魚貝苗產量及價值1(續)'!K19,'魚貝苗產量及價值1(續)'!M19,'魚貝苗產量及價值1(續)'!O19,'魚貝苗產量及價值1(續)'!Q19,'魚貝苗產量及價值2(續)'!E19,'魚貝苗產量及價值2(續)'!G19,'魚貝苗產量及價值2(續)'!I19,'魚貝苗產量及價值2(續)'!K19,'魚貝苗產量及價值2(續)'!M19,'魚貝苗產量及價值2(續)'!O19,'魚貝苗產量及價值2(續)'!Q19,'魚貝苗產量及價值3(續)'!E19,'魚貝苗產量及價值3(續)'!G19,'魚貝苗產量及價值3(續)'!I19))" table:style-name="ce18">
            <text:p>144,162</text:p>
          </table:table-cell>
          <table:table-cell office:value-type="float" office:value="2294" table:style-name="ce18">
            <text:p>2,294</text:p>
          </table:table-cell>
          <table:table-cell office:value-type="float" office:value="42661.466500000002" table:style-name="ce18">
            <text:p>42,66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49" table:style-name="ce18">
            <text:p>1,449</text:p>
          </table:table-cell>
          <table:table-cell office:value-type="float" office:value="101430" table:style-name="ce18">
            <text:p>101,43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office:value-type="float" office:value="315091.14850999997" table:formula="msoxl:=  IF(SUM(E20,'魚貝苗產量及價值3(續)'!K20,'魚貝苗產量及價值4(續)'!K20,'魚貝苗產量及價值4(續)'!Q20)=0,&quot;-&quot;,SUM(E20,'魚貝苗產量及價值3(續)'!K20,'魚貝苗產量及價值4(續)'!K20,'魚貝苗產量及價值4(續)'!Q20))" table:style-name="ce18">
            <text:p>315,091</text:p>
          </table:table-cell>
          <table:table-cell office:value-type="float" office:value="20122.043000000001" table:formula="msoxl:=  IF(SUM(F20,H20,J20,L20,N20,'魚貝苗產量及價值1(續)'!D20,'魚貝苗產量及價值1(續)'!F20,'魚貝苗產量及價值1(續)'!H20,'魚貝苗產量及價值1(續)'!J20,'魚貝苗產量及價值1(續)'!L20,'魚貝苗產量及價值1(續)'!N20,'魚貝苗產量及價值1(續)'!P20,'魚貝苗產量及價值2(續)'!D20,'魚貝苗產量及價值2(續)'!F20,'魚貝苗產量及價值2(續)'!H20,'魚貝苗產量及價值2(續)'!J20,'魚貝苗產量及價值2(續)'!L20,'魚貝苗產量及價值2(續)'!N20,'魚貝苗產量及價值2(續)'!P20,'魚貝苗產量及價值3(續)'!D20,'魚貝苗產量及價值3(續)'!F20,'魚貝苗產量及價值3(續)'!H20)=0,&quot;-&quot;,SUM(F20,H20,J20,L20,N20,'魚貝苗產量及價值1(續)'!D20,'魚貝苗產量及價值1(續)'!F20,'魚貝苗產量及價值1(續)'!H20,'魚貝苗產量及價值1(續)'!J20,'魚貝苗產量及價值1(續)'!L20,'魚貝苗產量及價值1(續)'!N20,'魚貝苗產量及價值1(續)'!P20,'魚貝苗產量及價值2(續)'!D20,'魚貝苗產量及價值2(續)'!F20,'魚貝苗產量及價值2(續)'!H20,'魚貝苗產量及價值2(續)'!J20,'魚貝苗產量及價值2(續)'!L20,'魚貝苗產量及價值2(續)'!N20,'魚貝苗產量及價值2(續)'!P20,'魚貝苗產量及價值3(續)'!D20,'魚貝苗產量及價值3(續)'!F20,'魚貝苗產量及價值3(續)'!H20))" table:style-name="ce18">
            <text:p>20,122</text:p>
          </table:table-cell>
          <table:table-cell office:value-type="float" office:value="314335.08850999997" table:formula="msoxl:=  IF(SUM(G20,I20,K20,M20,O20,'魚貝苗產量及價值1(續)'!E20,'魚貝苗產量及價值1(續)'!G20,'魚貝苗產量及價值1(續)'!I20,'魚貝苗產量及價值1(續)'!K20,'魚貝苗產量及價值1(續)'!M20,'魚貝苗產量及價值1(續)'!O20,'魚貝苗產量及價值1(續)'!Q20,'魚貝苗產量及價值2(續)'!E20,'魚貝苗產量及價值2(續)'!G20,'魚貝苗產量及價值2(續)'!I20,'魚貝苗產量及價值2(續)'!K20,'魚貝苗產量及價值2(續)'!M20,'魚貝苗產量及價值2(續)'!O20,'魚貝苗產量及價值2(續)'!Q20,'魚貝苗產量及價值3(續)'!E20,'魚貝苗產量及價值3(續)'!G20,'魚貝苗產量及價值3(續)'!I20)=0,&quot;-&quot;,SUM(G20,I20,K20,M20,O20,'魚貝苗產量及價值1(續)'!E20,'魚貝苗產量及價值1(續)'!G20,'魚貝苗產量及價值1(續)'!I20,'魚貝苗產量及價值1(續)'!K20,'魚貝苗產量及價值1(續)'!M20,'魚貝苗產量及價值1(續)'!O20,'魚貝苗產量及價值1(續)'!Q20,'魚貝苗產量及價值2(續)'!E20,'魚貝苗產量及價值2(續)'!G20,'魚貝苗產量及價值2(續)'!I20,'魚貝苗產量及價值2(續)'!K20,'魚貝苗產量及價值2(續)'!M20,'魚貝苗產量及價值2(續)'!O20,'魚貝苗產量及價值2(續)'!Q20,'魚貝苗產量及價值3(續)'!E20,'魚貝苗產量及價值3(續)'!G20,'魚貝苗產量及價值3(續)'!I20))" table:style-name="ce18">
            <text:p>314,33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060.1949999999997" table:style-name="ce18">
            <text:p>6,060</text:p>
          </table:table-cell>
          <table:table-cell office:value-type="float" office:value="288311.63260999997" table:style-name="ce18">
            <text:p>288,312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office:value-type="float" office:value="118.95699999999999" table:formula="msoxl:=  IF(SUM(E21,'魚貝苗產量及價值3(續)'!K21,'魚貝苗產量及價值4(續)'!K21,'魚貝苗產量及價值4(續)'!Q21)=0,&quot;-&quot;,SUM(E21,'魚貝苗產量及價值3(續)'!K21,'魚貝苗產量及價值4(續)'!K21,'魚貝苗產量及價值4(續)'!Q21))" table:style-name="ce18">
            <text:p>119</text:p>
          </table:table-cell>
          <table:table-cell office:value-type="float" office:value="2.5310000000000001" table:formula="msoxl:=  IF(SUM(F21,H21,J21,L21,N21,'魚貝苗產量及價值1(續)'!D21,'魚貝苗產量及價值1(續)'!F21,'魚貝苗產量及價值1(續)'!H21,'魚貝苗產量及價值1(續)'!J21,'魚貝苗產量及價值1(續)'!L21,'魚貝苗產量及價值1(續)'!N21,'魚貝苗產量及價值1(續)'!P21,'魚貝苗產量及價值2(續)'!D21,'魚貝苗產量及價值2(續)'!F21,'魚貝苗產量及價值2(續)'!H21,'魚貝苗產量及價值2(續)'!J21,'魚貝苗產量及價值2(續)'!L21,'魚貝苗產量及價值2(續)'!N21,'魚貝苗產量及價值2(續)'!P21,'魚貝苗產量及價值3(續)'!D21,'魚貝苗產量及價值3(續)'!F21,'魚貝苗產量及價值3(續)'!H21)=0,&quot;-&quot;,SUM(F21,H21,J21,L21,N21,'魚貝苗產量及價值1(續)'!D21,'魚貝苗產量及價值1(續)'!F21,'魚貝苗產量及價值1(續)'!H21,'魚貝苗產量及價值1(續)'!J21,'魚貝苗產量及價值1(續)'!L21,'魚貝苗產量及價值1(續)'!N21,'魚貝苗產量及價值1(續)'!P21,'魚貝苗產量及價值2(續)'!D21,'魚貝苗產量及價值2(續)'!F21,'魚貝苗產量及價值2(續)'!H21,'魚貝苗產量及價值2(續)'!J21,'魚貝苗產量及價值2(續)'!L21,'魚貝苗產量及價值2(續)'!N21,'魚貝苗產量及價值2(續)'!P21,'魚貝苗產量及價值3(續)'!D21,'魚貝苗產量及價值3(續)'!F21,'魚貝苗產量及價值3(續)'!H21))" table:style-name="ce18">
            <text:p>3</text:p>
          </table:table-cell>
          <table:table-cell office:value-type="float" office:value="118.95699999999999" table:formula="msoxl:=  IF(SUM(G21,I21,K21,M21,O21,'魚貝苗產量及價值1(續)'!E21,'魚貝苗產量及價值1(續)'!G21,'魚貝苗產量及價值1(續)'!I21,'魚貝苗產量及價值1(續)'!K21,'魚貝苗產量及價值1(續)'!M21,'魚貝苗產量及價值1(續)'!O21,'魚貝苗產量及價值1(續)'!Q21,'魚貝苗產量及價值2(續)'!E21,'魚貝苗產量及價值2(續)'!G21,'魚貝苗產量及價值2(續)'!I21,'魚貝苗產量及價值2(續)'!K21,'魚貝苗產量及價值2(續)'!M21,'魚貝苗產量及價值2(續)'!O21,'魚貝苗產量及價值2(續)'!Q21,'魚貝苗產量及價值3(續)'!E21,'魚貝苗產量及價值3(續)'!G21,'魚貝苗產量及價值3(續)'!I21)=0,&quot;-&quot;,SUM(G21,I21,K21,M21,O21,'魚貝苗產量及價值1(續)'!E21,'魚貝苗產量及價值1(續)'!G21,'魚貝苗產量及價值1(續)'!I21,'魚貝苗產量及價值1(續)'!K21,'魚貝苗產量及價值1(續)'!M21,'魚貝苗產量及價值1(續)'!O21,'魚貝苗產量及價值1(續)'!Q21,'魚貝苗產量及價值2(續)'!E21,'魚貝苗產量及價值2(續)'!G21,'魚貝苗產量及價值2(續)'!I21,'魚貝苗產量及價值2(續)'!K21,'魚貝苗產量及價值2(續)'!M21,'魚貝苗產量及價值2(續)'!O21,'魚貝苗產量及價值2(續)'!Q21,'魚貝苗產量及價值3(續)'!E21,'魚貝苗產量及價值3(續)'!G21,'魚貝苗產量及價值3(續)'!I21))" table:style-name="ce18">
            <text:p>1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.5310000000000001" table:style-name="ce18">
            <text:p>3</text:p>
          </table:table-cell>
          <table:table-cell office:value-type="float" office:value="118.95699999999999" table:style-name="ce18">
            <text:p>119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office:value-type="string" office:string-value="-" table:formula="msoxl:=  IF(SUM(E22,'魚貝苗產量及價值3(續)'!K22,'魚貝苗產量及價值4(續)'!K22,'魚貝苗產量及價值4(續)'!Q22)=0,&quot;-&quot;,SUM(E22,'魚貝苗產量及價值3(續)'!K22,'魚貝苗產量及價值4(續)'!K22,'魚貝苗產量及價值4(續)'!Q22))" table:style-name="ce18">
            <text:p>-</text:p>
          </table:table-cell>
          <table:table-cell office:value-type="string" office:string-value="-" table:formula="msoxl:=  IF(SUM(F22,H22,J22,L22,N22,'魚貝苗產量及價值1(續)'!D22,'魚貝苗產量及價值1(續)'!F22,'魚貝苗產量及價值1(續)'!H22,'魚貝苗產量及價值1(續)'!J22,'魚貝苗產量及價值1(續)'!L22,'魚貝苗產量及價值1(續)'!N22,'魚貝苗產量及價值1(續)'!P22,'魚貝苗產量及價值2(續)'!D22,'魚貝苗產量及價值2(續)'!F22,'魚貝苗產量及價值2(續)'!H22,'魚貝苗產量及價值2(續)'!J22,'魚貝苗產量及價值2(續)'!L22,'魚貝苗產量及價值2(續)'!N22,'魚貝苗產量及價值2(續)'!P22,'魚貝苗產量及價值3(續)'!D22,'魚貝苗產量及價值3(續)'!F22,'魚貝苗產量及價值3(續)'!H22)=0,&quot;-&quot;,SUM(F22,H22,J22,L22,N22,'魚貝苗產量及價值1(續)'!D22,'魚貝苗產量及價值1(續)'!F22,'魚貝苗產量及價值1(續)'!H22,'魚貝苗產量及價值1(續)'!J22,'魚貝苗產量及價值1(續)'!L22,'魚貝苗產量及價值1(續)'!N22,'魚貝苗產量及價值1(續)'!P22,'魚貝苗產量及價值2(續)'!D22,'魚貝苗產量及價值2(續)'!F22,'魚貝苗產量及價值2(續)'!H22,'魚貝苗產量及價值2(續)'!J22,'魚貝苗產量及價值2(續)'!L22,'魚貝苗產量及價值2(續)'!N22,'魚貝苗產量及價值2(續)'!P22,'魚貝苗產量及價值3(續)'!D22,'魚貝苗產量及價值3(續)'!F22,'魚貝苗產量及價值3(續)'!H22))" table:style-name="ce18">
            <text:p>-</text:p>
          </table:table-cell>
          <table:table-cell office:value-type="string" office:string-value="-" table:formula="msoxl:=  IF(SUM(G22,I22,K22,M22,O22,'魚貝苗產量及價值1(續)'!E22,'魚貝苗產量及價值1(續)'!G22,'魚貝苗產量及價值1(續)'!I22,'魚貝苗產量及價值1(續)'!K22,'魚貝苗產量及價值1(續)'!M22,'魚貝苗產量及價值1(續)'!O22,'魚貝苗產量及價值1(續)'!Q22,'魚貝苗產量及價值2(續)'!E22,'魚貝苗產量及價值2(續)'!G22,'魚貝苗產量及價值2(續)'!I22,'魚貝苗產量及價值2(續)'!K22,'魚貝苗產量及價值2(續)'!M22,'魚貝苗產量及價值2(續)'!O22,'魚貝苗產量及價值2(續)'!Q22,'魚貝苗產量及價值3(續)'!E22,'魚貝苗產量及價值3(續)'!G22,'魚貝苗產量及價值3(續)'!I22)=0,&quot;-&quot;,SUM(G22,I22,K22,M22,O22,'魚貝苗產量及價值1(續)'!E22,'魚貝苗產量及價值1(續)'!G22,'魚貝苗產量及價值1(續)'!I22,'魚貝苗產量及價值1(續)'!K22,'魚貝苗產量及價值1(續)'!M22,'魚貝苗產量及價值1(續)'!O22,'魚貝苗產量及價值1(續)'!Q22,'魚貝苗產量及價值2(續)'!E22,'魚貝苗產量及價值2(續)'!G22,'魚貝苗產量及價值2(續)'!I22,'魚貝苗產量及價值2(續)'!K22,'魚貝苗產量及價值2(續)'!M22,'魚貝苗產量及價值2(續)'!O22,'魚貝苗產量及價值2(續)'!Q22,'魚貝苗產量及價值3(續)'!E22,'魚貝苗產量及價值3(續)'!G22,'魚貝苗產量及價值3(續)'!I22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office:value-type="float" office:value="68940" table:formula="msoxl:=  IF(SUM(E23,'魚貝苗產量及價值3(續)'!K23,'魚貝苗產量及價值4(續)'!K23,'魚貝苗產量及價值4(續)'!Q23)=0,&quot;-&quot;,SUM(E23,'魚貝苗產量及價值3(續)'!K23,'魚貝苗產量及價值4(續)'!K23,'魚貝苗產量及價值4(續)'!Q23))" table:style-name="ce18">
            <text:p>68,940</text:p>
          </table:table-cell>
          <table:table-cell office:value-type="float" office:value="1532" table:formula="msoxl:=  IF(SUM(F23,H23,J23,L23,N23,'魚貝苗產量及價值1(續)'!D23,'魚貝苗產量及價值1(續)'!F23,'魚貝苗產量及價值1(續)'!H23,'魚貝苗產量及價值1(續)'!J23,'魚貝苗產量及價值1(續)'!L23,'魚貝苗產量及價值1(續)'!N23,'魚貝苗產量及價值1(續)'!P23,'魚貝苗產量及價值2(續)'!D23,'魚貝苗產量及價值2(續)'!F23,'魚貝苗產量及價值2(續)'!H23,'魚貝苗產量及價值2(續)'!J23,'魚貝苗產量及價值2(續)'!L23,'魚貝苗產量及價值2(續)'!N23,'魚貝苗產量及價值2(續)'!P23,'魚貝苗產量及價值3(續)'!D23,'魚貝苗產量及價值3(續)'!F23,'魚貝苗產量及價值3(續)'!H23)=0,&quot;-&quot;,SUM(F23,H23,J23,L23,N23,'魚貝苗產量及價值1(續)'!D23,'魚貝苗產量及價值1(續)'!F23,'魚貝苗產量及價值1(續)'!H23,'魚貝苗產量及價值1(續)'!J23,'魚貝苗產量及價值1(續)'!L23,'魚貝苗產量及價值1(續)'!N23,'魚貝苗產量及價值1(續)'!P23,'魚貝苗產量及價值2(續)'!D23,'魚貝苗產量及價值2(續)'!F23,'魚貝苗產量及價值2(續)'!H23,'魚貝苗產量及價值2(續)'!J23,'魚貝苗產量及價值2(續)'!L23,'魚貝苗產量及價值2(續)'!N23,'魚貝苗產量及價值2(續)'!P23,'魚貝苗產量及價值3(續)'!D23,'魚貝苗產量及價值3(續)'!F23,'魚貝苗產量及價值3(續)'!H23))" table:style-name="ce18">
            <text:p>1,532</text:p>
          </table:table-cell>
          <table:table-cell office:value-type="float" office:value="68940" table:formula="msoxl:=  IF(SUM(G23,I23,K23,M23,O23,'魚貝苗產量及價值1(續)'!E23,'魚貝苗產量及價值1(續)'!G23,'魚貝苗產量及價值1(續)'!I23,'魚貝苗產量及價值1(續)'!K23,'魚貝苗產量及價值1(續)'!M23,'魚貝苗產量及價值1(續)'!O23,'魚貝苗產量及價值1(續)'!Q23,'魚貝苗產量及價值2(續)'!E23,'魚貝苗產量及價值2(續)'!G23,'魚貝苗產量及價值2(續)'!I23,'魚貝苗產量及價值2(續)'!K23,'魚貝苗產量及價值2(續)'!M23,'魚貝苗產量及價值2(續)'!O23,'魚貝苗產量及價值2(續)'!Q23,'魚貝苗產量及價值3(續)'!E23,'魚貝苗產量及價值3(續)'!G23,'魚貝苗產量及價值3(續)'!I23)=0,&quot;-&quot;,SUM(G23,I23,K23,M23,O23,'魚貝苗產量及價值1(續)'!E23,'魚貝苗產量及價值1(續)'!G23,'魚貝苗產量及價值1(續)'!I23,'魚貝苗產量及價值1(續)'!K23,'魚貝苗產量及價值1(續)'!M23,'魚貝苗產量及價值1(續)'!O23,'魚貝苗產量及價值1(續)'!Q23,'魚貝苗產量及價值2(續)'!E23,'魚貝苗產量及價值2(續)'!G23,'魚貝苗產量及價值2(續)'!I23,'魚貝苗產量及價值2(續)'!K23,'魚貝苗產量及價值2(續)'!M23,'魚貝苗產量及價值2(續)'!O23,'魚貝苗產量及價值2(續)'!Q23,'魚貝苗產量及價值3(續)'!E23,'魚貝苗產量及價值3(續)'!G23,'魚貝苗產量及價值3(續)'!I23))" table:style-name="ce18">
            <text:p>68,94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32" table:style-name="ce18">
            <text:p>1,532</text:p>
          </table:table-cell>
          <table:table-cell office:value-type="float" office:value="68940" table:style-name="ce18">
            <text:p>68,94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office:value-type="float" office:value="2130" table:formula="msoxl:=  IF(SUM(E24,'魚貝苗產量及價值3(續)'!K24,'魚貝苗產量及價值4(續)'!K24,'魚貝苗產量及價值4(續)'!Q24)=0,&quot;-&quot;,SUM(E24,'魚貝苗產量及價值3(續)'!K24,'魚貝苗產量及價值4(續)'!K24,'魚貝苗產量及價值4(續)'!Q24))" table:style-name="ce18">
            <text:p>2,130</text:p>
          </table:table-cell>
          <table:table-cell office:value-type="float" office:value="360" table:formula="msoxl:=  IF(SUM(F24,H24,J24,L24,N24,'魚貝苗產量及價值1(續)'!D24,'魚貝苗產量及價值1(續)'!F24,'魚貝苗產量及價值1(續)'!H24,'魚貝苗產量及價值1(續)'!J24,'魚貝苗產量及價值1(續)'!L24,'魚貝苗產量及價值1(續)'!N24,'魚貝苗產量及價值1(續)'!P24,'魚貝苗產量及價值2(續)'!D24,'魚貝苗產量及價值2(續)'!F24,'魚貝苗產量及價值2(續)'!H24,'魚貝苗產量及價值2(續)'!J24,'魚貝苗產量及價值2(續)'!L24,'魚貝苗產量及價值2(續)'!N24,'魚貝苗產量及價值2(續)'!P24,'魚貝苗產量及價值3(續)'!D24,'魚貝苗產量及價值3(續)'!F24,'魚貝苗產量及價值3(續)'!H24)=0,&quot;-&quot;,SUM(F24,H24,J24,L24,N24,'魚貝苗產量及價值1(續)'!D24,'魚貝苗產量及價值1(續)'!F24,'魚貝苗產量及價值1(續)'!H24,'魚貝苗產量及價值1(續)'!J24,'魚貝苗產量及價值1(續)'!L24,'魚貝苗產量及價值1(續)'!N24,'魚貝苗產量及價值1(續)'!P24,'魚貝苗產量及價值2(續)'!D24,'魚貝苗產量及價值2(續)'!F24,'魚貝苗產量及價值2(續)'!H24,'魚貝苗產量及價值2(續)'!J24,'魚貝苗產量及價值2(續)'!L24,'魚貝苗產量及價值2(續)'!N24,'魚貝苗產量及價值2(續)'!P24,'魚貝苗產量及價值3(續)'!D24,'魚貝苗產量及價值3(續)'!F24,'魚貝苗產量及價值3(續)'!H24))" table:style-name="ce18">
            <text:p>360</text:p>
          </table:table-cell>
          <table:table-cell office:value-type="float" office:value="2130" table:formula="msoxl:=  IF(SUM(G24,I24,K24,M24,O24,'魚貝苗產量及價值1(續)'!E24,'魚貝苗產量及價值1(續)'!G24,'魚貝苗產量及價值1(續)'!I24,'魚貝苗產量及價值1(續)'!K24,'魚貝苗產量及價值1(續)'!M24,'魚貝苗產量及價值1(續)'!O24,'魚貝苗產量及價值1(續)'!Q24,'魚貝苗產量及價值2(續)'!E24,'魚貝苗產量及價值2(續)'!G24,'魚貝苗產量及價值2(續)'!I24,'魚貝苗產量及價值2(續)'!K24,'魚貝苗產量及價值2(續)'!M24,'魚貝苗產量及價值2(續)'!O24,'魚貝苗產量及價值2(續)'!Q24,'魚貝苗產量及價值3(續)'!E24,'魚貝苗產量及價值3(續)'!G24,'魚貝苗產量及價值3(續)'!I24)=0,&quot;-&quot;,SUM(G24,I24,K24,M24,O24,'魚貝苗產量及價值1(續)'!E24,'魚貝苗產量及價值1(續)'!G24,'魚貝苗產量及價值1(續)'!I24,'魚貝苗產量及價值1(續)'!K24,'魚貝苗產量及價值1(續)'!M24,'魚貝苗產量及價值1(續)'!O24,'魚貝苗產量及價值1(續)'!Q24,'魚貝苗產量及價值2(續)'!E24,'魚貝苗產量及價值2(續)'!G24,'魚貝苗產量及價值2(續)'!I24,'魚貝苗產量及價值2(續)'!K24,'魚貝苗產量及價值2(續)'!M24,'魚貝苗產量及價值2(續)'!O24,'魚貝苗產量及價值2(續)'!Q24,'魚貝苗產量及價值3(續)'!E24,'魚貝苗產量及價值3(續)'!G24,'魚貝苗產量及價值3(續)'!I24))" table:style-name="ce18">
            <text:p>2,1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office:value-type="float" office:value="511242.63199999998" table:formula="msoxl:=  IF(SUM(E25,'魚貝苗產量及價值3(續)'!K25,'魚貝苗產量及價值4(續)'!K25,'魚貝苗產量及價值4(續)'!Q25)=0,&quot;-&quot;,SUM(E25,'魚貝苗產量及價值3(續)'!K25,'魚貝苗產量及價值4(續)'!K25,'魚貝苗產量及價值4(續)'!Q25))" table:style-name="ce18">
            <text:p>511,243</text:p>
          </table:table-cell>
          <table:table-cell office:value-type="float" office:value="920.16600000000005" table:formula="msoxl:=  IF(SUM(F25,H25,J25,L25,N25,'魚貝苗產量及價值1(續)'!D25,'魚貝苗產量及價值1(續)'!F25,'魚貝苗產量及價值1(續)'!H25,'魚貝苗產量及價值1(續)'!J25,'魚貝苗產量及價值1(續)'!L25,'魚貝苗產量及價值1(續)'!N25,'魚貝苗產量及價值1(續)'!P25,'魚貝苗產量及價值2(續)'!D25,'魚貝苗產量及價值2(續)'!F25,'魚貝苗產量及價值2(續)'!H25,'魚貝苗產量及價值2(續)'!J25,'魚貝苗產量及價值2(續)'!L25,'魚貝苗產量及價值2(續)'!N25,'魚貝苗產量及價值2(續)'!P25,'魚貝苗產量及價值3(續)'!D25,'魚貝苗產量及價值3(續)'!F25,'魚貝苗產量及價值3(續)'!H25)=0,&quot;-&quot;,SUM(F25,H25,J25,L25,N25,'魚貝苗產量及價值1(續)'!D25,'魚貝苗產量及價值1(續)'!F25,'魚貝苗產量及價值1(續)'!H25,'魚貝苗產量及價值1(續)'!J25,'魚貝苗產量及價值1(續)'!L25,'魚貝苗產量及價值1(續)'!N25,'魚貝苗產量及價值1(續)'!P25,'魚貝苗產量及價值2(續)'!D25,'魚貝苗產量及價值2(續)'!F25,'魚貝苗產量及價值2(續)'!H25,'魚貝苗產量及價值2(續)'!J25,'魚貝苗產量及價值2(續)'!L25,'魚貝苗產量及價值2(續)'!N25,'魚貝苗產量及價值2(續)'!P25,'魚貝苗產量及價值3(續)'!D25,'魚貝苗產量及價值3(續)'!F25,'魚貝苗產量及價值3(續)'!H25))" table:style-name="ce18">
            <text:p>920</text:p>
          </table:table-cell>
          <table:table-cell office:value-type="float" office:value="42907.584000000003" table:formula="msoxl:=  IF(SUM(G25,I25,K25,M25,O25,'魚貝苗產量及價值1(續)'!E25,'魚貝苗產量及價值1(續)'!G25,'魚貝苗產量及價值1(續)'!I25,'魚貝苗產量及價值1(續)'!K25,'魚貝苗產量及價值1(續)'!M25,'魚貝苗產量及價值1(續)'!O25,'魚貝苗產量及價值1(續)'!Q25,'魚貝苗產量及價值2(續)'!E25,'魚貝苗產量及價值2(續)'!G25,'魚貝苗產量及價值2(續)'!I25,'魚貝苗產量及價值2(續)'!K25,'魚貝苗產量及價值2(續)'!M25,'魚貝苗產量及價值2(續)'!O25,'魚貝苗產量及價值2(續)'!Q25,'魚貝苗產量及價值3(續)'!E25,'魚貝苗產量及價值3(續)'!G25,'魚貝苗產量及價值3(續)'!I25)=0,&quot;-&quot;,SUM(G25,I25,K25,M25,O25,'魚貝苗產量及價值1(續)'!E25,'魚貝苗產量及價值1(續)'!G25,'魚貝苗產量及價值1(續)'!I25,'魚貝苗產量及價值1(續)'!K25,'魚貝苗產量及價值1(續)'!M25,'魚貝苗產量及價值1(續)'!O25,'魚貝苗產量及價值1(續)'!Q25,'魚貝苗產量及價值2(續)'!E25,'魚貝苗產量及價值2(續)'!G25,'魚貝苗產量及價值2(續)'!I25,'魚貝苗產量及價值2(續)'!K25,'魚貝苗產量及價值2(續)'!M25,'魚貝苗產量及價值2(續)'!O25,'魚貝苗產量及價值2(續)'!Q25,'魚貝苗產量及價值3(續)'!E25,'魚貝苗產量及價值3(續)'!G25,'魚貝苗產量及價值3(續)'!I25))" table:style-name="ce18">
            <text:p>42,90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80.16600000000005" table:style-name="ce18">
            <text:p>680</text:p>
          </table:table-cell>
          <table:table-cell office:value-type="float" office:value="41107.574000000001" table:style-name="ce18">
            <text:p>41,108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office:value-type="float" office:value="146016.99400000001" table:formula="msoxl:=  IF(SUM(E26,'魚貝苗產量及價值3(續)'!K26,'魚貝苗產量及價值4(續)'!K26,'魚貝苗產量及價值4(續)'!Q26)=0,&quot;-&quot;,SUM(E26,'魚貝苗產量及價值3(續)'!K26,'魚貝苗產量及價值4(續)'!K26,'魚貝苗產量及價值4(續)'!Q26))" table:style-name="ce18">
            <text:p>146,017</text:p>
          </table:table-cell>
          <table:table-cell office:value-type="float" office:value="45420.002" table:formula="msoxl:=  IF(SUM(F26,H26,J26,L26,N26,'魚貝苗產量及價值1(續)'!D26,'魚貝苗產量及價值1(續)'!F26,'魚貝苗產量及價值1(續)'!H26,'魚貝苗產量及價值1(續)'!J26,'魚貝苗產量及價值1(續)'!L26,'魚貝苗產量及價值1(續)'!N26,'魚貝苗產量及價值1(續)'!P26,'魚貝苗產量及價值2(續)'!D26,'魚貝苗產量及價值2(續)'!F26,'魚貝苗產量及價值2(續)'!H26,'魚貝苗產量及價值2(續)'!J26,'魚貝苗產量及價值2(續)'!L26,'魚貝苗產量及價值2(續)'!N26,'魚貝苗產量及價值2(續)'!P26,'魚貝苗產量及價值3(續)'!D26,'魚貝苗產量及價值3(續)'!F26,'魚貝苗產量及價值3(續)'!H26)=0,&quot;-&quot;,SUM(F26,H26,J26,L26,N26,'魚貝苗產量及價值1(續)'!D26,'魚貝苗產量及價值1(續)'!F26,'魚貝苗產量及價值1(續)'!H26,'魚貝苗產量及價值1(續)'!J26,'魚貝苗產量及價值1(續)'!L26,'魚貝苗產量及價值1(續)'!N26,'魚貝苗產量及價值1(續)'!P26,'魚貝苗產量及價值2(續)'!D26,'魚貝苗產量及價值2(續)'!F26,'魚貝苗產量及價值2(續)'!H26,'魚貝苗產量及價值2(續)'!J26,'魚貝苗產量及價值2(續)'!L26,'魚貝苗產量及價值2(續)'!N26,'魚貝苗產量及價值2(續)'!P26,'魚貝苗產量及價值3(續)'!D26,'魚貝苗產量及價值3(續)'!F26,'魚貝苗產量及價值3(續)'!H26))" table:style-name="ce18">
            <text:p>45,420</text:p>
          </table:table-cell>
          <table:table-cell office:value-type="float" office:value="146016.99400000001" table:formula="msoxl:=  IF(SUM(G26,I26,K26,M26,O26,'魚貝苗產量及價值1(續)'!E26,'魚貝苗產量及價值1(續)'!G26,'魚貝苗產量及價值1(續)'!I26,'魚貝苗產量及價值1(續)'!K26,'魚貝苗產量及價值1(續)'!M26,'魚貝苗產量及價值1(續)'!O26,'魚貝苗產量及價值1(續)'!Q26,'魚貝苗產量及價值2(續)'!E26,'魚貝苗產量及價值2(續)'!G26,'魚貝苗產量及價值2(續)'!I26,'魚貝苗產量及價值2(續)'!K26,'魚貝苗產量及價值2(續)'!M26,'魚貝苗產量及價值2(續)'!O26,'魚貝苗產量及價值2(續)'!Q26,'魚貝苗產量及價值3(續)'!E26,'魚貝苗產量及價值3(續)'!G26,'魚貝苗產量及價值3(續)'!I26)=0,&quot;-&quot;,SUM(G26,I26,K26,M26,O26,'魚貝苗產量及價值1(續)'!E26,'魚貝苗產量及價值1(續)'!G26,'魚貝苗產量及價值1(續)'!I26,'魚貝苗產量及價值1(續)'!K26,'魚貝苗產量及價值1(續)'!M26,'魚貝苗產量及價值1(續)'!O26,'魚貝苗產量及價值1(續)'!Q26,'魚貝苗產量及價值2(續)'!E26,'魚貝苗產量及價值2(續)'!G26,'魚貝苗產量及價值2(續)'!I26,'魚貝苗產量及價值2(續)'!K26,'魚貝苗產量及價值2(續)'!M26,'魚貝苗產量及價值2(續)'!O26,'魚貝苗產量及價值2(續)'!Q26,'魚貝苗產量及價值3(續)'!E26,'魚貝苗產量及價值3(續)'!G26,'魚貝苗產量及價值3(續)'!I26))" table:style-name="ce18">
            <text:p>146,017</text:p>
          </table:table-cell>
          <table:table-cell office:value-type="float" office:value="11929" table:style-name="ce18">
            <text:p>11,929</text:p>
          </table:table-cell>
          <table:table-cell office:value-type="float" office:value="32195" table:style-name="ce18">
            <text:p>32,195</text:p>
          </table:table-cell>
          <table:table-cell office:value-type="float" office:value="160" table:style-name="ce18">
            <text:p>160</text:p>
          </table:table-cell>
          <table:table-cell office:value-type="float" office:value="32" table:style-name="ce18">
            <text:p>3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641" table:style-name="ce18">
            <text:p>11,641</text:p>
          </table:table-cell>
          <table:table-cell office:value-type="float" office:value="69846" table:style-name="ce18">
            <text:p>69,846</text:p>
          </table:table-cell>
          <table:table-cell office:value-type="float" office:value="490.00200000000001" table:style-name="ce18">
            <text:p>490</text:p>
          </table:table-cell>
          <table:table-cell office:value-type="float" office:value="31593.993999999999" table:style-name="ce18">
            <text:p>31,594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office:value-type="float" office:value="778129.91" table:formula="msoxl:=  IF(SUM(E27,'魚貝苗產量及價值3(續)'!K27,'魚貝苗產量及價值4(續)'!K27,'魚貝苗產量及價值4(續)'!Q27)=0,&quot;-&quot;,SUM(E27,'魚貝苗產量及價值3(續)'!K27,'魚貝苗產量及價值4(續)'!K27,'魚貝苗產量及價值4(續)'!Q27))" table:style-name="ce18">
            <text:p>778,130</text:p>
          </table:table-cell>
          <table:table-cell office:value-type="float" office:value="202577.15000000002" table:formula="msoxl:=  IF(SUM(F27,H27,J27,L27,N27,'魚貝苗產量及價值1(續)'!D27,'魚貝苗產量及價值1(續)'!F27,'魚貝苗產量及價值1(續)'!H27,'魚貝苗產量及價值1(續)'!J27,'魚貝苗產量及價值1(續)'!L27,'魚貝苗產量及價值1(續)'!N27,'魚貝苗產量及價值1(續)'!P27,'魚貝苗產量及價值2(續)'!D27,'魚貝苗產量及價值2(續)'!F27,'魚貝苗產量及價值2(續)'!H27,'魚貝苗產量及價值2(續)'!J27,'魚貝苗產量及價值2(續)'!L27,'魚貝苗產量及價值2(續)'!N27,'魚貝苗產量及價值2(續)'!P27,'魚貝苗產量及價值3(續)'!D27,'魚貝苗產量及價值3(續)'!F27,'魚貝苗產量及價值3(續)'!H27)=0,&quot;-&quot;,SUM(F27,H27,J27,L27,N27,'魚貝苗產量及價值1(續)'!D27,'魚貝苗產量及價值1(續)'!F27,'魚貝苗產量及價值1(續)'!H27,'魚貝苗產量及價值1(續)'!J27,'魚貝苗產量及價值1(續)'!L27,'魚貝苗產量及價值1(續)'!N27,'魚貝苗產量及價值1(續)'!P27,'魚貝苗產量及價值2(續)'!D27,'魚貝苗產量及價值2(續)'!F27,'魚貝苗產量及價值2(續)'!H27,'魚貝苗產量及價值2(續)'!J27,'魚貝苗產量及價值2(續)'!L27,'魚貝苗產量及價值2(續)'!N27,'魚貝苗產量及價值2(續)'!P27,'魚貝苗產量及價值3(續)'!D27,'魚貝苗產量及價值3(續)'!F27,'魚貝苗產量及價值3(續)'!H27))" table:style-name="ce18">
            <text:p>202,577</text:p>
          </table:table-cell>
          <table:table-cell office:value-type="float" office:value="483999.51500000001" table:formula="msoxl:=  IF(SUM(G27,I27,K27,M27,O27,'魚貝苗產量及價值1(續)'!E27,'魚貝苗產量及價值1(續)'!G27,'魚貝苗產量及價值1(續)'!I27,'魚貝苗產量及價值1(續)'!K27,'魚貝苗產量及價值1(續)'!M27,'魚貝苗產量及價值1(續)'!O27,'魚貝苗產量及價值1(續)'!Q27,'魚貝苗產量及價值2(續)'!E27,'魚貝苗產量及價值2(續)'!G27,'魚貝苗產量及價值2(續)'!I27,'魚貝苗產量及價值2(續)'!K27,'魚貝苗產量及價值2(續)'!M27,'魚貝苗產量及價值2(續)'!O27,'魚貝苗產量及價值2(續)'!Q27,'魚貝苗產量及價值3(續)'!E27,'魚貝苗產量及價值3(續)'!G27,'魚貝苗產量及價值3(續)'!I27)=0,&quot;-&quot;,SUM(G27,I27,K27,M27,O27,'魚貝苗產量及價值1(續)'!E27,'魚貝苗產量及價值1(續)'!G27,'魚貝苗產量及價值1(續)'!I27,'魚貝苗產量及價值1(續)'!K27,'魚貝苗產量及價值1(續)'!M27,'魚貝苗產量及價值1(續)'!O27,'魚貝苗產量及價值1(續)'!Q27,'魚貝苗產量及價值2(續)'!E27,'魚貝苗產量及價值2(續)'!G27,'魚貝苗產量及價值2(續)'!I27,'魚貝苗產量及價值2(續)'!K27,'魚貝苗產量及價值2(續)'!M27,'魚貝苗產量及價值2(續)'!O27,'魚貝苗產量及價值2(續)'!Q27,'魚貝苗產量及價值3(續)'!E27,'魚貝苗產量及價值3(續)'!G27,'魚貝苗產量及價值3(續)'!I27))" table:style-name="ce18">
            <text:p>484,000</text:p>
          </table:table-cell>
          <table:table-cell office:value-type="float" office:value="4366.66" table:style-name="ce18">
            <text:p>4,367</text:p>
          </table:table-cell>
          <table:table-cell office:value-type="float" office:value="91585.176000000007" table:style-name="ce18">
            <text:p>91,585</text:p>
          </table:table-cell>
          <table:table-cell office:value-type="float" office:value="148976.20000000001" table:style-name="ce18">
            <text:p>148,976</text:p>
          </table:table-cell>
          <table:table-cell office:value-type="float" office:value="69874.84" table:style-name="ce18">
            <text:p>69,87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7650.799999999999" table:style-name="ce18">
            <text:p>27,651</text:p>
          </table:table-cell>
          <table:table-cell office:value-type="float" office:value="96679.23" table:style-name="ce18">
            <text:p>96,679</text:p>
          </table:table-cell>
          <table:table-cell office:value-type="float" office:value="2774.32" table:style-name="ce18">
            <text:p>2,774</text:p>
          </table:table-cell>
          <table:table-cell office:value-type="float" office:value="178780.48" table:style-name="ce18">
            <text:p>178,78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office:value-type="float" office:value="44028.216910000003" table:formula="msoxl:=  IF(SUM(E28,'魚貝苗產量及價值3(續)'!K28,'魚貝苗產量及價值4(續)'!K28,'魚貝苗產量及價值4(續)'!Q28)=0,&quot;-&quot;,SUM(E28,'魚貝苗產量及價值3(續)'!K28,'魚貝苗產量及價值4(續)'!K28,'魚貝苗產量及價值4(續)'!Q28))" table:style-name="ce18">
            <text:p>44,028</text:p>
          </table:table-cell>
          <table:table-cell office:value-type="float" office:value="2172.058" table:formula="msoxl:=  IF(SUM(F28,H28,J28,L28,N28,'魚貝苗產量及價值1(續)'!D28,'魚貝苗產量及價值1(續)'!F28,'魚貝苗產量及價值1(續)'!H28,'魚貝苗產量及價值1(續)'!J28,'魚貝苗產量及價值1(續)'!L28,'魚貝苗產量及價值1(續)'!N28,'魚貝苗產量及價值1(續)'!P28,'魚貝苗產量及價值2(續)'!D28,'魚貝苗產量及價值2(續)'!F28,'魚貝苗產量及價值2(續)'!H28,'魚貝苗產量及價值2(續)'!J28,'魚貝苗產量及價值2(續)'!L28,'魚貝苗產量及價值2(續)'!N28,'魚貝苗產量及價值2(續)'!P28,'魚貝苗產量及價值3(續)'!D28,'魚貝苗產量及價值3(續)'!F28,'魚貝苗產量及價值3(續)'!H28)=0,&quot;-&quot;,SUM(F28,H28,J28,L28,N28,'魚貝苗產量及價值1(續)'!D28,'魚貝苗產量及價值1(續)'!F28,'魚貝苗產量及價值1(續)'!H28,'魚貝苗產量及價值1(續)'!J28,'魚貝苗產量及價值1(續)'!L28,'魚貝苗產量及價值1(續)'!N28,'魚貝苗產量及價值1(續)'!P28,'魚貝苗產量及價值2(續)'!D28,'魚貝苗產量及價值2(續)'!F28,'魚貝苗產量及價值2(續)'!H28,'魚貝苗產量及價值2(續)'!J28,'魚貝苗產量及價值2(續)'!L28,'魚貝苗產量及價值2(續)'!N28,'魚貝苗產量及價值2(續)'!P28,'魚貝苗產量及價值3(續)'!D28,'魚貝苗產量及價值3(續)'!F28,'魚貝苗產量及價值3(續)'!H28))" table:style-name="ce18">
            <text:p>2,172</text:p>
          </table:table-cell>
          <table:table-cell office:value-type="float" office:value="44026.927300000003" table:formula="msoxl:=  IF(SUM(G28,I28,K28,M28,O28,'魚貝苗產量及價值1(續)'!E28,'魚貝苗產量及價值1(續)'!G28,'魚貝苗產量及價值1(續)'!I28,'魚貝苗產量及價值1(續)'!K28,'魚貝苗產量及價值1(續)'!M28,'魚貝苗產量及價值1(續)'!O28,'魚貝苗產量及價值1(續)'!Q28,'魚貝苗產量及價值2(續)'!E28,'魚貝苗產量及價值2(續)'!G28,'魚貝苗產量及價值2(續)'!I28,'魚貝苗產量及價值2(續)'!K28,'魚貝苗產量及價值2(續)'!M28,'魚貝苗產量及價值2(續)'!O28,'魚貝苗產量及價值2(續)'!Q28,'魚貝苗產量及價值3(續)'!E28,'魚貝苗產量及價值3(續)'!G28,'魚貝苗產量及價值3(續)'!I28)=0,&quot;-&quot;,SUM(G28,I28,K28,M28,O28,'魚貝苗產量及價值1(續)'!E28,'魚貝苗產量及價值1(續)'!G28,'魚貝苗產量及價值1(續)'!I28,'魚貝苗產量及價值1(續)'!K28,'魚貝苗產量及價值1(續)'!M28,'魚貝苗產量及價值1(續)'!O28,'魚貝苗產量及價值1(續)'!Q28,'魚貝苗產量及價值2(續)'!E28,'魚貝苗產量及價值2(續)'!G28,'魚貝苗產量及價值2(續)'!I28,'魚貝苗產量及價值2(續)'!K28,'魚貝苗產量及價值2(續)'!M28,'魚貝苗產量及價值2(續)'!O28,'魚貝苗產量及價值2(續)'!Q28,'魚貝苗產量及價值3(續)'!E28,'魚貝苗產量及價值3(續)'!G28,'魚貝苗產量及價值3(續)'!I28))" table:style-name="ce18">
            <text:p>44,027</text:p>
          </table:table-cell>
          <table:table-cell office:value-type="float" office:value="100" table:style-name="ce18">
            <text:p>100</text:p>
          </table:table-cell>
          <table:table-cell office:value-type="float" office:value="300" table:style-name="ce18">
            <text:p>3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72.058" table:style-name="ce18">
            <text:p>2,072</text:p>
          </table:table-cell>
          <table:table-cell office:value-type="float" office:value="43726.927300000003" table:style-name="ce18">
            <text:p>43,727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office:value-type="float" office:value="106781.5" table:formula="msoxl:=  IF(SUM(E29,'魚貝苗產量及價值3(續)'!K29,'魚貝苗產量及價值4(續)'!K29,'魚貝苗產量及價值4(續)'!Q29)=0,&quot;-&quot;,SUM(E29,'魚貝苗產量及價值3(續)'!K29,'魚貝苗產量及價值4(續)'!K29,'魚貝苗產量及價值4(續)'!Q29))" table:style-name="ce18">
            <text:p>106,782</text:p>
          </table:table-cell>
          <table:table-cell office:value-type="float" office:value="6743" table:formula="msoxl:=  IF(SUM(F29,H29,J29,L29,N29,'魚貝苗產量及價值1(續)'!D29,'魚貝苗產量及價值1(續)'!F29,'魚貝苗產量及價值1(續)'!H29,'魚貝苗產量及價值1(續)'!J29,'魚貝苗產量及價值1(續)'!L29,'魚貝苗產量及價值1(續)'!N29,'魚貝苗產量及價值1(續)'!P29,'魚貝苗產量及價值2(續)'!D29,'魚貝苗產量及價值2(續)'!F29,'魚貝苗產量及價值2(續)'!H29,'魚貝苗產量及價值2(續)'!J29,'魚貝苗產量及價值2(續)'!L29,'魚貝苗產量及價值2(續)'!N29,'魚貝苗產量及價值2(續)'!P29,'魚貝苗產量及價值3(續)'!D29,'魚貝苗產量及價值3(續)'!F29,'魚貝苗產量及價值3(續)'!H29)=0,&quot;-&quot;,SUM(F29,H29,J29,L29,N29,'魚貝苗產量及價值1(續)'!D29,'魚貝苗產量及價值1(續)'!F29,'魚貝苗產量及價值1(續)'!H29,'魚貝苗產量及價值1(續)'!J29,'魚貝苗產量及價值1(續)'!L29,'魚貝苗產量及價值1(續)'!N29,'魚貝苗產量及價值1(續)'!P29,'魚貝苗產量及價值2(續)'!D29,'魚貝苗產量及價值2(續)'!F29,'魚貝苗產量及價值2(續)'!H29,'魚貝苗產量及價值2(續)'!J29,'魚貝苗產量及價值2(續)'!L29,'魚貝苗產量及價值2(續)'!N29,'魚貝苗產量及價值2(續)'!P29,'魚貝苗產量及價值3(續)'!D29,'魚貝苗產量及價值3(續)'!F29,'魚貝苗產量及價值3(續)'!H29))" table:style-name="ce18">
            <text:p>6,743</text:p>
          </table:table-cell>
          <table:table-cell office:value-type="float" office:value="106781.5" table:formula="msoxl:=  IF(SUM(G29,I29,K29,M29,O29,'魚貝苗產量及價值1(續)'!E29,'魚貝苗產量及價值1(續)'!G29,'魚貝苗產量及價值1(續)'!I29,'魚貝苗產量及價值1(續)'!K29,'魚貝苗產量及價值1(續)'!M29,'魚貝苗產量及價值1(續)'!O29,'魚貝苗產量及價值1(續)'!Q29,'魚貝苗產量及價值2(續)'!E29,'魚貝苗產量及價值2(續)'!G29,'魚貝苗產量及價值2(續)'!I29,'魚貝苗產量及價值2(續)'!K29,'魚貝苗產量及價值2(續)'!M29,'魚貝苗產量及價值2(續)'!O29,'魚貝苗產量及價值2(續)'!Q29,'魚貝苗產量及價值3(續)'!E29,'魚貝苗產量及價值3(續)'!G29,'魚貝苗產量及價值3(續)'!I29)=0,&quot;-&quot;,SUM(G29,I29,K29,M29,O29,'魚貝苗產量及價值1(續)'!E29,'魚貝苗產量及價值1(續)'!G29,'魚貝苗產量及價值1(續)'!I29,'魚貝苗產量及價值1(續)'!K29,'魚貝苗產量及價值1(續)'!M29,'魚貝苗產量及價值1(續)'!O29,'魚貝苗產量及價值1(續)'!Q29,'魚貝苗產量及價值2(續)'!E29,'魚貝苗產量及價值2(續)'!G29,'魚貝苗產量及價值2(續)'!I29,'魚貝苗產量及價值2(續)'!K29,'魚貝苗產量及價值2(續)'!M29,'魚貝苗產量及價值2(續)'!O29,'魚貝苗產量及價值2(續)'!Q29,'魚貝苗產量及價值3(續)'!E29,'魚貝苗產量及價值3(續)'!G29,'魚貝苗產量及價值3(續)'!I29))" table:style-name="ce18">
            <text:p>106,78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00" table:style-name="ce18">
            <text:p>1,700</text:p>
          </table:table-cell>
          <table:table-cell office:value-type="float" office:value="104210" table:style-name="ce18">
            <text:p>104,210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office:value-type="string" office:string-value="-" table:formula="msoxl:=  IF(SUM(E30,'魚貝苗產量及價值3(續)'!K30,'魚貝苗產量及價值4(續)'!K30,'魚貝苗產量及價值4(續)'!Q30)=0,&quot;-&quot;,SUM(E30,'魚貝苗產量及價值3(續)'!K30,'魚貝苗產量及價值4(續)'!K30,'魚貝苗產量及價值4(續)'!Q30))" table:style-name="ce18">
            <text:p>-</text:p>
          </table:table-cell>
          <table:table-cell office:value-type="string" office:string-value="-" table:formula="msoxl:=  IF(SUM(F30,H30,J30,L30,N30,'魚貝苗產量及價值1(續)'!D30,'魚貝苗產量及價值1(續)'!F30,'魚貝苗產量及價值1(續)'!H30,'魚貝苗產量及價值1(續)'!J30,'魚貝苗產量及價值1(續)'!L30,'魚貝苗產量及價值1(續)'!N30,'魚貝苗產量及價值1(續)'!P30,'魚貝苗產量及價值2(續)'!D30,'魚貝苗產量及價值2(續)'!F30,'魚貝苗產量及價值2(續)'!H30,'魚貝苗產量及價值2(續)'!J30,'魚貝苗產量及價值2(續)'!L30,'魚貝苗產量及價值2(續)'!N30,'魚貝苗產量及價值2(續)'!P30,'魚貝苗產量及價值3(續)'!D30,'魚貝苗產量及價值3(續)'!F30,'魚貝苗產量及價值3(續)'!H30)=0,&quot;-&quot;,SUM(F30,H30,J30,L30,N30,'魚貝苗產量及價值1(續)'!D30,'魚貝苗產量及價值1(續)'!F30,'魚貝苗產量及價值1(續)'!H30,'魚貝苗產量及價值1(續)'!J30,'魚貝苗產量及價值1(續)'!L30,'魚貝苗產量及價值1(續)'!N30,'魚貝苗產量及價值1(續)'!P30,'魚貝苗產量及價值2(續)'!D30,'魚貝苗產量及價值2(續)'!F30,'魚貝苗產量及價值2(續)'!H30,'魚貝苗產量及價值2(續)'!J30,'魚貝苗產量及價值2(續)'!L30,'魚貝苗產量及價值2(續)'!N30,'魚貝苗產量及價值2(續)'!P30,'魚貝苗產量及價值3(續)'!D30,'魚貝苗產量及價值3(續)'!F30,'魚貝苗產量及價值3(續)'!H30))" table:style-name="ce18">
            <text:p>-</text:p>
          </table:table-cell>
          <table:table-cell office:value-type="string" office:string-value="-" table:formula="msoxl:=  IF(SUM(G30,I30,K30,M30,O30,'魚貝苗產量及價值1(續)'!E30,'魚貝苗產量及價值1(續)'!G30,'魚貝苗產量及價值1(續)'!I30,'魚貝苗產量及價值1(續)'!K30,'魚貝苗產量及價值1(續)'!M30,'魚貝苗產量及價值1(續)'!O30,'魚貝苗產量及價值1(續)'!Q30,'魚貝苗產量及價值2(續)'!E30,'魚貝苗產量及價值2(續)'!G30,'魚貝苗產量及價值2(續)'!I30,'魚貝苗產量及價值2(續)'!K30,'魚貝苗產量及價值2(續)'!M30,'魚貝苗產量及價值2(續)'!O30,'魚貝苗產量及價值2(續)'!Q30,'魚貝苗產量及價值3(續)'!E30,'魚貝苗產量及價值3(續)'!G30,'魚貝苗產量及價值3(續)'!I30)=0,&quot;-&quot;,SUM(G30,I30,K30,M30,O30,'魚貝苗產量及價值1(續)'!E30,'魚貝苗產量及價值1(續)'!G30,'魚貝苗產量及價值1(續)'!I30,'魚貝苗產量及價值1(續)'!K30,'魚貝苗產量及價值1(續)'!M30,'魚貝苗產量及價值1(續)'!O30,'魚貝苗產量及價值1(續)'!Q30,'魚貝苗產量及價值2(續)'!E30,'魚貝苗產量及價值2(續)'!G30,'魚貝苗產量及價值2(續)'!I30,'魚貝苗產量及價值2(續)'!K30,'魚貝苗產量及價值2(續)'!M30,'魚貝苗產量及價值2(續)'!O30,'魚貝苗產量及價值2(續)'!Q30,'魚貝苗產量及價值3(續)'!E30,'魚貝苗產量及價值3(續)'!G30,'魚貝苗產量及價值3(續)'!I30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office:value-type="string" office:string-value="-" table:formula="msoxl:=  IF(SUM(E31,'魚貝苗產量及價值3(續)'!K31,'魚貝苗產量及價值4(續)'!K31,'魚貝苗產量及價值4(續)'!Q31)=0,&quot;-&quot;,SUM(E31,'魚貝苗產量及價值3(續)'!K31,'魚貝苗產量及價值4(續)'!K31,'魚貝苗產量及價值4(續)'!Q31))" table:style-name="ce18">
            <text:p>-</text:p>
          </table:table-cell>
          <table:table-cell office:value-type="string" office:string-value="-" table:formula="msoxl:=  IF(SUM(F31,H31,J31,L31,N31,'魚貝苗產量及價值1(續)'!D31,'魚貝苗產量及價值1(續)'!F31,'魚貝苗產量及價值1(續)'!H31,'魚貝苗產量及價值1(續)'!J31,'魚貝苗產量及價值1(續)'!L31,'魚貝苗產量及價值1(續)'!N31,'魚貝苗產量及價值1(續)'!P31,'魚貝苗產量及價值2(續)'!D31,'魚貝苗產量及價值2(續)'!F31,'魚貝苗產量及價值2(續)'!H31,'魚貝苗產量及價值2(續)'!J31,'魚貝苗產量及價值2(續)'!L31,'魚貝苗產量及價值2(續)'!N31,'魚貝苗產量及價值2(續)'!P31,'魚貝苗產量及價值3(續)'!D31,'魚貝苗產量及價值3(續)'!F31,'魚貝苗產量及價值3(續)'!H31)=0,&quot;-&quot;,SUM(F31,H31,J31,L31,N31,'魚貝苗產量及價值1(續)'!D31,'魚貝苗產量及價值1(續)'!F31,'魚貝苗產量及價值1(續)'!H31,'魚貝苗產量及價值1(續)'!J31,'魚貝苗產量及價值1(續)'!L31,'魚貝苗產量及價值1(續)'!N31,'魚貝苗產量及價值1(續)'!P31,'魚貝苗產量及價值2(續)'!D31,'魚貝苗產量及價值2(續)'!F31,'魚貝苗產量及價值2(續)'!H31,'魚貝苗產量及價值2(續)'!J31,'魚貝苗產量及價值2(續)'!L31,'魚貝苗產量及價值2(續)'!N31,'魚貝苗產量及價值2(續)'!P31,'魚貝苗產量及價值3(續)'!D31,'魚貝苗產量及價值3(續)'!F31,'魚貝苗產量及價值3(續)'!H31))" table:style-name="ce18">
            <text:p>-</text:p>
          </table:table-cell>
          <table:table-cell office:value-type="string" office:string-value="-" table:formula="msoxl:=  IF(SUM(G31,I31,K31,M31,O31,'魚貝苗產量及價值1(續)'!E31,'魚貝苗產量及價值1(續)'!G31,'魚貝苗產量及價值1(續)'!I31,'魚貝苗產量及價值1(續)'!K31,'魚貝苗產量及價值1(續)'!M31,'魚貝苗產量及價值1(續)'!O31,'魚貝苗產量及價值1(續)'!Q31,'魚貝苗產量及價值2(續)'!E31,'魚貝苗產量及價值2(續)'!G31,'魚貝苗產量及價值2(續)'!I31,'魚貝苗產量及價值2(續)'!K31,'魚貝苗產量及價值2(續)'!M31,'魚貝苗產量及價值2(續)'!O31,'魚貝苗產量及價值2(續)'!Q31,'魚貝苗產量及價值3(續)'!E31,'魚貝苗產量及價值3(續)'!G31,'魚貝苗產量及價值3(續)'!I31)=0,&quot;-&quot;,SUM(G31,I31,K31,M31,O31,'魚貝苗產量及價值1(續)'!E31,'魚貝苗產量及價值1(續)'!G31,'魚貝苗產量及價值1(續)'!I31,'魚貝苗產量及價值1(續)'!K31,'魚貝苗產量及價值1(續)'!M31,'魚貝苗產量及價值1(續)'!O31,'魚貝苗產量及價值1(續)'!Q31,'魚貝苗產量及價值2(續)'!E31,'魚貝苗產量及價值2(續)'!G31,'魚貝苗產量及價值2(續)'!I31,'魚貝苗產量及價值2(續)'!K31,'魚貝苗產量及價值2(續)'!M31,'魚貝苗產量及價值2(續)'!O31,'魚貝苗產量及價值2(續)'!Q31,'魚貝苗產量及價值3(續)'!E31,'魚貝苗產量及價值3(續)'!G31,'魚貝苗產量及價值3(續)'!I31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office:value-type="float" office:value="46116" table:formula="msoxl:=  IF(SUM(E32,'魚貝苗產量及價值3(續)'!K32,'魚貝苗產量及價值4(續)'!K32,'魚貝苗產量及價值4(續)'!Q32)=0,&quot;-&quot;,SUM(E32,'魚貝苗產量及價值3(續)'!K32,'魚貝苗產量及價值4(續)'!K32,'魚貝苗產量及價值4(續)'!Q32))" table:style-name="ce18">
            <text:p>46,116</text:p>
          </table:table-cell>
          <table:table-cell office:value-type="float" office:value="732" table:formula="msoxl:=  IF(SUM(F32,H32,J32,L32,N32,'魚貝苗產量及價值1(續)'!D32,'魚貝苗產量及價值1(續)'!F32,'魚貝苗產量及價值1(續)'!H32,'魚貝苗產量及價值1(續)'!J32,'魚貝苗產量及價值1(續)'!L32,'魚貝苗產量及價值1(續)'!N32,'魚貝苗產量及價值1(續)'!P32,'魚貝苗產量及價值2(續)'!D32,'魚貝苗產量及價值2(續)'!F32,'魚貝苗產量及價值2(續)'!H32,'魚貝苗產量及價值2(續)'!J32,'魚貝苗產量及價值2(續)'!L32,'魚貝苗產量及價值2(續)'!N32,'魚貝苗產量及價值2(續)'!P32,'魚貝苗產量及價值3(續)'!D32,'魚貝苗產量及價值3(續)'!F32,'魚貝苗產量及價值3(續)'!H32)=0,&quot;-&quot;,SUM(F32,H32,J32,L32,N32,'魚貝苗產量及價值1(續)'!D32,'魚貝苗產量及價值1(續)'!F32,'魚貝苗產量及價值1(續)'!H32,'魚貝苗產量及價值1(續)'!J32,'魚貝苗產量及價值1(續)'!L32,'魚貝苗產量及價值1(續)'!N32,'魚貝苗產量及價值1(續)'!P32,'魚貝苗產量及價值2(續)'!D32,'魚貝苗產量及價值2(續)'!F32,'魚貝苗產量及價值2(續)'!H32,'魚貝苗產量及價值2(續)'!J32,'魚貝苗產量及價值2(續)'!L32,'魚貝苗產量及價值2(續)'!N32,'魚貝苗產量及價值2(續)'!P32,'魚貝苗產量及價值3(續)'!D32,'魚貝苗產量及價值3(續)'!F32,'魚貝苗產量及價值3(續)'!H32))" table:style-name="ce18">
            <text:p>732</text:p>
          </table:table-cell>
          <table:table-cell office:value-type="float" office:value="46116" table:formula="msoxl:=  IF(SUM(G32,I32,K32,M32,O32,'魚貝苗產量及價值1(續)'!E32,'魚貝苗產量及價值1(續)'!G32,'魚貝苗產量及價值1(續)'!I32,'魚貝苗產量及價值1(續)'!K32,'魚貝苗產量及價值1(續)'!M32,'魚貝苗產量及價值1(續)'!O32,'魚貝苗產量及價值1(續)'!Q32,'魚貝苗產量及價值2(續)'!E32,'魚貝苗產量及價值2(續)'!G32,'魚貝苗產量及價值2(續)'!I32,'魚貝苗產量及價值2(續)'!K32,'魚貝苗產量及價值2(續)'!M32,'魚貝苗產量及價值2(續)'!O32,'魚貝苗產量及價值2(續)'!Q32,'魚貝苗產量及價值3(續)'!E32,'魚貝苗產量及價值3(續)'!G32,'魚貝苗產量及價值3(續)'!I32)=0,&quot;-&quot;,SUM(G32,I32,K32,M32,O32,'魚貝苗產量及價值1(續)'!E32,'魚貝苗產量及價值1(續)'!G32,'魚貝苗產量及價值1(續)'!I32,'魚貝苗產量及價值1(續)'!K32,'魚貝苗產量及價值1(續)'!M32,'魚貝苗產量及價值1(續)'!O32,'魚貝苗產量及價值1(續)'!Q32,'魚貝苗產量及價值2(續)'!E32,'魚貝苗產量及價值2(續)'!G32,'魚貝苗產量及價值2(續)'!I32,'魚貝苗產量及價值2(續)'!K32,'魚貝苗產量及價值2(續)'!M32,'魚貝苗產量及價值2(續)'!O32,'魚貝苗產量及價值2(續)'!Q32,'魚貝苗產量及價值3(續)'!E32,'魚貝苗產量及價值3(續)'!G32,'魚貝苗產量及價值3(續)'!I32))" table:style-name="ce18">
            <text:p>46,1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32" table:style-name="ce18">
            <text:p>732</text:p>
          </table:table-cell>
          <table:table-cell office:value-type="float" office:value="46116" table:style-name="ce18">
            <text:p>46,116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office:value-type="string" office:string-value="-" table:formula="msoxl:=  IF(SUM(E33,'魚貝苗產量及價值3(續)'!K33,'魚貝苗產量及價值4(續)'!K33,'魚貝苗產量及價值4(續)'!Q33)=0,&quot;-&quot;,SUM(E33,'魚貝苗產量及價值3(續)'!K33,'魚貝苗產量及價值4(續)'!K33,'魚貝苗產量及價值4(續)'!Q33))" table:style-name="ce18">
            <text:p>-</text:p>
          </table:table-cell>
          <table:table-cell office:value-type="string" office:string-value="-" table:formula="msoxl:=  IF(SUM(F33,H33,J33,L33,N33,'魚貝苗產量及價值1(續)'!D33,'魚貝苗產量及價值1(續)'!F33,'魚貝苗產量及價值1(續)'!H33,'魚貝苗產量及價值1(續)'!J33,'魚貝苗產量及價值1(續)'!L33,'魚貝苗產量及價值1(續)'!N33,'魚貝苗產量及價值1(續)'!P33,'魚貝苗產量及價值2(續)'!D33,'魚貝苗產量及價值2(續)'!F33,'魚貝苗產量及價值2(續)'!H33,'魚貝苗產量及價值2(續)'!J33,'魚貝苗產量及價值2(續)'!L33,'魚貝苗產量及價值2(續)'!N33,'魚貝苗產量及價值2(續)'!P33,'魚貝苗產量及價值3(續)'!D33,'魚貝苗產量及價值3(續)'!F33,'魚貝苗產量及價值3(續)'!H33)=0,&quot;-&quot;,SUM(F33,H33,J33,L33,N33,'魚貝苗產量及價值1(續)'!D33,'魚貝苗產量及價值1(續)'!F33,'魚貝苗產量及價值1(續)'!H33,'魚貝苗產量及價值1(續)'!J33,'魚貝苗產量及價值1(續)'!L33,'魚貝苗產量及價值1(續)'!N33,'魚貝苗產量及價值1(續)'!P33,'魚貝苗產量及價值2(續)'!D33,'魚貝苗產量及價值2(續)'!F33,'魚貝苗產量及價值2(續)'!H33,'魚貝苗產量及價值2(續)'!J33,'魚貝苗產量及價值2(續)'!L33,'魚貝苗產量及價值2(續)'!N33,'魚貝苗產量及價值2(續)'!P33,'魚貝苗產量及價值3(續)'!D33,'魚貝苗產量及價值3(續)'!F33,'魚貝苗產量及價值3(續)'!H33))" table:style-name="ce18">
            <text:p>-</text:p>
          </table:table-cell>
          <table:table-cell office:value-type="string" office:string-value="-" table:formula="msoxl:=  IF(SUM(G33,I33,K33,M33,O33,'魚貝苗產量及價值1(續)'!E33,'魚貝苗產量及價值1(續)'!G33,'魚貝苗產量及價值1(續)'!I33,'魚貝苗產量及價值1(續)'!K33,'魚貝苗產量及價值1(續)'!M33,'魚貝苗產量及價值1(續)'!O33,'魚貝苗產量及價值1(續)'!Q33,'魚貝苗產量及價值2(續)'!E33,'魚貝苗產量及價值2(續)'!G33,'魚貝苗產量及價值2(續)'!I33,'魚貝苗產量及價值2(續)'!K33,'魚貝苗產量及價值2(續)'!M33,'魚貝苗產量及價值2(續)'!O33,'魚貝苗產量及價值2(續)'!Q33,'魚貝苗產量及價值3(續)'!E33,'魚貝苗產量及價值3(續)'!G33,'魚貝苗產量及價值3(續)'!I33)=0,&quot;-&quot;,SUM(G33,I33,K33,M33,O33,'魚貝苗產量及價值1(續)'!E33,'魚貝苗產量及價值1(續)'!G33,'魚貝苗產量及價值1(續)'!I33,'魚貝苗產量及價值1(續)'!K33,'魚貝苗產量及價值1(續)'!M33,'魚貝苗產量及價值1(續)'!O33,'魚貝苗產量及價值1(續)'!Q33,'魚貝苗產量及價值2(續)'!E33,'魚貝苗產量及價值2(續)'!G33,'魚貝苗產量及價值2(續)'!I33,'魚貝苗產量及價值2(續)'!K33,'魚貝苗產量及價值2(續)'!M33,'魚貝苗產量及價值2(續)'!O33,'魚貝苗產量及價值2(續)'!Q33,'魚貝苗產量及價值3(續)'!E33,'魚貝苗產量及價值3(續)'!G33,'魚貝苗產量及價值3(續)'!I33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office:value-type="float" office:value="7200" table:formula="msoxl:=  IF(SUM(C35:C36)=0,&quot;-&quot;,SUM(C35:C36))" table:style-name="ce18">
            <text:p>7,200</text:p>
          </table:table-cell>
          <table:table-cell office:value-type="float" office:value="1200" table:formula="msoxl:=  IF(SUM(D35:D36)=0,&quot;-&quot;,SUM(D35:D36))" table:style-name="ce18">
            <text:p>1,200</text:p>
          </table:table-cell>
          <table:table-cell office:value-type="float" office:value="7200" table:formula="msoxl:=  IF(SUM(E35:E36)=0,&quot;-&quot;,SUM(E35:E36))" table:style-name="ce18">
            <text:p>7,200</text:p>
          </table:table-cell>
          <table:table-cell office:value-type="float" office:value="1200" table:formula="msoxl:=  IF(SUM(F35:F36)=0,&quot;-&quot;,SUM(F35:F36))" table:style-name="ce18">
            <text:p>1,200</text:p>
          </table:table-cell>
          <table:table-cell office:value-type="float" office:value="7200" table:formula="msoxl:=  IF(SUM(G35:G36)=0,&quot;-&quot;,SUM(G35:G36))" table:style-name="ce18">
            <text:p>7,200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office:value-type="string" office:string-value="-" table:formula="msoxl:=  IF(SUM(N35:N36)=0,&quot;-&quot;,SUM(N35:N36))" table:style-name="ce18">
            <text:p>-</text:p>
          </table:table-cell>
          <table:table-cell office:value-type="string" office:string-value="-" table:formula="msoxl:=  IF(SUM(O35:O36)=0,&quot;-&quot;,SUM(O35:O36))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office:value-type="float" office:value="7200" table:formula="msoxl:=  IF(SUM(E35,'魚貝苗產量及價值3(續)'!K35,'魚貝苗產量及價值4(續)'!K35,'魚貝苗產量及價值4(續)'!Q35)=0,&quot;-&quot;,SUM(E35,'魚貝苗產量及價值3(續)'!K35,'魚貝苗產量及價值4(續)'!K35,'魚貝苗產量及價值4(續)'!Q35))" table:style-name="ce18">
            <text:p>7,200</text:p>
          </table:table-cell>
          <table:table-cell office:value-type="float" office:value="1200" table:formula="msoxl:=  IF(SUM(F35,H35,J35,L35,N35,'魚貝苗產量及價值1(續)'!D35,'魚貝苗產量及價值1(續)'!F35,'魚貝苗產量及價值1(續)'!H35,'魚貝苗產量及價值1(續)'!J35,'魚貝苗產量及價值1(續)'!L35,'魚貝苗產量及價值1(續)'!N35,'魚貝苗產量及價值1(續)'!P35,'魚貝苗產量及價值2(續)'!D35,'魚貝苗產量及價值2(續)'!F35,'魚貝苗產量及價值2(續)'!H35,'魚貝苗產量及價值2(續)'!J35,'魚貝苗產量及價值2(續)'!L35,'魚貝苗產量及價值2(續)'!N35,'魚貝苗產量及價值2(續)'!P35,'魚貝苗產量及價值3(續)'!D35,'魚貝苗產量及價值3(續)'!F35,'魚貝苗產量及價值3(續)'!H35)=0,&quot;-&quot;,SUM(F35,H35,J35,L35,N35,'魚貝苗產量及價值1(續)'!D35,'魚貝苗產量及價值1(續)'!F35,'魚貝苗產量及價值1(續)'!H35,'魚貝苗產量及價值1(續)'!J35,'魚貝苗產量及價值1(續)'!L35,'魚貝苗產量及價值1(續)'!N35,'魚貝苗產量及價值1(續)'!P35,'魚貝苗產量及價值2(續)'!D35,'魚貝苗產量及價值2(續)'!F35,'魚貝苗產量及價值2(續)'!H35,'魚貝苗產量及價值2(續)'!J35,'魚貝苗產量及價值2(續)'!L35,'魚貝苗產量及價值2(續)'!N35,'魚貝苗產量及價值2(續)'!P35,'魚貝苗產量及價值3(續)'!D35,'魚貝苗產量及價值3(續)'!F35,'魚貝苗產量及價值3(續)'!H35))" table:style-name="ce18">
            <text:p>1,200</text:p>
          </table:table-cell>
          <table:table-cell office:value-type="float" office:value="7200" table:formula="msoxl:=  IF(SUM(G35,I35,K35,M35,O35,'魚貝苗產量及價值1(續)'!E35,'魚貝苗產量及價值1(續)'!G35,'魚貝苗產量及價值1(續)'!I35,'魚貝苗產量及價值1(續)'!K35,'魚貝苗產量及價值1(續)'!M35,'魚貝苗產量及價值1(續)'!O35,'魚貝苗產量及價值1(續)'!Q35,'魚貝苗產量及價值2(續)'!E35,'魚貝苗產量及價值2(續)'!G35,'魚貝苗產量及價值2(續)'!I35,'魚貝苗產量及價值2(續)'!K35,'魚貝苗產量及價值2(續)'!M35,'魚貝苗產量及價值2(續)'!O35,'魚貝苗產量及價值2(續)'!Q35,'魚貝苗產量及價值3(續)'!E35,'魚貝苗產量及價值3(續)'!G35,'魚貝苗產量及價值3(續)'!I35)=0,&quot;-&quot;,SUM(G35,I35,K35,M35,O35,'魚貝苗產量及價值1(續)'!E35,'魚貝苗產量及價值1(續)'!G35,'魚貝苗產量及價值1(續)'!I35,'魚貝苗產量及價值1(續)'!K35,'魚貝苗產量及價值1(續)'!M35,'魚貝苗產量及價值1(續)'!O35,'魚貝苗產量及價值1(續)'!Q35,'魚貝苗產量及價值2(續)'!E35,'魚貝苗產量及價值2(續)'!G35,'魚貝苗產量及價值2(續)'!I35,'魚貝苗產量及價值2(續)'!K35,'魚貝苗產量及價值2(續)'!M35,'魚貝苗產量及價值2(續)'!O35,'魚貝苗產量及價值2(續)'!Q35,'魚貝苗產量及價值3(續)'!E35,'魚貝苗產量及價值3(續)'!G35,'魚貝苗產量及價值3(續)'!I35))" table:style-name="ce18">
            <text:p>7,200</text:p>
          </table:table-cell>
          <table:table-cell office:value-type="float" office:value="1200" table:style-name="ce18">
            <text:p>1,200</text:p>
          </table:table-cell>
          <table:table-cell office:value-type="float" office:value="7200" table:style-name="ce18">
            <text:p>7,2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9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office:value-type="string" office:string-value="-" table:formula="msoxl:=  IF(SUM(E36,'魚貝苗產量及價值3(續)'!K36,'魚貝苗產量及價值4(續)'!K36,'魚貝苗產量及價值4(續)'!Q36)=0,&quot;-&quot;,SUM(E36,'魚貝苗產量及價值3(續)'!K36,'魚貝苗產量及價值4(續)'!K36,'魚貝苗產量及價值4(續)'!Q36))" table:style-name="ce19">
            <text:p>-</text:p>
          </table:table-cell>
          <table:table-cell office:value-type="string" office:string-value="-" table:formula="msoxl:=  IF(SUM(F36,H36,J36,L36,N36,'魚貝苗產量及價值1(續)'!D36,'魚貝苗產量及價值1(續)'!F36,'魚貝苗產量及價值1(續)'!H36,'魚貝苗產量及價值1(續)'!J36,'魚貝苗產量及價值1(續)'!L36,'魚貝苗產量及價值1(續)'!N36,'魚貝苗產量及價值1(續)'!P36,'魚貝苗產量及價值2(續)'!D36,'魚貝苗產量及價值2(續)'!F36,'魚貝苗產量及價值2(續)'!H36,'魚貝苗產量及價值2(續)'!J36,'魚貝苗產量及價值2(續)'!L36,'魚貝苗產量及價值2(續)'!N36,'魚貝苗產量及價值2(續)'!P36,'魚貝苗產量及價值3(續)'!D36,'魚貝苗產量及價值3(續)'!F36,'魚貝苗產量及價值3(續)'!H36)=0,&quot;-&quot;,SUM(F36,H36,J36,L36,N36,'魚貝苗產量及價值1(續)'!D36,'魚貝苗產量及價值1(續)'!F36,'魚貝苗產量及價值1(續)'!H36,'魚貝苗產量及價值1(續)'!J36,'魚貝苗產量及價值1(續)'!L36,'魚貝苗產量及價值1(續)'!N36,'魚貝苗產量及價值1(續)'!P36,'魚貝苗產量及價值2(續)'!D36,'魚貝苗產量及價值2(續)'!F36,'魚貝苗產量及價值2(續)'!H36,'魚貝苗產量及價值2(續)'!J36,'魚貝苗產量及價值2(續)'!L36,'魚貝苗產量及價值2(續)'!N36,'魚貝苗產量及價值2(續)'!P36,'魚貝苗產量及價值3(續)'!D36,'魚貝苗產量及價值3(續)'!F36,'魚貝苗產量及價值3(續)'!H36))" table:style-name="ce19">
            <text:p>-</text:p>
          </table:table-cell>
          <table:table-cell office:value-type="string" office:string-value="-" table:formula="msoxl:=  IF(SUM(G36,I36,K36,M36,O36,'魚貝苗產量及價值1(續)'!E36,'魚貝苗產量及價值1(續)'!G36,'魚貝苗產量及價值1(續)'!I36,'魚貝苗產量及價值1(續)'!K36,'魚貝苗產量及價值1(續)'!M36,'魚貝苗產量及價值1(續)'!O36,'魚貝苗產量及價值1(續)'!Q36,'魚貝苗產量及價值2(續)'!E36,'魚貝苗產量及價值2(續)'!G36,'魚貝苗產量及價值2(續)'!I36,'魚貝苗產量及價值2(續)'!K36,'魚貝苗產量及價值2(續)'!M36,'魚貝苗產量及價值2(續)'!O36,'魚貝苗產量及價值2(續)'!Q36,'魚貝苗產量及價值3(續)'!E36,'魚貝苗產量及價值3(續)'!G36,'魚貝苗產量及價值3(續)'!I36)=0,&quot;-&quot;,SUM(G36,I36,K36,M36,O36,'魚貝苗產量及價值1(續)'!E36,'魚貝苗產量及價值1(續)'!G36,'魚貝苗產量及價值1(續)'!I36,'魚貝苗產量及價值1(續)'!K36,'魚貝苗產量及價值1(續)'!M36,'魚貝苗產量及價值1(續)'!O36,'魚貝苗產量及價值1(續)'!Q36,'魚貝苗產量及價值2(續)'!E36,'魚貝苗產量及價值2(續)'!G36,'魚貝苗產量及價值2(續)'!I36,'魚貝苗產量及價值2(續)'!K36,'魚貝苗產量及價值2(續)'!M36,'魚貝苗產量及價值2(續)'!O36,'魚貝苗產量及價值2(續)'!Q36,'魚貝苗產量及價值3(續)'!E36,'魚貝苗產量及價值3(續)'!G36,'魚貝苗產量及價值3(續)'!I36))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9"/>
        </table:table-row>
        <table:table-row table:number-rows-repeated="1048540" table:style-name="ro3">
          <table:table-cell table:number-columns-repeated="16384"/>
        </table:table-row>
      </table:table>
      <table:table table:name="魚貝苗產量及價值1(續)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2" table:visibility="collapse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66" table:default-cell-style-name="ce2"/>
        <table:table-row table:style-name="ro1">
          <table:table-cell office:value-type="string" table:number-columns-spanned="4" table:number-rows-spanned="1" table:style-name="ce32">
            <text:p>10‧魚貝苗產量及價值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16372" table:style-name="ce2"/>
        </table:table-row>
        <table:table-row table:style-name="ro2">
          <table:table-cell table:number-columns-repeated="3" table:style-name="ce2"/>
          <table:table-cell office:value-type="string" table:number-columns-spanned="2" table:number-rows-spanned="1" table:style-name="ce26">
            <text:p>(1) 縣市別(續)</text:p>
          </table:table-cell>
          <table:covered-table-cell/>
          <table:table-cell table:number-columns-repeated="4" table:style-name="ce2"/>
          <table:table-cell office:value-type="string" table:number-columns-spanned="3" table:number-rows-spanned="1" table:style-name="ce26">
            <text:p>(1) By District(Continued)</text:p>
          </table:table-cell>
          <table:covered-table-cell table:number-columns-repeated="2"/>
          <table:table-cell table:number-columns-repeated="16372" table:style-name="ce2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5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5"/>Value：Thousand N.T.$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spanned="2" table:number-rows-spanned="1" table:style-name="ce22"/>
          <table:covered-table-cell/>
          <table:table-cell table:style-name="ce4"/>
          <table:table-cell office:value-type="string" table:number-columns-spanned="2" table:number-rows-spanned="1" table:style-name="ce22">
            <text:p>吳郭魚苗</text:p>
          </table:table-cell>
          <table:covered-table-cell/>
          <table:table-cell office:value-type="string" table:number-columns-spanned="2" table:number-rows-spanned="1" table:style-name="ce22">
            <text:p>麥奇鈎吻鱒苗</text:p>
          </table:table-cell>
          <table:covered-table-cell/>
          <table:table-cell office:value-type="string" table:number-columns-spanned="2" table:number-rows-spanned="1" table:style-name="ce22">
            <text:p>香魚苗</text:p>
          </table:table-cell>
          <table:covered-table-cell/>
          <table:table-cell office:value-type="string" table:number-columns-spanned="2" table:number-rows-spanned="1" table:style-name="ce22">
            <text:p>鯉魚苗</text:p>
          </table:table-cell>
          <table:covered-table-cell/>
          <table:table-cell office:value-type="string" table:number-columns-spanned="2" table:number-rows-spanned="1" table:style-name="ce22">
            <text:p>鯽魚苗</text:p>
          </table:table-cell>
          <table:covered-table-cell/>
          <table:table-cell office:value-type="string" table:number-columns-spanned="2" table:number-rows-spanned="1" table:style-name="ce22">
            <text:p>草魚苗</text:p>
          </table:table-cell>
          <table:covered-table-cell/>
          <table:table-cell office:value-type="string" table:number-columns-spanned="2" table:number-rows-spanned="1" table:style-name="ce22">
            <text:p>白鰱苗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table:style-name="ce6"/>
          <table:table-cell office:value-type="string" table:number-columns-spanned="2" table:number-rows-spanned="1" table:style-name="ce24">
            <text:p>1006</text:p>
          </table:table-cell>
          <table:covered-table-cell/>
          <table:table-cell office:value-type="string" table:number-columns-spanned="2" table:number-rows-spanned="1" table:style-name="ce24">
            <text:p>1007</text:p>
          </table:table-cell>
          <table:covered-table-cell/>
          <table:table-cell office:value-type="string" table:number-columns-spanned="2" table:number-rows-spanned="1" table:style-name="ce24">
            <text:p>1008</text:p>
          </table:table-cell>
          <table:covered-table-cell/>
          <table:table-cell office:value-type="string" table:number-columns-spanned="2" table:number-rows-spanned="1" table:style-name="ce24">
            <text:p>1009</text:p>
          </table:table-cell>
          <table:covered-table-cell/>
          <table:table-cell office:value-type="string" table:number-columns-spanned="2" table:number-rows-spanned="1" table:style-name="ce24">
            <text:p>1010</text:p>
          </table:table-cell>
          <table:covered-table-cell/>
          <table:table-cell office:value-type="string" table:number-columns-spanned="2" table:number-rows-spanned="1" table:style-name="ce24">
            <text:p>1011</text:p>
          </table:table-cell>
          <table:covered-table-cell/>
          <table:table-cell office:value-type="string" table:number-columns-spanned="2" table:number-rows-spanned="1" table:style-name="ce24">
            <text:p>1012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6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16367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8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總計</text:p>
          </table:table-cell>
          <table:table-cell office:value-type="string" table:style-name="ce10">
            <text:p>GRAND TOTAL</text:p>
          </table:table-cell>
          <table:table-cell table:style-name="ce10"/>
          <table:table-cell office:value-type="float" office:value="137834.6" table:formula="msoxl:=  IF(SUM(D13,D34)=0,&quot;-&quot;,SUM(D13,D34))" table:style-name="ce17">
            <text:p>137,835</text:p>
          </table:table-cell>
          <table:table-cell office:value-type="float" office:value="88933.52" table:formula="msoxl:=  IF(SUM(E13,E34)=0,&quot;-&quot;,SUM(E13,E34))" table:style-name="ce17">
            <text:p>88,934</text:p>
          </table:table-cell>
          <table:table-cell office:value-type="string" office:string-value="-" table:formula="msoxl:=  IF(SUM(F13,F34)=0,&quot;-&quot;,SUM(F13,F34))" table:style-name="ce17">
            <text:p>-</text:p>
          </table:table-cell>
          <table:table-cell office:value-type="string" office:string-value="-" table:formula="msoxl:=  IF(SUM(G13,G34)=0,&quot;-&quot;,SUM(G13,G34))" table:style-name="ce17">
            <text:p>-</text:p>
          </table:table-cell>
          <table:table-cell office:value-type="float" office:value="14040" table:formula="msoxl:=  IF(SUM(H13,H34)=0,&quot;-&quot;,SUM(H13,H34))" table:style-name="ce17">
            <text:p>14,040</text:p>
          </table:table-cell>
          <table:table-cell office:value-type="float" office:value="24864.2" table:formula="msoxl:=  IF(SUM(I13,I34)=0,&quot;-&quot;,SUM(I13,I34))" table:style-name="ce17">
            <text:p>24,864</text:p>
          </table:table-cell>
          <table:table-cell office:value-type="float" office:value="20" table:formula="msoxl:=  IF(SUM(J13,J34)=0,&quot;-&quot;,SUM(J13,J34))" table:style-name="ce17">
            <text:p>20</text:p>
          </table:table-cell>
          <table:table-cell office:value-type="float" office:value="10" table:formula="msoxl:=  IF(SUM(K13,K34)=0,&quot;-&quot;,SUM(K13,K34))" table:style-name="ce17">
            <text:p>10</text:p>
          </table:table-cell>
          <table:table-cell office:value-type="string" office:string-value="-" table:formula="msoxl:=  IF(SUM(L13,L34)=0,&quot;-&quot;,SUM(L13,L34))" table:style-name="ce17">
            <text:p>-</text:p>
          </table:table-cell>
          <table:table-cell office:value-type="string" office:string-value="-" table:formula="msoxl:=  IF(SUM(M13,M34)=0,&quot;-&quot;,SUM(M13,M34))" table:style-name="ce17">
            <text:p>-</text:p>
          </table:table-cell>
          <table:table-cell office:value-type="float" office:value="280" table:formula="msoxl:=  IF(SUM(N13,N34)=0,&quot;-&quot;,SUM(N13,N34))" table:style-name="ce17">
            <text:p>280</text:p>
          </table:table-cell>
          <table:table-cell office:value-type="float" office:value="1700.01" table:formula="msoxl:=  IF(SUM(O13,O34)=0,&quot;-&quot;,SUM(O13,O34))" table:style-name="ce17">
            <text:p>1,700</text:p>
          </table:table-cell>
          <table:table-cell office:value-type="float" office:value="130" table:formula="msoxl:=  IF(SUM(P13,P34)=0,&quot;-&quot;,SUM(P13,P34))" table:style-name="ce17">
            <text:p>130</text:p>
          </table:table-cell>
          <table:table-cell office:value-type="float" office:value="960" table:formula="msoxl:=  IF(SUM(Q13,Q34)=0,&quot;-&quot;,SUM(Q13,Q34))" table:style-name="ce17">
            <text:p>96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table:style-name="ce11"/>
          <table:table-cell office:value-type="float" office:value="137834.6" table:formula="msoxl:=  IF(SUM(D14:D33)=0,&quot;-&quot;,SUM(D14:D33))" table:style-name="ce18">
            <text:p>137,835</text:p>
          </table:table-cell>
          <table:table-cell office:value-type="float" office:value="88933.52" table:formula="msoxl:=  IF(SUM(E14:E33)=0,&quot;-&quot;,SUM(E14:E33))" table:style-name="ce18">
            <text:p>88,934</text:p>
          </table:table-cell>
          <table:table-cell office:value-type="string" office:string-value="-" table:formula="msoxl:=  IF(SUM(F14:F33)=0,&quot;-&quot;,SUM(F14:F33))" table:style-name="ce18">
            <text:p>-</text:p>
          </table:table-cell>
          <table:table-cell office:value-type="string" office:string-value="-" table:formula="msoxl:=  IF(SUM(G14:G33)=0,&quot;-&quot;,SUM(G14:G33))" table:style-name="ce18">
            <text:p>-</text:p>
          </table:table-cell>
          <table:table-cell office:value-type="float" office:value="14040" table:formula="msoxl:=  IF(SUM(H14:H33)=0,&quot;-&quot;,SUM(H14:H33))" table:style-name="ce18">
            <text:p>14,040</text:p>
          </table:table-cell>
          <table:table-cell office:value-type="float" office:value="24864.2" table:formula="msoxl:=  IF(SUM(I14:I33)=0,&quot;-&quot;,SUM(I14:I33))" table:style-name="ce18">
            <text:p>24,864</text:p>
          </table:table-cell>
          <table:table-cell office:value-type="float" office:value="20" table:formula="msoxl:=  IF(SUM(J14:J33)=0,&quot;-&quot;,SUM(J14:J33))" table:style-name="ce18">
            <text:p>20</text:p>
          </table:table-cell>
          <table:table-cell office:value-type="float" office:value="10" table:formula="msoxl:=  IF(SUM(K14:K33)=0,&quot;-&quot;,SUM(K14:K33))" table:style-name="ce18">
            <text:p>10</text:p>
          </table:table-cell>
          <table:table-cell office:value-type="string" office:string-value="-" table:formula="msoxl:=  IF(SUM(L14:L33)=0,&quot;-&quot;,SUM(L14:L33))" table:style-name="ce18">
            <text:p>-</text:p>
          </table:table-cell>
          <table:table-cell office:value-type="string" office:string-value="-" table:formula="msoxl:=  IF(SUM(M14:M33)=0,&quot;-&quot;,SUM(M14:M33))" table:style-name="ce18">
            <text:p>-</text:p>
          </table:table-cell>
          <table:table-cell office:value-type="float" office:value="280" table:formula="msoxl:=  IF(SUM(N14:N33)=0,&quot;-&quot;,SUM(N14:N33))" table:style-name="ce18">
            <text:p>280</text:p>
          </table:table-cell>
          <table:table-cell office:value-type="float" office:value="1700.01" table:formula="msoxl:=  IF(SUM(O14:O33)=0,&quot;-&quot;,SUM(O14:O33))" table:style-name="ce18">
            <text:p>1,700</text:p>
          </table:table-cell>
          <table:table-cell office:value-type="float" office:value="130" table:formula="msoxl:=  IF(SUM(P14:P33)=0,&quot;-&quot;,SUM(P14:P33))" table:style-name="ce18">
            <text:p>130</text:p>
          </table:table-cell>
          <table:table-cell office:value-type="float" office:value="960" table:formula="msoxl:=  IF(SUM(Q14:Q33)=0,&quot;-&quot;,SUM(Q14:Q33))" table:style-name="ce18">
            <text:p>96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table:style-name="ce11"/>
          <table:table-cell office:value-type="float" office:value="102000" table:style-name="ce18">
            <text:p>102,000</text:p>
          </table:table-cell>
          <table:table-cell office:value-type="float" office:value="51000" table:style-name="ce18">
            <text:p>51,0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table:style-name="ce11"/>
          <table:table-cell office:value-type="float" office:value="3" table:style-name="ce18">
            <text:p>3</text:p>
          </table:table-cell>
          <table:table-cell office:value-type="float" office:value="70.5" table:style-name="ce18">
            <text:p>7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040" table:style-name="ce18">
            <text:p>14,040</text:p>
          </table:table-cell>
          <table:table-cell office:value-type="float" office:value="24864.2" table:style-name="ce18">
            <text:p>24,86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500" table:style-name="ce18">
            <text:p>500</text:p>
          </table:table-cell>
          <table:table-cell office:value-type="float" office:value="50" table:style-name="ce18">
            <text:p>50</text:p>
          </table:table-cell>
          <table:table-cell office:value-type="float" office:value="300" table:style-name="ce18">
            <text:p>30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0" table:style-name="ce18">
            <text:p>180</text:p>
          </table:table-cell>
          <table:table-cell office:value-type="float" office:value="1200.01" table:style-name="ce18">
            <text:p>1,200</text:p>
          </table:table-cell>
          <table:table-cell office:value-type="float" office:value="60" table:style-name="ce18">
            <text:p>60</text:p>
          </table:table-cell>
          <table:table-cell office:value-type="float" office:value="600" table:style-name="ce18">
            <text:p>60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table:style-name="ce11"/>
          <table:table-cell office:value-type="float" office:value="21200" table:style-name="ce18">
            <text:p>21,200</text:p>
          </table:table-cell>
          <table:table-cell office:value-type="float" office:value="12350" table:style-name="ce18">
            <text:p>12,3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table:style-name="ce11"/>
          <table:table-cell office:value-type="float" office:value="9628.6" table:style-name="ce18">
            <text:p>9,629</text:p>
          </table:table-cell>
          <table:table-cell office:value-type="float" office:value="23011.52" table:style-name="ce18">
            <text:p>23,0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table:style-name="ce11"/>
          <table:table-cell office:value-type="float" office:value="5003" table:style-name="ce18">
            <text:p>5,003</text:p>
          </table:table-cell>
          <table:table-cell office:value-type="float" office:value="2501.5" table:style-name="ce18">
            <text:p>2,50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60" table:style-name="ce18">
            <text:p>6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table:style-name="ce11"/>
          <table:table-cell office:value-type="string" office:string-value="-" table:formula="msoxl:=  IF(SUM(D35:D36)=0,&quot;-&quot;,SUM(D35:D36))" table:style-name="ce18">
            <text:p>-</text:p>
          </table:table-cell>
          <table:table-cell office:value-type="string" office:string-value="-" table:formula="msoxl:=  IF(SUM(E35:E36)=0,&quot;-&quot;,SUM(E35:E36))" table:style-name="ce18">
            <text:p>-</text:p>
          </table:table-cell>
          <table:table-cell office:value-type="string" office:string-value="-" table:formula="msoxl:=  IF(SUM(F35:F36)=0,&quot;-&quot;,SUM(F35:F36))" table:style-name="ce18">
            <text:p>-</text:p>
          </table:table-cell>
          <table:table-cell office:value-type="string" office:string-value="-" table:formula="msoxl:=  IF(SUM(G35:G36)=0,&quot;-&quot;,SUM(G35:G36))" table:style-name="ce18">
            <text:p>-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office:value-type="string" office:string-value="-" table:formula="msoxl:=  IF(SUM(N35:N36)=0,&quot;-&quot;,SUM(N35:N36))" table:style-name="ce18">
            <text:p>-</text:p>
          </table:table-cell>
          <table:table-cell office:value-type="string" office:string-value="-" table:formula="msoxl:=  IF(SUM(O35:O36)=0,&quot;-&quot;,SUM(O35:O36))" table:style-name="ce18">
            <text:p>-</text:p>
          </table:table-cell>
          <table:table-cell office:value-type="string" office:string-value="-" table:formula="msoxl:=  IF(SUM(P35:P36)=0,&quot;-&quot;,SUM(P35:P36))" table:style-name="ce18">
            <text:p>-</text:p>
          </table:table-cell>
          <table:table-cell office:value-type="string" office:string-value="-" table:formula="msoxl:=  IF(SUM(Q35:Q36)=0,&quot;-&quot;,SUM(Q35:Q3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table:style-name="ce12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魚貝苗產量及價值2(續)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2" table:visibility="collapse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66" table:default-cell-style-name="ce2"/>
        <table:table-row table:style-name="ro1">
          <table:table-cell office:value-type="string" table:number-columns-spanned="4" table:number-rows-spanned="1" table:style-name="ce32">
            <text:p>10‧魚貝苗產量及價值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16372" table:style-name="ce2"/>
        </table:table-row>
        <table:table-row table:style-name="ro2">
          <table:table-cell table:number-columns-repeated="3" table:style-name="ce2"/>
          <table:table-cell office:value-type="string" table:number-columns-spanned="2" table:number-rows-spanned="1" table:style-name="ce26">
            <text:p>(1) 縣市別(續)</text:p>
          </table:table-cell>
          <table:covered-table-cell/>
          <table:table-cell table:number-columns-repeated="4" table:style-name="ce2"/>
          <table:table-cell office:value-type="string" table:number-columns-spanned="3" table:number-rows-spanned="1" table:style-name="ce26">
            <text:p>(1) By District(Continued)</text:p>
          </table:table-cell>
          <table:covered-table-cell table:number-columns-repeated="2"/>
          <table:table-cell table:number-columns-repeated="16372" table:style-name="ce2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5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6"/>Value：Thousand N.T.$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spanned="2" table:number-rows-spanned="1" table:style-name="ce22"/>
          <table:covered-table-cell/>
          <table:table-cell table:style-name="ce4"/>
          <table:table-cell office:value-type="string" table:number-columns-spanned="2" table:number-rows-spanned="1" table:style-name="ce22">
            <text:p>鯁魚苗</text:p>
          </table:table-cell>
          <table:covered-table-cell/>
          <table:table-cell office:value-type="string" table:number-columns-spanned="2" table:number-rows-spanned="1" table:style-name="ce22">
            <text:p>鱧魚苗</text:p>
          </table:table-cell>
          <table:covered-table-cell/>
          <table:table-cell office:value-type="string" table:number-columns-spanned="2" table:number-rows-spanned="1" table:style-name="ce22">
            <text:p>其他鯛苗</text:p>
          </table:table-cell>
          <table:covered-table-cell/>
          <table:table-cell office:value-type="string" table:number-columns-spanned="2" table:number-rows-spanned="1" table:style-name="ce22">
            <text:p>淡水鯰苗</text:p>
          </table:table-cell>
          <table:covered-table-cell/>
          <table:table-cell office:value-type="string" table:number-columns-spanned="2" table:number-rows-spanned="1" table:style-name="ce22">
            <text:p>泥鰍苗</text:p>
          </table:table-cell>
          <table:covered-table-cell/>
          <table:table-cell office:value-type="string" table:number-columns-spanned="2" table:number-rows-spanned="1" table:style-name="ce22">
            <text:p>臭都魚苗</text:p>
          </table:table-cell>
          <table:covered-table-cell/>
          <table:table-cell office:value-type="string" table:number-columns-spanned="2" table:number-rows-spanned="1" table:style-name="ce22">
            <text:p>花身鯻苗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table:style-name="ce6"/>
          <table:table-cell office:value-type="string" table:number-columns-spanned="2" table:number-rows-spanned="1" table:style-name="ce24">
            <text:p>1013</text:p>
          </table:table-cell>
          <table:covered-table-cell/>
          <table:table-cell office:value-type="string" table:number-columns-spanned="2" table:number-rows-spanned="1" table:style-name="ce24">
            <text:p>1014</text:p>
          </table:table-cell>
          <table:covered-table-cell/>
          <table:table-cell office:value-type="string" table:number-columns-spanned="2" table:number-rows-spanned="1" table:style-name="ce24">
            <text:p>1015</text:p>
          </table:table-cell>
          <table:covered-table-cell/>
          <table:table-cell office:value-type="string" table:number-columns-spanned="2" table:number-rows-spanned="1" table:style-name="ce24">
            <text:p>1016</text:p>
          </table:table-cell>
          <table:covered-table-cell/>
          <table:table-cell office:value-type="string" table:number-columns-spanned="2" table:number-rows-spanned="1" table:style-name="ce24">
            <text:p>1017</text:p>
          </table:table-cell>
          <table:covered-table-cell/>
          <table:table-cell office:value-type="string" table:number-columns-spanned="2" table:number-rows-spanned="1" table:style-name="ce24">
            <text:p>1018</text:p>
          </table:table-cell>
          <table:covered-table-cell/>
          <table:table-cell office:value-type="string" table:number-columns-spanned="2" table:number-rows-spanned="1" table:style-name="ce24">
            <text:p>1019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6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16367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8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總計</text:p>
          </table:table-cell>
          <table:table-cell office:value-type="string" table:style-name="ce10">
            <text:p>GRAND TOTAL</text:p>
          </table:table-cell>
          <table:table-cell table:style-name="ce10"/>
          <table:table-cell office:value-type="float" office:value="70" table:formula="msoxl:=  IF(SUM(D13,D34)=0,&quot;-&quot;,SUM(D13,D34))" table:style-name="ce17">
            <text:p>70</text:p>
          </table:table-cell>
          <table:table-cell office:value-type="float" office:value="350" table:formula="msoxl:=  IF(SUM(E13,E34)=0,&quot;-&quot;,SUM(E13,E34))" table:style-name="ce17">
            <text:p>350</text:p>
          </table:table-cell>
          <table:table-cell office:value-type="string" office:string-value="-" table:formula="msoxl:=  IF(SUM(F13,F34)=0,&quot;-&quot;,SUM(F13,F34))" table:style-name="ce17">
            <text:p>-</text:p>
          </table:table-cell>
          <table:table-cell office:value-type="string" office:string-value="-" table:formula="msoxl:=  IF(SUM(G13,G34)=0,&quot;-&quot;,SUM(G13,G34))" table:style-name="ce17">
            <text:p>-</text:p>
          </table:table-cell>
          <table:table-cell office:value-type="float" office:value="396" table:formula="msoxl:=  IF(SUM(H13,H34)=0,&quot;-&quot;,SUM(H13,H34))" table:style-name="ce17">
            <text:p>396</text:p>
          </table:table-cell>
          <table:table-cell office:value-type="float" office:value="2574" table:formula="msoxl:=  IF(SUM(I13,I34)=0,&quot;-&quot;,SUM(I13,I34))" table:style-name="ce17">
            <text:p>2,574</text:p>
          </table:table-cell>
          <table:table-cell office:value-type="string" office:string-value="-" table:formula="msoxl:=  IF(SUM(J13,J34)=0,&quot;-&quot;,SUM(J13,J34))" table:style-name="ce17">
            <text:p>-</text:p>
          </table:table-cell>
          <table:table-cell office:value-type="string" office:string-value="-" table:formula="msoxl:=  IF(SUM(K13,K34)=0,&quot;-&quot;,SUM(K13,K34))" table:style-name="ce17">
            <text:p>-</text:p>
          </table:table-cell>
          <table:table-cell office:value-type="string" office:string-value="-" table:formula="msoxl:=  IF(SUM(L13,L34)=0,&quot;-&quot;,SUM(L13,L34))" table:style-name="ce17">
            <text:p>-</text:p>
          </table:table-cell>
          <table:table-cell office:value-type="string" office:string-value="-" table:formula="msoxl:=  IF(SUM(M13,M34)=0,&quot;-&quot;,SUM(M13,M34))" table:style-name="ce17">
            <text:p>-</text:p>
          </table:table-cell>
          <table:table-cell office:value-type="string" office:string-value="-" table:formula="msoxl:=  IF(SUM(N13,N34)=0,&quot;-&quot;,SUM(N13,N34))" table:style-name="ce17">
            <text:p>-</text:p>
          </table:table-cell>
          <table:table-cell office:value-type="string" office:string-value="-" table:formula="msoxl:=  IF(SUM(O13,O34)=0,&quot;-&quot;,SUM(O13,O34))" table:style-name="ce17">
            <text:p>-</text:p>
          </table:table-cell>
          <table:table-cell office:value-type="string" office:string-value="-" table:formula="msoxl:=  IF(SUM(P13,P34)=0,&quot;-&quot;,SUM(P13,P34))" table:style-name="ce17">
            <text:p>-</text:p>
          </table:table-cell>
          <table:table-cell office:value-type="string" office:string-value="-" table:formula="msoxl:=  IF(SUM(Q13,Q34)=0,&quot;-&quot;,SUM(Q13,Q34))" table:style-name="ce1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table:style-name="ce11"/>
          <table:table-cell office:value-type="float" office:value="70" table:formula="msoxl:=  IF(SUM(D14:D33)=0,&quot;-&quot;,SUM(D14:D33))" table:style-name="ce18">
            <text:p>70</text:p>
          </table:table-cell>
          <table:table-cell office:value-type="float" office:value="350" table:formula="msoxl:=  IF(SUM(E14:E33)=0,&quot;-&quot;,SUM(E14:E33))" table:style-name="ce18">
            <text:p>350</text:p>
          </table:table-cell>
          <table:table-cell office:value-type="string" office:string-value="-" table:formula="msoxl:=  IF(SUM(F14:F33)=0,&quot;-&quot;,SUM(F14:F33))" table:style-name="ce18">
            <text:p>-</text:p>
          </table:table-cell>
          <table:table-cell office:value-type="string" office:string-value="-" table:formula="msoxl:=  IF(SUM(G14:G33)=0,&quot;-&quot;,SUM(G14:G33))" table:style-name="ce18">
            <text:p>-</text:p>
          </table:table-cell>
          <table:table-cell office:value-type="float" office:value="396" table:formula="msoxl:=  IF(SUM(H14:H33)=0,&quot;-&quot;,SUM(H14:H33))" table:style-name="ce18">
            <text:p>396</text:p>
          </table:table-cell>
          <table:table-cell office:value-type="float" office:value="2574" table:formula="msoxl:=  IF(SUM(I14:I33)=0,&quot;-&quot;,SUM(I14:I33))" table:style-name="ce18">
            <text:p>2,574</text:p>
          </table:table-cell>
          <table:table-cell office:value-type="string" office:string-value="-" table:formula="msoxl:=  IF(SUM(J14:J33)=0,&quot;-&quot;,SUM(J14:J33))" table:style-name="ce18">
            <text:p>-</text:p>
          </table:table-cell>
          <table:table-cell office:value-type="string" office:string-value="-" table:formula="msoxl:=  IF(SUM(K14:K33)=0,&quot;-&quot;,SUM(K14:K33))" table:style-name="ce18">
            <text:p>-</text:p>
          </table:table-cell>
          <table:table-cell office:value-type="string" office:string-value="-" table:formula="msoxl:=  IF(SUM(L14:L33)=0,&quot;-&quot;,SUM(L14:L33))" table:style-name="ce18">
            <text:p>-</text:p>
          </table:table-cell>
          <table:table-cell office:value-type="string" office:string-value="-" table:formula="msoxl:=  IF(SUM(M14:M33)=0,&quot;-&quot;,SUM(M14:M33))" table:style-name="ce18">
            <text:p>-</text:p>
          </table:table-cell>
          <table:table-cell office:value-type="string" office:string-value="-" table:formula="msoxl:=  IF(SUM(N14:N33)=0,&quot;-&quot;,SUM(N14:N33))" table:style-name="ce18">
            <text:p>-</text:p>
          </table:table-cell>
          <table:table-cell office:value-type="string" office:string-value="-" table:formula="msoxl:=  IF(SUM(O14:O33)=0,&quot;-&quot;,SUM(O14:O33))" table:style-name="ce18">
            <text:p>-</text:p>
          </table:table-cell>
          <table:table-cell office:value-type="string" office:string-value="-" table:formula="msoxl:=  IF(SUM(P14:P33)=0,&quot;-&quot;,SUM(P14:P33))" table:style-name="ce18">
            <text:p>-</text:p>
          </table:table-cell>
          <table:table-cell office:value-type="string" office:string-value="-" table:formula="msoxl:=  IF(SUM(Q14:Q33)=0,&quot;-&quot;,SUM(Q14:Q33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table:style-name="ce11"/>
          <table:table-cell office:value-type="float" office:value="70" table:style-name="ce18">
            <text:p>70</text:p>
          </table:table-cell>
          <table:table-cell office:value-type="float" office:value="350" table:style-name="ce18">
            <text:p>3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96" table:style-name="ce18">
            <text:p>396</text:p>
          </table:table-cell>
          <table:table-cell office:value-type="float" office:value="2574" table:style-name="ce18">
            <text:p>2,57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table:style-name="ce11"/>
          <table:table-cell office:value-type="string" office:string-value="-" table:formula="msoxl:=  IF(SUM(D35:D36)=0,&quot;-&quot;,SUM(D35:D36))" table:style-name="ce18">
            <text:p>-</text:p>
          </table:table-cell>
          <table:table-cell office:value-type="string" office:string-value="-" table:formula="msoxl:=  IF(SUM(E35:E36)=0,&quot;-&quot;,SUM(E35:E36))" table:style-name="ce18">
            <text:p>-</text:p>
          </table:table-cell>
          <table:table-cell office:value-type="string" office:string-value="-" table:formula="msoxl:=  IF(SUM(F35:F36)=0,&quot;-&quot;,SUM(F35:F36))" table:style-name="ce18">
            <text:p>-</text:p>
          </table:table-cell>
          <table:table-cell office:value-type="string" office:string-value="-" table:formula="msoxl:=  IF(SUM(G35:G36)=0,&quot;-&quot;,SUM(G35:G36))" table:style-name="ce18">
            <text:p>-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office:value-type="string" office:string-value="-" table:formula="msoxl:=  IF(SUM(N35:N36)=0,&quot;-&quot;,SUM(N35:N36))" table:style-name="ce18">
            <text:p>-</text:p>
          </table:table-cell>
          <table:table-cell office:value-type="string" office:string-value="-" table:formula="msoxl:=  IF(SUM(O35:O36)=0,&quot;-&quot;,SUM(O35:O36))" table:style-name="ce18">
            <text:p>-</text:p>
          </table:table-cell>
          <table:table-cell office:value-type="string" office:string-value="-" table:formula="msoxl:=  IF(SUM(P35:P36)=0,&quot;-&quot;,SUM(P35:P36))" table:style-name="ce18">
            <text:p>-</text:p>
          </table:table-cell>
          <table:table-cell office:value-type="string" office:string-value="-" table:formula="msoxl:=  IF(SUM(Q35:Q36)=0,&quot;-&quot;,SUM(Q35:Q3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table:style-name="ce12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魚貝苗產量及價值3(續)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2" table:visibility="collapse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66" table:default-cell-style-name="ce2"/>
        <table:table-row table:style-name="ro1">
          <table:table-cell office:value-type="string" table:number-columns-spanned="4" table:number-rows-spanned="1" table:style-name="ce32">
            <text:p>10‧魚貝苗產量及價值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16372" table:style-name="ce2"/>
        </table:table-row>
        <table:table-row table:style-name="ro2">
          <table:table-cell table:number-columns-repeated="3" table:style-name="ce2"/>
          <table:table-cell office:value-type="string" table:number-columns-spanned="2" table:number-rows-spanned="1" table:style-name="ce26">
            <text:p>(1) 縣市別(續)</text:p>
          </table:table-cell>
          <table:covered-table-cell/>
          <table:table-cell table:number-columns-repeated="4" table:style-name="ce2"/>
          <table:table-cell office:value-type="string" table:number-columns-spanned="3" table:number-rows-spanned="1" table:style-name="ce26">
            <text:p>(1) By District(Continued)</text:p>
          </table:table-cell>
          <table:covered-table-cell table:number-columns-repeated="2"/>
          <table:table-cell table:number-columns-repeated="16372" table:style-name="ce2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5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6"/>Value：Thousand N.T.$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spanned="2" table:number-rows-spanned="1" table:style-name="ce22"/>
          <table:covered-table-cell/>
          <table:table-cell table:style-name="ce4"/>
          <table:table-cell office:value-type="string" table:number-columns-spanned="2" table:number-rows-spanned="1" table:style-name="ce22">
            <text:p>銀紋笛鯛苗</text:p>
          </table:table-cell>
          <table:covered-table-cell/>
          <table:table-cell office:value-type="string" table:number-columns-spanned="2" table:number-rows-spanned="1" table:style-name="ce22">
            <text:p>鱗鯔魚苗</text:p>
          </table:table-cell>
          <table:covered-table-cell/>
          <table:table-cell office:value-type="string" table:number-columns-spanned="2" table:number-rows-spanned="1" table:style-name="ce22">
            <text:p>其他魚苗</text:p>
          </table:table-cell>
          <table:covered-table-cell/>
          <table:table-cell office:value-type="string" table:number-columns-spanned="2" table:number-rows-spanned="1" table:style-name="ce22">
            <text:p>蝦苗合計</text:p>
          </table:table-cell>
          <table:covered-table-cell/>
          <table:table-cell office:value-type="string" table:number-columns-spanned="2" table:number-rows-spanned="1" table:style-name="ce22">
            <text:p>日本對蝦苗</text:p>
          </table:table-cell>
          <table:covered-table-cell/>
          <table:table-cell office:value-type="string" table:number-columns-spanned="2" table:number-rows-spanned="1" table:style-name="ce22">
            <text:p>草蝦苗</text:p>
          </table:table-cell>
          <table:covered-table-cell/>
          <table:table-cell office:value-type="string" table:number-columns-spanned="2" table:number-rows-spanned="1" table:style-name="ce22">
            <text:p>刀額新對蝦苗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table:style-name="ce6"/>
          <table:table-cell office:value-type="string" table:number-columns-spanned="2" table:number-rows-spanned="1" table:style-name="ce24">
            <text:p>1020</text:p>
          </table:table-cell>
          <table:covered-table-cell/>
          <table:table-cell office:value-type="string" table:number-columns-spanned="2" table:number-rows-spanned="1" table:style-name="ce24">
            <text:p>1021</text:p>
          </table:table-cell>
          <table:covered-table-cell/>
          <table:table-cell office:value-type="string" table:number-columns-spanned="2" table:number-rows-spanned="1" table:style-name="ce24">
            <text:p>1022</text:p>
          </table:table-cell>
          <table:covered-table-cell/>
          <table:table-cell office:value-type="string" table:number-columns-spanned="2" table:number-rows-spanned="1" table:style-name="ce24">
            <text:p>2000</text:p>
          </table:table-cell>
          <table:covered-table-cell/>
          <table:table-cell office:value-type="string" table:number-columns-spanned="2" table:number-rows-spanned="1" table:style-name="ce24">
            <text:p>2001</text:p>
          </table:table-cell>
          <table:covered-table-cell/>
          <table:table-cell office:value-type="string" table:number-columns-spanned="2" table:number-rows-spanned="1" table:style-name="ce24">
            <text:p>2002</text:p>
          </table:table-cell>
          <table:covered-table-cell/>
          <table:table-cell office:value-type="string" table:number-columns-spanned="2" table:number-rows-spanned="1" table:style-name="ce24">
            <text:p>2003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6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16367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8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總計</text:p>
          </table:table-cell>
          <table:table-cell office:value-type="string" table:style-name="ce10">
            <text:p>GRAND TOTAL</text:p>
          </table:table-cell>
          <table:table-cell table:style-name="ce10"/>
          <table:table-cell office:value-type="string" office:string-value="-" table:formula="msoxl:=  IF(SUM(D13,D34)=0,&quot;-&quot;,SUM(D13,D34))" table:style-name="ce17">
            <text:p>-</text:p>
          </table:table-cell>
          <table:table-cell office:value-type="string" office:string-value="-" table:formula="msoxl:=  IF(SUM(E13,E34)=0,&quot;-&quot;,SUM(E13,E34))" table:style-name="ce17">
            <text:p>-</text:p>
          </table:table-cell>
          <table:table-cell office:value-type="string" office:string-value="-" table:formula="msoxl:=  IF(SUM(F13,F34)=0,&quot;-&quot;,SUM(F13,F34))" table:style-name="ce17">
            <text:p>-</text:p>
          </table:table-cell>
          <table:table-cell office:value-type="string" office:string-value="-" table:formula="msoxl:=  IF(SUM(G13,G34)=0,&quot;-&quot;,SUM(G13,G34))" table:style-name="ce17">
            <text:p>-</text:p>
          </table:table-cell>
          <table:table-cell office:value-type="float" office:value="8946.4179999999997" table:formula="msoxl:=  IF(SUM(H13,H34)=0,&quot;-&quot;,SUM(H13,H34))" table:style-name="ce17">
            <text:p>8,946</text:p>
          </table:table-cell>
          <table:table-cell office:value-type="float" office:value="23633.5249" table:formula="msoxl:=  IF(SUM(I13,I34)=0,&quot;-&quot;,SUM(I13,I34))" table:style-name="ce17">
            <text:p>23,634</text:p>
          </table:table-cell>
          <table:table-cell office:value-type="float" office:value="2934389.7" table:formula="msoxl:=  IF(SUM(J13,J34)=0,&quot;-&quot;,SUM(J13,J34))" table:style-name="ce17">
            <text:p>2,934,390</text:p>
          </table:table-cell>
          <table:table-cell office:value-type="float" office:value="131004.38500000001" table:formula="msoxl:=  IF(SUM(K13,K34)=0,&quot;-&quot;,SUM(K13,K34))" table:style-name="ce17">
            <text:p>131,004</text:p>
          </table:table-cell>
          <table:table-cell office:value-type="string" office:string-value="-" table:formula="msoxl:=  IF(SUM(L13,L34)=0,&quot;-&quot;,SUM(L13,L34))" table:style-name="ce17">
            <text:p>-</text:p>
          </table:table-cell>
          <table:table-cell office:value-type="string" office:string-value="-" table:formula="msoxl:=  IF(SUM(M13,M34)=0,&quot;-&quot;,SUM(M13,M34))" table:style-name="ce17">
            <text:p>-</text:p>
          </table:table-cell>
          <table:table-cell office:value-type="float" office:value="22463.599999999999" table:formula="msoxl:=  IF(SUM(N13,N34)=0,&quot;-&quot;,SUM(N13,N34))" table:style-name="ce17">
            <text:p>22,464</text:p>
          </table:table-cell>
          <table:table-cell office:value-type="float" office:value="1108.0719999999999" table:formula="msoxl:=  IF(SUM(O13,O34)=0,&quot;-&quot;,SUM(O13,O34))" table:style-name="ce17">
            <text:p>1,108</text:p>
          </table:table-cell>
          <table:table-cell office:value-type="string" office:string-value="-" table:formula="msoxl:=  IF(SUM(P13,P34)=0,&quot;-&quot;,SUM(P13,P34))" table:style-name="ce17">
            <text:p>-</text:p>
          </table:table-cell>
          <table:table-cell office:value-type="string" office:string-value="-" table:formula="msoxl:=  IF(SUM(Q13,Q34)=0,&quot;-&quot;,SUM(Q13,Q34))" table:style-name="ce1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table:style-name="ce11"/>
          <table:table-cell office:value-type="string" office:string-value="-" table:formula="msoxl:=  IF(SUM(D14:D33)=0,&quot;-&quot;,SUM(D14:D33))" table:style-name="ce18">
            <text:p>-</text:p>
          </table:table-cell>
          <table:table-cell office:value-type="string" office:string-value="-" table:formula="msoxl:=  IF(SUM(E14:E33)=0,&quot;-&quot;,SUM(E14:E33))" table:style-name="ce18">
            <text:p>-</text:p>
          </table:table-cell>
          <table:table-cell office:value-type="string" office:string-value="-" table:formula="msoxl:=  IF(SUM(F14:F33)=0,&quot;-&quot;,SUM(F14:F33))" table:style-name="ce18">
            <text:p>-</text:p>
          </table:table-cell>
          <table:table-cell office:value-type="string" office:string-value="-" table:formula="msoxl:=  IF(SUM(G14:G33)=0,&quot;-&quot;,SUM(G14:G33))" table:style-name="ce18">
            <text:p>-</text:p>
          </table:table-cell>
          <table:table-cell office:value-type="float" office:value="8946.4179999999997" table:formula="msoxl:=  IF(SUM(H14:H33)=0,&quot;-&quot;,SUM(H14:H33))" table:style-name="ce18">
            <text:p>8,946</text:p>
          </table:table-cell>
          <table:table-cell office:value-type="float" office:value="23633.5249" table:formula="msoxl:=  IF(SUM(I14:I33)=0,&quot;-&quot;,SUM(I14:I33))" table:style-name="ce18">
            <text:p>23,634</text:p>
          </table:table-cell>
          <table:table-cell office:value-type="float" office:value="2934389.7" table:formula="msoxl:=  IF(SUM(J14:J33)=0,&quot;-&quot;,SUM(J14:J33))" table:style-name="ce18">
            <text:p>2,934,390</text:p>
          </table:table-cell>
          <table:table-cell office:value-type="float" office:value="131004.38500000001" table:formula="msoxl:=  IF(SUM(K14:K33)=0,&quot;-&quot;,SUM(K14:K33))" table:style-name="ce18">
            <text:p>131,004</text:p>
          </table:table-cell>
          <table:table-cell office:value-type="string" office:string-value="-" table:formula="msoxl:=  IF(SUM(L14:L33)=0,&quot;-&quot;,SUM(L14:L33))" table:style-name="ce18">
            <text:p>-</text:p>
          </table:table-cell>
          <table:table-cell office:value-type="string" office:string-value="-" table:formula="msoxl:=  IF(SUM(M14:M33)=0,&quot;-&quot;,SUM(M14:M33))" table:style-name="ce18">
            <text:p>-</text:p>
          </table:table-cell>
          <table:table-cell office:value-type="float" office:value="22463.599999999999" table:formula="msoxl:=  IF(SUM(N14:N33)=0,&quot;-&quot;,SUM(N14:N33))" table:style-name="ce18">
            <text:p>22,464</text:p>
          </table:table-cell>
          <table:table-cell office:value-type="float" office:value="1108.0719999999999" table:formula="msoxl:=  IF(SUM(O14:O33)=0,&quot;-&quot;,SUM(O14:O33))" table:style-name="ce18">
            <text:p>1,108</text:p>
          </table:table-cell>
          <table:table-cell office:value-type="string" office:string-value="-" table:formula="msoxl:=  IF(SUM(P14:P33)=0,&quot;-&quot;,SUM(P14:P33))" table:style-name="ce18">
            <text:p>-</text:p>
          </table:table-cell>
          <table:table-cell office:value-type="string" office:string-value="-" table:formula="msoxl:=  IF(SUM(Q14:Q33)=0,&quot;-&quot;,SUM(Q14:Q33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4,N14,P14,'魚貝苗產量及價值4(續)'!D14,'魚貝苗產量及價值4(續)'!F14,'魚貝苗產量及價值4(續)'!H14)=0,&quot;-&quot;,SUM(L14,N14,P14,'魚貝苗產量及價值4(續)'!D14,'魚貝苗產量及價值4(續)'!F14,'魚貝苗產量及價值4(續)'!H14))" table:style-name="ce18">
            <text:p>-</text:p>
          </table:table-cell>
          <table:table-cell office:value-type="string" office:string-value="-" table:formula="msoxl:=  IF(SUM(M14,O14,Q14,'魚貝苗產量及價值4(續)'!E14,'魚貝苗產量及價值4(續)'!G14,'魚貝苗產量及價值4(續)'!I14)=0,&quot;-&quot;,SUM(M14,O14,Q14,'魚貝苗產量及價值4(續)'!E14,'魚貝苗產量及價值4(續)'!G14,'魚貝苗產量及價值4(續)'!I14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5,N15,P15,'魚貝苗產量及價值4(續)'!D15,'魚貝苗產量及價值4(續)'!F15,'魚貝苗產量及價值4(續)'!H15)=0,&quot;-&quot;,SUM(L15,N15,P15,'魚貝苗產量及價值4(續)'!D15,'魚貝苗產量及價值4(續)'!F15,'魚貝苗產量及價值4(續)'!H15))" table:style-name="ce18">
            <text:p>-</text:p>
          </table:table-cell>
          <table:table-cell office:value-type="string" office:string-value="-" table:formula="msoxl:=  IF(SUM(M15,O15,Q15,'魚貝苗產量及價值4(續)'!E15,'魚貝苗產量及價值4(續)'!G15,'魚貝苗產量及價值4(續)'!I15)=0,&quot;-&quot;,SUM(M15,O15,Q15,'魚貝苗產量及價值4(續)'!E15,'魚貝苗產量及價值4(續)'!G15,'魚貝苗產量及價值4(續)'!I1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6,N16,P16,'魚貝苗產量及價值4(續)'!D16,'魚貝苗產量及價值4(續)'!F16,'魚貝苗產量及價值4(續)'!H16)=0,&quot;-&quot;,SUM(L16,N16,P16,'魚貝苗產量及價值4(續)'!D16,'魚貝苗產量及價值4(續)'!F16,'魚貝苗產量及價值4(續)'!H16))" table:style-name="ce18">
            <text:p>-</text:p>
          </table:table-cell>
          <table:table-cell office:value-type="string" office:string-value="-" table:formula="msoxl:=  IF(SUM(M16,O16,Q16,'魚貝苗產量及價值4(續)'!E16,'魚貝苗產量及價值4(續)'!G16,'魚貝苗產量及價值4(續)'!I16)=0,&quot;-&quot;,SUM(M16,O16,Q16,'魚貝苗產量及價值4(續)'!E16,'魚貝苗產量及價值4(續)'!G16,'魚貝苗產量及價值4(續)'!I16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7,N17,P17,'魚貝苗產量及價值4(續)'!D17,'魚貝苗產量及價值4(續)'!F17,'魚貝苗產量及價值4(續)'!H17)=0,&quot;-&quot;,SUM(L17,N17,P17,'魚貝苗產量及價值4(續)'!D17,'魚貝苗產量及價值4(續)'!F17,'魚貝苗產量及價值4(續)'!H17))" table:style-name="ce18">
            <text:p>-</text:p>
          </table:table-cell>
          <table:table-cell office:value-type="string" office:string-value="-" table:formula="msoxl:=  IF(SUM(M17,O17,Q17,'魚貝苗產量及價值4(續)'!E17,'魚貝苗產量及價值4(續)'!G17,'魚貝苗產量及價值4(續)'!I17)=0,&quot;-&quot;,SUM(M17,O17,Q17,'魚貝苗產量及價值4(續)'!E17,'魚貝苗產量及價值4(續)'!G17,'魚貝苗產量及價值4(續)'!I17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0000" table:formula="msoxl:=  IF(SUM(L18,N18,P18,'魚貝苗產量及價值4(續)'!D18,'魚貝苗產量及價值4(續)'!F18,'魚貝苗產量及價值4(續)'!H18)=0,&quot;-&quot;,SUM(L18,N18,P18,'魚貝苗產量及價值4(續)'!D18,'魚貝苗產量及價值4(續)'!F18,'魚貝苗產量及價值4(續)'!H18))" table:style-name="ce18">
            <text:p>150,000</text:p>
          </table:table-cell>
          <table:table-cell office:value-type="float" office:value="450" table:formula="msoxl:=  IF(SUM(M18,O18,Q18,'魚貝苗產量及價值4(續)'!E18,'魚貝苗產量及價值4(續)'!G18,'魚貝苗產量及價值4(續)'!I18)=0,&quot;-&quot;,SUM(M18,O18,Q18,'魚貝苗產量及價值4(續)'!E18,'魚貝苗產量及價值4(續)'!G18,'魚貝苗產量及價值4(續)'!I18))" table:style-name="ce18">
            <text:p>4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429122" table:formula="msoxl:=  IF(SUM(L19,N19,P19,'魚貝苗產量及價值4(續)'!D19,'魚貝苗產量及價值4(續)'!F19,'魚貝苗產量及價值4(續)'!H19)=0,&quot;-&quot;,SUM(L19,N19,P19,'魚貝苗產量及價值4(續)'!D19,'魚貝苗產量及價值4(續)'!F19,'魚貝苗產量及價值4(續)'!H19))" table:style-name="ce18">
            <text:p>2,429,122</text:p>
          </table:table-cell>
          <table:table-cell office:value-type="float" office:value="53520.476000000002" table:formula="msoxl:=  IF(SUM(M19,O19,Q19,'魚貝苗產量及價值4(續)'!E19,'魚貝苗產量及價值4(續)'!G19,'魚貝苗產量及價值4(續)'!I19)=0,&quot;-&quot;,SUM(M19,O19,Q19,'魚貝苗產量及價值4(續)'!E19,'魚貝苗產量及價值4(續)'!G19,'魚貝苗產量及價值4(續)'!I19))" table:style-name="ce18">
            <text:p>53,5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1.847999999999999" table:style-name="ce18">
            <text:p>22</text:p>
          </table:table-cell>
          <table:table-cell office:value-type="float" office:value="1159.2559000000001" table:style-name="ce18">
            <text:p>1,159</text:p>
          </table:table-cell>
          <table:table-cell office:value-type="float" office:value="10202" table:formula="msoxl:=  IF(SUM(L20,N20,P20,'魚貝苗產量及價值4(續)'!D20,'魚貝苗產量及價值4(續)'!F20,'魚貝苗產量及價值4(續)'!H20)=0,&quot;-&quot;,SUM(L20,N20,P20,'魚貝苗產量及價值4(續)'!D20,'魚貝苗產量及價值4(續)'!F20,'魚貝苗產量及價值4(續)'!H20))" table:style-name="ce18">
            <text:p>10,202</text:p>
          </table:table-cell>
          <table:table-cell office:value-type="float" office:value="306.06" table:formula="msoxl:=  IF(SUM(M20,O20,Q20,'魚貝苗產量及價值4(續)'!E20,'魚貝苗產量及價值4(續)'!G20,'魚貝苗產量及價值4(續)'!I20)=0,&quot;-&quot;,SUM(M20,O20,Q20,'魚貝苗產量及價值4(續)'!E20,'魚貝苗產量及價值4(續)'!G20,'魚貝苗產量及價值4(續)'!I20))" table:style-name="ce18">
            <text:p>30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1,N21,P21,'魚貝苗產量及價值4(續)'!D21,'魚貝苗產量及價值4(續)'!F21,'魚貝苗產量及價值4(續)'!H21)=0,&quot;-&quot;,SUM(L21,N21,P21,'魚貝苗產量及價值4(續)'!D21,'魚貝苗產量及價值4(續)'!F21,'魚貝苗產量及價值4(續)'!H21))" table:style-name="ce18">
            <text:p>-</text:p>
          </table:table-cell>
          <table:table-cell office:value-type="string" office:string-value="-" table:formula="msoxl:=  IF(SUM(M21,O21,Q21,'魚貝苗產量及價值4(續)'!E21,'魚貝苗產量及價值4(續)'!G21,'魚貝苗產量及價值4(續)'!I21)=0,&quot;-&quot;,SUM(M21,O21,Q21,'魚貝苗產量及價值4(續)'!E21,'魚貝苗產量及價值4(續)'!G21,'魚貝苗產量及價值4(續)'!I21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2,N22,P22,'魚貝苗產量及價值4(續)'!D22,'魚貝苗產量及價值4(續)'!F22,'魚貝苗產量及價值4(續)'!H22)=0,&quot;-&quot;,SUM(L22,N22,P22,'魚貝苗產量及價值4(續)'!D22,'魚貝苗產量及價值4(續)'!F22,'魚貝苗產量及價值4(續)'!H22))" table:style-name="ce18">
            <text:p>-</text:p>
          </table:table-cell>
          <table:table-cell office:value-type="string" office:string-value="-" table:formula="msoxl:=  IF(SUM(M22,O22,Q22,'魚貝苗產量及價值4(續)'!E22,'魚貝苗產量及價值4(續)'!G22,'魚貝苗產量及價值4(續)'!I22)=0,&quot;-&quot;,SUM(M22,O22,Q22,'魚貝苗產量及價值4(續)'!E22,'魚貝苗產量及價值4(續)'!G22,'魚貝苗產量及價值4(續)'!I22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3,N23,P23,'魚貝苗產量及價值4(續)'!D23,'魚貝苗產量及價值4(續)'!F23,'魚貝苗產量及價值4(續)'!H23)=0,&quot;-&quot;,SUM(L23,N23,P23,'魚貝苗產量及價值4(續)'!D23,'魚貝苗產量及價值4(續)'!F23,'魚貝苗產量及價值4(續)'!H23))" table:style-name="ce18">
            <text:p>-</text:p>
          </table:table-cell>
          <table:table-cell office:value-type="string" office:string-value="-" table:formula="msoxl:=  IF(SUM(M23,O23,Q23,'魚貝苗產量及價值4(續)'!E23,'魚貝苗產量及價值4(續)'!G23,'魚貝苗產量及價值4(續)'!I23)=0,&quot;-&quot;,SUM(M23,O23,Q23,'魚貝苗產量及價值4(續)'!E23,'魚貝苗產量及價值4(續)'!G23,'魚貝苗產量及價值4(續)'!I23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0" table:style-name="ce18">
            <text:p>140</text:p>
          </table:table-cell>
          <table:table-cell office:value-type="float" office:value="980" table:style-name="ce18">
            <text:p>980</text:p>
          </table:table-cell>
          <table:table-cell office:value-type="string" office:string-value="-" table:formula="msoxl:=  IF(SUM(L24,N24,P24,'魚貝苗產量及價值4(續)'!D24,'魚貝苗產量及價值4(續)'!F24,'魚貝苗產量及價值4(續)'!H24)=0,&quot;-&quot;,SUM(L24,N24,P24,'魚貝苗產量及價值4(續)'!D24,'魚貝苗產量及價值4(續)'!F24,'魚貝苗產量及價值4(續)'!H24))" table:style-name="ce18">
            <text:p>-</text:p>
          </table:table-cell>
          <table:table-cell office:value-type="string" office:string-value="-" table:formula="msoxl:=  IF(SUM(M24,O24,Q24,'魚貝苗產量及價值4(續)'!E24,'魚貝苗產量及價值4(續)'!G24,'魚貝苗產量及價值4(續)'!I24)=0,&quot;-&quot;,SUM(M24,O24,Q24,'魚貝苗產量及價值4(續)'!E24,'魚貝苗產量及價值4(續)'!G24,'魚貝苗產量及價值4(續)'!I24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5,N25,P25,'魚貝苗產量及價值4(續)'!D25,'魚貝苗產量及價值4(續)'!F25,'魚貝苗產量及價值4(續)'!H25)=0,&quot;-&quot;,SUM(L25,N25,P25,'魚貝苗產量及價值4(續)'!D25,'魚貝苗產量及價值4(續)'!F25,'魚貝苗產量及價值4(續)'!H25))" table:style-name="ce18">
            <text:p>-</text:p>
          </table:table-cell>
          <table:table-cell office:value-type="string" office:string-value="-" table:formula="msoxl:=  IF(SUM(M25,O25,Q25,'魚貝苗產量及價值4(續)'!E25,'魚貝苗產量及價值4(續)'!G25,'魚貝苗產量及價值4(續)'!I25)=0,&quot;-&quot;,SUM(M25,O25,Q25,'魚貝苗產量及價值4(續)'!E25,'魚貝苗產量及價值4(續)'!G25,'魚貝苗產量及價值4(續)'!I2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6,N26,P26,'魚貝苗產量及價值4(續)'!D26,'魚貝苗產量及價值4(續)'!F26,'魚貝苗產量及價值4(續)'!H26)=0,&quot;-&quot;,SUM(L26,N26,P26,'魚貝苗產量及價值4(續)'!D26,'魚貝苗產量及價值4(續)'!F26,'魚貝苗產量及價值4(續)'!H26))" table:style-name="ce18">
            <text:p>-</text:p>
          </table:table-cell>
          <table:table-cell office:value-type="string" office:string-value="-" table:formula="msoxl:=  IF(SUM(M26,O26,Q26,'魚貝苗產量及價值4(續)'!E26,'魚貝苗產量及價值4(續)'!G26,'魚貝苗產量及價值4(續)'!I26)=0,&quot;-&quot;,SUM(M26,O26,Q26,'魚貝苗產量及價值4(續)'!E26,'魚貝苗產量及價值4(續)'!G26,'魚貝苗產量及價值4(續)'!I26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784.57" table:style-name="ce18">
            <text:p>8,785</text:p>
          </table:table-cell>
          <table:table-cell office:value-type="float" office:value="21494.269" table:style-name="ce18">
            <text:p>21,494</text:p>
          </table:table-cell>
          <table:table-cell office:value-type="float" office:value="345065.69999999995" table:formula="msoxl:=  IF(SUM(L27,N27,P27,'魚貝苗產量及價值4(續)'!D27,'魚貝苗產量及價值4(續)'!F27,'魚貝苗產量及價值4(續)'!H27)=0,&quot;-&quot;,SUM(L27,N27,P27,'魚貝苗產量及價值4(續)'!D27,'魚貝苗產量及價值4(續)'!F27,'魚貝苗產量及價值4(續)'!H27))" table:style-name="ce18">
            <text:p>345,066</text:p>
          </table:table-cell>
          <table:table-cell office:value-type="float" office:value="76727.849000000002" table:formula="msoxl:=  IF(SUM(M27,O27,Q27,'魚貝苗產量及價值4(續)'!E27,'魚貝苗產量及價值4(續)'!G27,'魚貝苗產量及價值4(續)'!I27)=0,&quot;-&quot;,SUM(M27,O27,Q27,'魚貝苗產量及價值4(續)'!E27,'魚貝苗產量及價值4(續)'!G27,'魚貝苗產量及價值4(續)'!I27))" table:style-name="ce18">
            <text:p>76,72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463.599999999999" table:style-name="ce18">
            <text:p>22,464</text:p>
          </table:table-cell>
          <table:table-cell office:value-type="float" office:value="1108.0719999999999" table:style-name="ce18">
            <text:p>1,10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8,N28,P28,'魚貝苗產量及價值4(續)'!D28,'魚貝苗產量及價值4(續)'!F28,'魚貝苗產量及價值4(續)'!H28)=0,&quot;-&quot;,SUM(L28,N28,P28,'魚貝苗產量及價值4(續)'!D28,'魚貝苗產量及價值4(續)'!F28,'魚貝苗產量及價值4(續)'!H28))" table:style-name="ce18">
            <text:p>-</text:p>
          </table:table-cell>
          <table:table-cell office:value-type="string" office:string-value="-" table:formula="msoxl:=  IF(SUM(M28,O28,Q28,'魚貝苗產量及價值4(續)'!E28,'魚貝苗產量及價值4(續)'!G28,'魚貝苗產量及價值4(續)'!I28)=0,&quot;-&quot;,SUM(M28,O28,Q28,'魚貝苗產量及價值4(續)'!E28,'魚貝苗產量及價值4(續)'!G28,'魚貝苗產量及價值4(續)'!I28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9,N29,P29,'魚貝苗產量及價值4(續)'!D29,'魚貝苗產量及價值4(續)'!F29,'魚貝苗產量及價值4(續)'!H29)=0,&quot;-&quot;,SUM(L29,N29,P29,'魚貝苗產量及價值4(續)'!D29,'魚貝苗產量及價值4(續)'!F29,'魚貝苗產量及價值4(續)'!H29))" table:style-name="ce18">
            <text:p>-</text:p>
          </table:table-cell>
          <table:table-cell office:value-type="string" office:string-value="-" table:formula="msoxl:=  IF(SUM(M29,O29,Q29,'魚貝苗產量及價值4(續)'!E29,'魚貝苗產量及價值4(續)'!G29,'魚貝苗產量及價值4(續)'!I29)=0,&quot;-&quot;,SUM(M29,O29,Q29,'魚貝苗產量及價值4(續)'!E29,'魚貝苗產量及價值4(續)'!G29,'魚貝苗產量及價值4(續)'!I29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0,N30,P30,'魚貝苗產量及價值4(續)'!D30,'魚貝苗產量及價值4(續)'!F30,'魚貝苗產量及價值4(續)'!H30)=0,&quot;-&quot;,SUM(L30,N30,P30,'魚貝苗產量及價值4(續)'!D30,'魚貝苗產量及價值4(續)'!F30,'魚貝苗產量及價值4(續)'!H30))" table:style-name="ce18">
            <text:p>-</text:p>
          </table:table-cell>
          <table:table-cell office:value-type="string" office:string-value="-" table:formula="msoxl:=  IF(SUM(M30,O30,Q30,'魚貝苗產量及價值4(續)'!E30,'魚貝苗產量及價值4(續)'!G30,'魚貝苗產量及價值4(續)'!I30)=0,&quot;-&quot;,SUM(M30,O30,Q30,'魚貝苗產量及價值4(續)'!E30,'魚貝苗產量及價值4(續)'!G30,'魚貝苗產量及價值4(續)'!I30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1,N31,P31,'魚貝苗產量及價值4(續)'!D31,'魚貝苗產量及價值4(續)'!F31,'魚貝苗產量及價值4(續)'!H31)=0,&quot;-&quot;,SUM(L31,N31,P31,'魚貝苗產量及價值4(續)'!D31,'魚貝苗產量及價值4(續)'!F31,'魚貝苗產量及價值4(續)'!H31))" table:style-name="ce18">
            <text:p>-</text:p>
          </table:table-cell>
          <table:table-cell office:value-type="string" office:string-value="-" table:formula="msoxl:=  IF(SUM(M31,O31,Q31,'魚貝苗產量及價值4(續)'!E31,'魚貝苗產量及價值4(續)'!G31,'魚貝苗產量及價值4(續)'!I31)=0,&quot;-&quot;,SUM(M31,O31,Q31,'魚貝苗產量及價值4(續)'!E31,'魚貝苗產量及價值4(續)'!G31,'魚貝苗產量及價值4(續)'!I31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2,N32,P32,'魚貝苗產量及價值4(續)'!D32,'魚貝苗產量及價值4(續)'!F32,'魚貝苗產量及價值4(續)'!H32)=0,&quot;-&quot;,SUM(L32,N32,P32,'魚貝苗產量及價值4(續)'!D32,'魚貝苗產量及價值4(續)'!F32,'魚貝苗產量及價值4(續)'!H32))" table:style-name="ce18">
            <text:p>-</text:p>
          </table:table-cell>
          <table:table-cell office:value-type="string" office:string-value="-" table:formula="msoxl:=  IF(SUM(M32,O32,Q32,'魚貝苗產量及價值4(續)'!E32,'魚貝苗產量及價值4(續)'!G32,'魚貝苗產量及價值4(續)'!I32)=0,&quot;-&quot;,SUM(M32,O32,Q32,'魚貝苗產量及價值4(續)'!E32,'魚貝苗產量及價值4(續)'!G32,'魚貝苗產量及價值4(續)'!I32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3,N33,P33,'魚貝苗產量及價值4(續)'!D33,'魚貝苗產量及價值4(續)'!F33,'魚貝苗產量及價值4(續)'!H33)=0,&quot;-&quot;,SUM(L33,N33,P33,'魚貝苗產量及價值4(續)'!D33,'魚貝苗產量及價值4(續)'!F33,'魚貝苗產量及價值4(續)'!H33))" table:style-name="ce18">
            <text:p>-</text:p>
          </table:table-cell>
          <table:table-cell office:value-type="string" office:string-value="-" table:formula="msoxl:=  IF(SUM(M33,O33,Q33,'魚貝苗產量及價值4(續)'!E33,'魚貝苗產量及價值4(續)'!G33,'魚貝苗產量及價值4(續)'!I33)=0,&quot;-&quot;,SUM(M33,O33,Q33,'魚貝苗產量及價值4(續)'!E33,'魚貝苗產量及價值4(續)'!G33,'魚貝苗產量及價值4(續)'!I33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table:style-name="ce11"/>
          <table:table-cell office:value-type="string" office:string-value="-" table:formula="msoxl:=  IF(SUM(D35:D36)=0,&quot;-&quot;,SUM(D35:D36))" table:style-name="ce18">
            <text:p>-</text:p>
          </table:table-cell>
          <table:table-cell office:value-type="string" office:string-value="-" table:formula="msoxl:=  IF(SUM(E35:E36)=0,&quot;-&quot;,SUM(E35:E36))" table:style-name="ce18">
            <text:p>-</text:p>
          </table:table-cell>
          <table:table-cell office:value-type="string" office:string-value="-" table:formula="msoxl:=  IF(SUM(F35:F36)=0,&quot;-&quot;,SUM(F35:F36))" table:style-name="ce18">
            <text:p>-</text:p>
          </table:table-cell>
          <table:table-cell office:value-type="string" office:string-value="-" table:formula="msoxl:=  IF(SUM(G35:G36)=0,&quot;-&quot;,SUM(G35:G36))" table:style-name="ce18">
            <text:p>-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office:value-type="string" office:string-value="-" table:formula="msoxl:=  IF(SUM(N35:N36)=0,&quot;-&quot;,SUM(N35:N36))" table:style-name="ce18">
            <text:p>-</text:p>
          </table:table-cell>
          <table:table-cell office:value-type="string" office:string-value="-" table:formula="msoxl:=  IF(SUM(O35:O36)=0,&quot;-&quot;,SUM(O35:O36))" table:style-name="ce18">
            <text:p>-</text:p>
          </table:table-cell>
          <table:table-cell office:value-type="string" office:string-value="-" table:formula="msoxl:=  IF(SUM(P35:P36)=0,&quot;-&quot;,SUM(P35:P36))" table:style-name="ce18">
            <text:p>-</text:p>
          </table:table-cell>
          <table:table-cell office:value-type="string" office:string-value="-" table:formula="msoxl:=  IF(SUM(Q35:Q36)=0,&quot;-&quot;,SUM(Q35:Q3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5,N35,P35,'魚貝苗產量及價值4(續)'!D35,'魚貝苗產量及價值4(續)'!F35,'魚貝苗產量及價值4(續)'!H35)=0,&quot;-&quot;,SUM(L35,N35,P35,'魚貝苗產量及價值4(續)'!D35,'魚貝苗產量及價值4(續)'!F35,'魚貝苗產量及價值4(續)'!H35))" table:style-name="ce18">
            <text:p>-</text:p>
          </table:table-cell>
          <table:table-cell office:value-type="string" office:string-value="-" table:formula="msoxl:=  IF(SUM(M35,O35,Q35,'魚貝苗產量及價值4(續)'!E35,'魚貝苗產量及價值4(續)'!G35,'魚貝苗產量及價值4(續)'!I35)=0,&quot;-&quot;,SUM(M35,O35,Q35,'魚貝苗產量及價值4(續)'!E35,'魚貝苗產量及價值4(續)'!G35,'魚貝苗產量及價值4(續)'!I3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table:style-name="ce12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office:string-value="-" table:formula="msoxl:=  IF(SUM(L36,N36,P36,'魚貝苗產量及價值4(續)'!D36,'魚貝苗產量及價值4(續)'!F36,'魚貝苗產量及價值4(續)'!H36)=0,&quot;-&quot;,SUM(L36,N36,P36,'魚貝苗產量及價值4(續)'!D36,'魚貝苗產量及價值4(續)'!F36,'魚貝苗產量及價值4(續)'!H36))" table:style-name="ce19">
            <text:p>-</text:p>
          </table:table-cell>
          <table:table-cell office:value-type="string" office:string-value="-" table:formula="msoxl:=  IF(SUM(M36,O36,Q36,'魚貝苗產量及價值4(續)'!E36,'魚貝苗產量及價值4(續)'!G36,'魚貝苗產量及價值4(續)'!I36)=0,&quot;-&quot;,SUM(M36,O36,Q36,'魚貝苗產量及價值4(續)'!E36,'魚貝苗產量及價值4(續)'!G36,'魚貝苗產量及價值4(續)'!I36))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魚貝苗產量及價值4(續)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2" table:visibility="collapse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66" table:default-cell-style-name="ce2"/>
        <table:table-row table:style-name="ro1">
          <table:table-cell office:value-type="string" table:number-columns-spanned="4" table:number-rows-spanned="1" table:style-name="ce32">
            <text:p>10‧魚貝苗產量及價值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16372" table:style-name="ce2"/>
        </table:table-row>
        <table:table-row table:style-name="ro2">
          <table:table-cell table:number-columns-repeated="3" table:style-name="ce2"/>
          <table:table-cell office:value-type="string" table:number-columns-spanned="2" table:number-rows-spanned="1" table:style-name="ce26">
            <text:p>(1) 縣市別(續)</text:p>
          </table:table-cell>
          <table:covered-table-cell/>
          <table:table-cell table:number-columns-repeated="4" table:style-name="ce2"/>
          <table:table-cell office:value-type="string" table:number-columns-spanned="3" table:number-rows-spanned="1" table:style-name="ce26">
            <text:p>(1) By District(Continued)</text:p>
          </table:table-cell>
          <table:covered-table-cell table:number-columns-repeated="2"/>
          <table:table-cell table:number-columns-repeated="16372" table:style-name="ce2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5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6"/>Value：Thousand N.T.$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spanned="2" table:number-rows-spanned="1" table:style-name="ce22"/>
          <table:covered-table-cell/>
          <table:table-cell table:style-name="ce4"/>
          <table:table-cell office:value-type="string" table:number-columns-spanned="2" table:number-rows-spanned="1" table:style-name="ce22">
            <text:p>多毛對蝦苗</text:p>
          </table:table-cell>
          <table:covered-table-cell/>
          <table:table-cell office:value-type="string" table:number-columns-spanned="2" table:number-rows-spanned="1" table:style-name="ce22">
            <text:p>白蝦苗</text:p>
          </table:table-cell>
          <table:covered-table-cell/>
          <table:table-cell office:value-type="string" table:number-columns-spanned="2" table:number-rows-spanned="1" table:style-name="ce22">
            <text:p>其他蝦苗</text:p>
          </table:table-cell>
          <table:covered-table-cell/>
          <table:table-cell office:value-type="string" table:number-columns-spanned="2" table:number-rows-spanned="1" table:style-name="ce22">
            <text:p>鱉蟳蟹苗合計</text:p>
          </table:table-cell>
          <table:covered-table-cell/>
          <table:table-cell office:value-type="string" table:number-columns-spanned="2" table:number-rows-spanned="1" table:style-name="ce22">
            <text:p>蟳蟹苗</text:p>
          </table:table-cell>
          <table:covered-table-cell/>
          <table:table-cell office:value-type="string" table:number-columns-spanned="2" table:number-rows-spanned="1" table:style-name="ce22">
            <text:p>鱉苗</text:p>
          </table:table-cell>
          <table:covered-table-cell/>
          <table:table-cell office:value-type="string" table:number-columns-spanned="2" table:number-rows-spanned="1" table:style-name="ce22">
            <text:p>貝介苗合計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table:style-name="ce6"/>
          <table:table-cell office:value-type="string" table:number-columns-spanned="2" table:number-rows-spanned="1" table:style-name="ce24">
            <text:p>2004</text:p>
          </table:table-cell>
          <table:covered-table-cell/>
          <table:table-cell office:value-type="string" table:number-columns-spanned="2" table:number-rows-spanned="1" table:style-name="ce24">
            <text:p>2014</text:p>
          </table:table-cell>
          <table:covered-table-cell/>
          <table:table-cell office:value-type="string" table:number-columns-spanned="2" table:number-rows-spanned="1" table:style-name="ce24">
            <text:p>2005</text:p>
          </table:table-cell>
          <table:covered-table-cell/>
          <table:table-cell office:value-type="string" table:number-columns-spanned="2" table:number-rows-spanned="1" table:style-name="ce24">
            <text:p>3000</text:p>
          </table:table-cell>
          <table:covered-table-cell/>
          <table:table-cell office:value-type="string" table:number-columns-spanned="2" table:number-rows-spanned="1" table:style-name="ce24">
            <text:p>3001</text:p>
          </table:table-cell>
          <table:covered-table-cell/>
          <table:table-cell office:value-type="string" table:number-columns-spanned="2" table:number-rows-spanned="1" table:style-name="ce24">
            <text:p>3002</text:p>
          </table:table-cell>
          <table:covered-table-cell/>
          <table:table-cell office:value-type="string" table:number-columns-spanned="2" table:number-rows-spanned="1" table:style-name="ce24">
            <text:p>4000</text:p>
          </table:table-cell>
          <table:covered-table-cell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6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16367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8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總計</text:p>
          </table:table-cell>
          <table:table-cell office:value-type="string" table:style-name="ce10">
            <text:p>GRAND TOTAL</text:p>
          </table:table-cell>
          <table:table-cell table:style-name="ce10"/>
          <table:table-cell office:value-type="string" office:string-value="-" table:formula="msoxl:=  IF(SUM(D13,D34)=0,&quot;-&quot;,SUM(D13,D34))" table:style-name="ce17">
            <text:p>-</text:p>
          </table:table-cell>
          <table:table-cell office:value-type="string" office:string-value="-" table:formula="msoxl:=  IF(SUM(E13,E34)=0,&quot;-&quot;,SUM(E13,E34))" table:style-name="ce17">
            <text:p>-</text:p>
          </table:table-cell>
          <table:table-cell office:value-type="float" office:value="2713668.8" table:formula="msoxl:=  IF(SUM(F13,F34)=0,&quot;-&quot;,SUM(F13,F34))" table:style-name="ce17">
            <text:p>2,713,669</text:p>
          </table:table-cell>
          <table:table-cell office:value-type="float" office:value="45387.035000000003" table:formula="msoxl:=  IF(SUM(G13,G34)=0,&quot;-&quot;,SUM(G13,G34))" table:style-name="ce17">
            <text:p>45,387</text:p>
          </table:table-cell>
          <table:table-cell office:value-type="float" office:value="198257.3" table:formula="msoxl:=  IF(SUM(H13,H34)=0,&quot;-&quot;,SUM(H13,H34))" table:style-name="ce17">
            <text:p>198,257</text:p>
          </table:table-cell>
          <table:table-cell office:value-type="float" office:value="84509.278000000006" table:formula="msoxl:=  IF(SUM(I13,I34)=0,&quot;-&quot;,SUM(I13,I34))" table:style-name="ce17">
            <text:p>84,509</text:p>
          </table:table-cell>
          <table:table-cell office:value-type="float" office:value="66641.8" table:formula="msoxl:=  IF(SUM(J13,J34)=0,&quot;-&quot;,SUM(J13,J34))" table:style-name="ce17">
            <text:p>66,642</text:p>
          </table:table-cell>
          <table:table-cell office:value-type="float" office:value="218302.546" table:formula="msoxl:=  IF(SUM(K13,K34)=0,&quot;-&quot;,SUM(K13,K34))" table:style-name="ce17">
            <text:p>218,303</text:p>
          </table:table-cell>
          <table:table-cell office:value-type="string" office:string-value="-" table:formula="msoxl:=  IF(SUM(L13,L34)=0,&quot;-&quot;,SUM(L13,L34))" table:style-name="ce17">
            <text:p>-</text:p>
          </table:table-cell>
          <table:table-cell office:value-type="string" office:string-value="-" table:formula="msoxl:=  IF(SUM(M13,M34)=0,&quot;-&quot;,SUM(M13,M34))" table:style-name="ce17">
            <text:p>-</text:p>
          </table:table-cell>
          <table:table-cell office:value-type="float" office:value="66641.8" table:formula="msoxl:=  IF(SUM(N13,N34)=0,&quot;-&quot;,SUM(N13,N34))" table:style-name="ce17">
            <text:p>66,642</text:p>
          </table:table-cell>
          <table:table-cell office:value-type="float" office:value="218302.546" table:formula="msoxl:=  IF(SUM(O13,O34)=0,&quot;-&quot;,SUM(O13,O34))" table:style-name="ce17">
            <text:p>218,303</text:p>
          </table:table-cell>
          <table:table-cell office:value-type="float" office:value="6521251.5530000003" table:formula="msoxl:=  IF(SUM(P13,P34)=0,&quot;-&quot;,SUM(P13,P34))" table:style-name="ce17">
            <text:p>6,521,252</text:p>
          </table:table-cell>
          <table:table-cell office:value-type="float" office:value="468786.33760999999" table:formula="msoxl:=  IF(SUM(Q13,Q34)=0,&quot;-&quot;,SUM(Q13,Q34))" table:style-name="ce17">
            <text:p>468,786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table:style-name="ce11"/>
          <table:table-cell office:value-type="string" office:string-value="-" table:formula="msoxl:=  IF(SUM(D14:D33)=0,&quot;-&quot;,SUM(D14:D33))" table:style-name="ce18">
            <text:p>-</text:p>
          </table:table-cell>
          <table:table-cell office:value-type="string" office:string-value="-" table:formula="msoxl:=  IF(SUM(E14:E33)=0,&quot;-&quot;,SUM(E14:E33))" table:style-name="ce18">
            <text:p>-</text:p>
          </table:table-cell>
          <table:table-cell office:value-type="float" office:value="2713668.8" table:formula="msoxl:=  IF(SUM(F14:F33)=0,&quot;-&quot;,SUM(F14:F33))" table:style-name="ce18">
            <text:p>2,713,669</text:p>
          </table:table-cell>
          <table:table-cell office:value-type="float" office:value="45387.035000000003" table:formula="msoxl:=  IF(SUM(G14:G33)=0,&quot;-&quot;,SUM(G14:G33))" table:style-name="ce18">
            <text:p>45,387</text:p>
          </table:table-cell>
          <table:table-cell office:value-type="float" office:value="198257.3" table:formula="msoxl:=  IF(SUM(H14:H33)=0,&quot;-&quot;,SUM(H14:H33))" table:style-name="ce18">
            <text:p>198,257</text:p>
          </table:table-cell>
          <table:table-cell office:value-type="float" office:value="84509.278000000006" table:formula="msoxl:=  IF(SUM(I14:I33)=0,&quot;-&quot;,SUM(I14:I33))" table:style-name="ce18">
            <text:p>84,509</text:p>
          </table:table-cell>
          <table:table-cell office:value-type="float" office:value="66641.8" table:formula="msoxl:=  IF(SUM(J14:J33)=0,&quot;-&quot;,SUM(J14:J33))" table:style-name="ce18">
            <text:p>66,642</text:p>
          </table:table-cell>
          <table:table-cell office:value-type="float" office:value="218302.546" table:formula="msoxl:=  IF(SUM(K14:K33)=0,&quot;-&quot;,SUM(K14:K33))" table:style-name="ce18">
            <text:p>218,303</text:p>
          </table:table-cell>
          <table:table-cell office:value-type="string" office:string-value="-" table:formula="msoxl:=  IF(SUM(L14:L33)=0,&quot;-&quot;,SUM(L14:L33))" table:style-name="ce18">
            <text:p>-</text:p>
          </table:table-cell>
          <table:table-cell office:value-type="string" office:string-value="-" table:formula="msoxl:=  IF(SUM(M14:M33)=0,&quot;-&quot;,SUM(M14:M33))" table:style-name="ce18">
            <text:p>-</text:p>
          </table:table-cell>
          <table:table-cell office:value-type="float" office:value="66641.8" table:formula="msoxl:=  IF(SUM(N14:N33)=0,&quot;-&quot;,SUM(N14:N33))" table:style-name="ce18">
            <text:p>66,642</text:p>
          </table:table-cell>
          <table:table-cell office:value-type="float" office:value="218302.546" table:formula="msoxl:=  IF(SUM(O14:O33)=0,&quot;-&quot;,SUM(O14:O33))" table:style-name="ce18">
            <text:p>218,303</text:p>
          </table:table-cell>
          <table:table-cell office:value-type="float" office:value="6521251.5530000003" table:formula="msoxl:=  IF(SUM(P14:P33)=0,&quot;-&quot;,SUM(P14:P33))" table:style-name="ce18">
            <text:p>6,521,252</text:p>
          </table:table-cell>
          <table:table-cell office:value-type="float" office:value="468786.33760999999" table:formula="msoxl:=  IF(SUM(Q14:Q33)=0,&quot;-&quot;,SUM(Q14:Q33))" table:style-name="ce18">
            <text:p>468,786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4,N14)=0,&quot;-&quot;,SUM(L14,N14))" table:style-name="ce18">
            <text:p>-</text:p>
          </table:table-cell>
          <table:table-cell office:value-type="string" office:string-value="-" table:formula="msoxl:=  IF(SUM(M14,O14)=0,&quot;-&quot;,SUM(M14,O14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14,'魚貝苗產量及價值5(續完)'!F14,'魚貝苗產量及價值5(續完)'!H14,'魚貝苗產量及價值5(續完)'!J14,'魚貝苗產量及價值5(續完)'!L14)=0,&quot;-&quot;,SUM('魚貝苗產量及價值5(續完)'!D14,'魚貝苗產量及價值5(續完)'!F14,'魚貝苗產量及價值5(續完)'!H14,'魚貝苗產量及價值5(續完)'!J14,'魚貝苗產量及價值5(續完)'!L14))" table:style-name="ce18">
            <text:p>-</text:p>
          </table:table-cell>
          <table:table-cell office:value-type="string" office:string-value="-" table:formula="msoxl:=  IF(SUM('魚貝苗產量及價值5(續完)'!E14,'魚貝苗產量及價值5(續完)'!G14,'魚貝苗產量及價值5(續完)'!I14,'魚貝苗產量及價值5(續完)'!K14,'魚貝苗產量及價值5(續完)'!M14)=0,&quot;-&quot;,SUM('魚貝苗產量及價值5(續完)'!E14,'魚貝苗產量及價值5(續完)'!G14,'魚貝苗產量及價值5(續完)'!I14,'魚貝苗產量及價值5(續完)'!K14,'魚貝苗產量及價值5(續完)'!M14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5,N15)=0,&quot;-&quot;,SUM(L15,N15))" table:style-name="ce18">
            <text:p>-</text:p>
          </table:table-cell>
          <table:table-cell office:value-type="string" office:string-value="-" table:formula="msoxl:=  IF(SUM(M15,O15)=0,&quot;-&quot;,SUM(M15,O1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15,'魚貝苗產量及價值5(續完)'!F15,'魚貝苗產量及價值5(續完)'!H15,'魚貝苗產量及價值5(續完)'!J15,'魚貝苗產量及價值5(續完)'!L15)=0,&quot;-&quot;,SUM('魚貝苗產量及價值5(續完)'!D15,'魚貝苗產量及價值5(續完)'!F15,'魚貝苗產量及價值5(續完)'!H15,'魚貝苗產量及價值5(續完)'!J15,'魚貝苗產量及價值5(續完)'!L15))" table:style-name="ce18">
            <text:p>-</text:p>
          </table:table-cell>
          <table:table-cell office:value-type="string" office:string-value="-" table:formula="msoxl:=  IF(SUM('魚貝苗產量及價值5(續完)'!E15,'魚貝苗產量及價值5(續完)'!G15,'魚貝苗產量及價值5(續完)'!I15,'魚貝苗產量及價值5(續完)'!K15,'魚貝苗產量及價值5(續完)'!M15)=0,&quot;-&quot;,SUM('魚貝苗產量及價值5(續完)'!E15,'魚貝苗產量及價值5(續完)'!G15,'魚貝苗產量及價值5(續完)'!I15,'魚貝苗產量及價值5(續完)'!K15,'魚貝苗產量及價值5(續完)'!M15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6,N16)=0,&quot;-&quot;,SUM(L16,N16))" table:style-name="ce18">
            <text:p>-</text:p>
          </table:table-cell>
          <table:table-cell office:value-type="string" office:string-value="-" table:formula="msoxl:=  IF(SUM(M16,O16)=0,&quot;-&quot;,SUM(M16,O16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16,'魚貝苗產量及價值5(續完)'!F16,'魚貝苗產量及價值5(續完)'!H16,'魚貝苗產量及價值5(續完)'!J16,'魚貝苗產量及價值5(續完)'!L16)=0,&quot;-&quot;,SUM('魚貝苗產量及價值5(續完)'!D16,'魚貝苗產量及價值5(續完)'!F16,'魚貝苗產量及價值5(續完)'!H16,'魚貝苗產量及價值5(續完)'!J16,'魚貝苗產量及價值5(續完)'!L16))" table:style-name="ce18">
            <text:p>-</text:p>
          </table:table-cell>
          <table:table-cell office:value-type="string" office:string-value="-" table:formula="msoxl:=  IF(SUM('魚貝苗產量及價值5(續完)'!E16,'魚貝苗產量及價值5(續完)'!G16,'魚貝苗產量及價值5(續完)'!I16,'魚貝苗產量及價值5(續完)'!K16,'魚貝苗產量及價值5(續完)'!M16)=0,&quot;-&quot;,SUM('魚貝苗產量及價值5(續完)'!E16,'魚貝苗產量及價值5(續完)'!G16,'魚貝苗產量及價值5(續完)'!I16,'魚貝苗產量及價值5(續完)'!K16,'魚貝苗產量及價值5(續完)'!M1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7,N17)=0,&quot;-&quot;,SUM(L17,N17))" table:style-name="ce18">
            <text:p>-</text:p>
          </table:table-cell>
          <table:table-cell office:value-type="string" office:string-value="-" table:formula="msoxl:=  IF(SUM(M17,O17)=0,&quot;-&quot;,SUM(M17,O17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17,'魚貝苗產量及價值5(續完)'!F17,'魚貝苗產量及價值5(續完)'!H17,'魚貝苗產量及價值5(續完)'!J17,'魚貝苗產量及價值5(續完)'!L17)=0,&quot;-&quot;,SUM('魚貝苗產量及價值5(續完)'!D17,'魚貝苗產量及價值5(續完)'!F17,'魚貝苗產量及價值5(續完)'!H17,'魚貝苗產量及價值5(續完)'!J17,'魚貝苗產量及價值5(續完)'!L17))" table:style-name="ce18">
            <text:p>-</text:p>
          </table:table-cell>
          <table:table-cell office:value-type="string" office:string-value="-" table:formula="msoxl:=  IF(SUM('魚貝苗產量及價值5(續完)'!E17,'魚貝苗產量及價值5(續完)'!G17,'魚貝苗產量及價值5(續完)'!I17,'魚貝苗產量及價值5(續完)'!K17,'魚貝苗產量及價值5(續完)'!M17)=0,&quot;-&quot;,SUM('魚貝苗產量及價值5(續完)'!E17,'魚貝苗產量及價值5(續完)'!G17,'魚貝苗產量及價值5(續完)'!I17,'魚貝苗產量及價值5(續完)'!K17,'魚貝苗產量及價值5(續完)'!M17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0000" table:style-name="ce18">
            <text:p>150,000</text:p>
          </table:table-cell>
          <table:table-cell office:value-type="float" office:value="450" table:style-name="ce18">
            <text:p>4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18,N18)=0,&quot;-&quot;,SUM(L18,N18))" table:style-name="ce18">
            <text:p>-</text:p>
          </table:table-cell>
          <table:table-cell office:value-type="string" office:string-value="-" table:formula="msoxl:=  IF(SUM(M18,O18)=0,&quot;-&quot;,SUM(M18,O18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18,'魚貝苗產量及價值5(續完)'!F18,'魚貝苗產量及價值5(續完)'!H18,'魚貝苗產量及價值5(續完)'!J18,'魚貝苗產量及價值5(續完)'!L18)=0,&quot;-&quot;,SUM('魚貝苗產量及價值5(續完)'!D18,'魚貝苗產量及價值5(續完)'!F18,'魚貝苗產量及價值5(續完)'!H18,'魚貝苗產量及價值5(續完)'!J18,'魚貝苗產量及價值5(續完)'!L18))" table:style-name="ce18">
            <text:p>-</text:p>
          </table:table-cell>
          <table:table-cell office:value-type="string" office:string-value="-" table:formula="msoxl:=  IF(SUM('魚貝苗產量及價值5(續完)'!E18,'魚貝苗產量及價值5(續完)'!G18,'魚貝苗產量及價值5(續完)'!I18,'魚貝苗產量及價值5(續完)'!K18,'魚貝苗產量及價值5(續完)'!M18)=0,&quot;-&quot;,SUM('魚貝苗產量及價值5(續完)'!E18,'魚貝苗產量及價值5(續完)'!G18,'魚貝苗產量及價值5(續完)'!I18,'魚貝苗產量及價值5(續完)'!K18,'魚貝苗產量及價值5(續完)'!M18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428082" table:style-name="ce18">
            <text:p>2,428,082</text:p>
          </table:table-cell>
          <table:table-cell office:value-type="float" office:value="43705.476000000002" table:style-name="ce18">
            <text:p>43,705</text:p>
          </table:table-cell>
          <table:table-cell office:value-type="float" office:value="1040" table:style-name="ce18">
            <text:p>1,040</text:p>
          </table:table-cell>
          <table:table-cell office:value-type="float" office:value="9815" table:style-name="ce18">
            <text:p>9,815</text:p>
          </table:table-cell>
          <table:table-cell office:value-type="float" office:value="30" table:formula="msoxl:=  IF(SUM(L19,N19)=0,&quot;-&quot;,SUM(L19,N19))" table:style-name="ce18">
            <text:p>30</text:p>
          </table:table-cell>
          <table:table-cell office:value-type="float" office:value="900" table:formula="msoxl:=  IF(SUM(M19,O19)=0,&quot;-&quot;,SUM(M19,O19))" table:style-name="ce18">
            <text:p>9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0" table:style-name="ce18">
            <text:p>30</text:p>
          </table:table-cell>
          <table:table-cell office:value-type="float" office:value="900" table:style-name="ce18">
            <text:p>900</text:p>
          </table:table-cell>
          <table:table-cell office:value-type="string" office:string-value="-" table:formula="msoxl:=  IF(SUM('魚貝苗產量及價值5(續完)'!D19,'魚貝苗產量及價值5(續完)'!F19,'魚貝苗產量及價值5(續完)'!H19,'魚貝苗產量及價值5(續完)'!J19,'魚貝苗產量及價值5(續完)'!L19)=0,&quot;-&quot;,SUM('魚貝苗產量及價值5(續完)'!D19,'魚貝苗產量及價值5(續完)'!F19,'魚貝苗產量及價值5(續完)'!H19,'魚貝苗產量及價值5(續完)'!J19,'魚貝苗產量及價值5(續完)'!L19))" table:style-name="ce18">
            <text:p>-</text:p>
          </table:table-cell>
          <table:table-cell office:value-type="string" office:string-value="-" table:formula="msoxl:=  IF(SUM('魚貝苗產量及價值5(續完)'!E19,'魚貝苗產量及價值5(續完)'!G19,'魚貝苗產量及價值5(續完)'!I19,'魚貝苗產量及價值5(續完)'!K19,'魚貝苗產量及價值5(續完)'!M19)=0,&quot;-&quot;,SUM('魚貝苗產量及價值5(續完)'!E19,'魚貝苗產量及價值5(續完)'!G19,'魚貝苗產量及價值5(續完)'!I19,'魚貝苗產量及價值5(續完)'!K19,'魚貝苗產量及價值5(續完)'!M19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202" table:style-name="ce18">
            <text:p>10,202</text:p>
          </table:table-cell>
          <table:table-cell office:value-type="float" office:value="306.06" table:style-name="ce18">
            <text:p>30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0,N20)=0,&quot;-&quot;,SUM(L20,N20))" table:style-name="ce18">
            <text:p>-</text:p>
          </table:table-cell>
          <table:table-cell office:value-type="string" office:string-value="-" table:formula="msoxl:=  IF(SUM(M20,O20)=0,&quot;-&quot;,SUM(M20,O20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50" table:formula="msoxl:=  IF(SUM('魚貝苗產量及價值5(續完)'!D20,'魚貝苗產量及價值5(續完)'!F20,'魚貝苗產量及價值5(續完)'!H20,'魚貝苗產量及價值5(續完)'!J20,'魚貝苗產量及價值5(續完)'!L20)=0,&quot;-&quot;,SUM('魚貝苗產量及價值5(續完)'!D20,'魚貝苗產量及價值5(續完)'!F20,'魚貝苗產量及價值5(續完)'!H20,'魚貝苗產量及價值5(續完)'!J20,'魚貝苗產量及價值5(續完)'!L20))" table:style-name="ce18">
            <text:p>250</text:p>
          </table:table-cell>
          <table:table-cell office:value-type="float" office:value="450" table:formula="msoxl:=  IF(SUM('魚貝苗產量及價值5(續完)'!E20,'魚貝苗產量及價值5(續完)'!G20,'魚貝苗產量及價值5(續完)'!I20,'魚貝苗產量及價值5(續完)'!K20,'魚貝苗產量及價值5(續完)'!M20)=0,&quot;-&quot;,SUM('魚貝苗產量及價值5(續完)'!E20,'魚貝苗產量及價值5(續完)'!G20,'魚貝苗產量及價值5(續完)'!I20,'魚貝苗產量及價值5(續完)'!K20,'魚貝苗產量及價值5(續完)'!M20))" table:style-name="ce18">
            <text:p>450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1,N21)=0,&quot;-&quot;,SUM(L21,N21))" table:style-name="ce18">
            <text:p>-</text:p>
          </table:table-cell>
          <table:table-cell office:value-type="string" office:string-value="-" table:formula="msoxl:=  IF(SUM(M21,O21)=0,&quot;-&quot;,SUM(M21,O21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1,'魚貝苗產量及價值5(續完)'!F21,'魚貝苗產量及價值5(續完)'!H21,'魚貝苗產量及價值5(續完)'!J21,'魚貝苗產量及價值5(續完)'!L21)=0,&quot;-&quot;,SUM('魚貝苗產量及價值5(續完)'!D21,'魚貝苗產量及價值5(續完)'!F21,'魚貝苗產量及價值5(續完)'!H21,'魚貝苗產量及價值5(續完)'!J21,'魚貝苗產量及價值5(續完)'!L21))" table:style-name="ce18">
            <text:p>-</text:p>
          </table:table-cell>
          <table:table-cell office:value-type="string" office:string-value="-" table:formula="msoxl:=  IF(SUM('魚貝苗產量及價值5(續完)'!E21,'魚貝苗產量及價值5(續完)'!G21,'魚貝苗產量及價值5(續完)'!I21,'魚貝苗產量及價值5(續完)'!K21,'魚貝苗產量及價值5(續完)'!M21)=0,&quot;-&quot;,SUM('魚貝苗產量及價值5(續完)'!E21,'魚貝苗產量及價值5(續完)'!G21,'魚貝苗產量及價值5(續完)'!I21,'魚貝苗產量及價值5(續完)'!K21,'魚貝苗產量及價值5(續完)'!M21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2,N22)=0,&quot;-&quot;,SUM(L22,N22))" table:style-name="ce18">
            <text:p>-</text:p>
          </table:table-cell>
          <table:table-cell office:value-type="string" office:string-value="-" table:formula="msoxl:=  IF(SUM(M22,O22)=0,&quot;-&quot;,SUM(M22,O22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2,'魚貝苗產量及價值5(續完)'!F22,'魚貝苗產量及價值5(續完)'!H22,'魚貝苗產量及價值5(續完)'!J22,'魚貝苗產量及價值5(續完)'!L22)=0,&quot;-&quot;,SUM('魚貝苗產量及價值5(續完)'!D22,'魚貝苗產量及價值5(續完)'!F22,'魚貝苗產量及價值5(續完)'!H22,'魚貝苗產量及價值5(續完)'!J22,'魚貝苗產量及價值5(續完)'!L22))" table:style-name="ce18">
            <text:p>-</text:p>
          </table:table-cell>
          <table:table-cell office:value-type="string" office:string-value="-" table:formula="msoxl:=  IF(SUM('魚貝苗產量及價值5(續完)'!E22,'魚貝苗產量及價值5(續完)'!G22,'魚貝苗產量及價值5(續完)'!I22,'魚貝苗產量及價值5(續完)'!K22,'魚貝苗產量及價值5(續完)'!M22)=0,&quot;-&quot;,SUM('魚貝苗產量及價值5(續完)'!E22,'魚貝苗產量及價值5(續完)'!G22,'魚貝苗產量及價值5(續完)'!I22,'魚貝苗產量及價值5(續完)'!K22,'魚貝苗產量及價值5(續完)'!M22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3,N23)=0,&quot;-&quot;,SUM(L23,N23))" table:style-name="ce18">
            <text:p>-</text:p>
          </table:table-cell>
          <table:table-cell office:value-type="string" office:string-value="-" table:formula="msoxl:=  IF(SUM(M23,O23)=0,&quot;-&quot;,SUM(M23,O23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3,'魚貝苗產量及價值5(續完)'!F23,'魚貝苗產量及價值5(續完)'!H23,'魚貝苗產量及價值5(續完)'!J23,'魚貝苗產量及價值5(續完)'!L23)=0,&quot;-&quot;,SUM('魚貝苗產量及價值5(續完)'!D23,'魚貝苗產量及價值5(續完)'!F23,'魚貝苗產量及價值5(續完)'!H23,'魚貝苗產量及價值5(續完)'!J23,'魚貝苗產量及價值5(續完)'!L23))" table:style-name="ce18">
            <text:p>-</text:p>
          </table:table-cell>
          <table:table-cell office:value-type="string" office:string-value="-" table:formula="msoxl:=  IF(SUM('魚貝苗產量及價值5(續完)'!E23,'魚貝苗產量及價值5(續完)'!G23,'魚貝苗產量及價值5(續完)'!I23,'魚貝苗產量及價值5(續完)'!K23,'魚貝苗產量及價值5(續完)'!M23)=0,&quot;-&quot;,SUM('魚貝苗產量及價值5(續完)'!E23,'魚貝苗產量及價值5(續完)'!G23,'魚貝苗產量及價值5(續完)'!I23,'魚貝苗產量及價值5(續完)'!K23,'魚貝苗產量及價值5(續完)'!M23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4,N24)=0,&quot;-&quot;,SUM(L24,N24))" table:style-name="ce18">
            <text:p>-</text:p>
          </table:table-cell>
          <table:table-cell office:value-type="string" office:string-value="-" table:formula="msoxl:=  IF(SUM(M24,O24)=0,&quot;-&quot;,SUM(M24,O24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4,'魚貝苗產量及價值5(續完)'!F24,'魚貝苗產量及價值5(續完)'!H24,'魚貝苗產量及價值5(續完)'!J24,'魚貝苗產量及價值5(續完)'!L24)=0,&quot;-&quot;,SUM('魚貝苗產量及價值5(續完)'!D24,'魚貝苗產量及價值5(續完)'!F24,'魚貝苗產量及價值5(續完)'!H24,'魚貝苗產量及價值5(續完)'!J24,'魚貝苗產量及價值5(續完)'!L24))" table:style-name="ce18">
            <text:p>-</text:p>
          </table:table-cell>
          <table:table-cell office:value-type="string" office:string-value="-" table:formula="msoxl:=  IF(SUM('魚貝苗產量及價值5(續完)'!E24,'魚貝苗產量及價值5(續完)'!G24,'魚貝苗產量及價值5(續完)'!I24,'魚貝苗產量及價值5(續完)'!K24,'魚貝苗產量及價值5(續完)'!M24)=0,&quot;-&quot;,SUM('魚貝苗產量及價值5(續完)'!E24,'魚貝苗產量及價值5(續完)'!G24,'魚貝苗產量及價值5(續完)'!I24,'魚貝苗產量及價值5(續完)'!K24,'魚貝苗產量及價值5(續完)'!M24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5,N25)=0,&quot;-&quot;,SUM(L25,N25))" table:style-name="ce18">
            <text:p>-</text:p>
          </table:table-cell>
          <table:table-cell office:value-type="string" office:string-value="-" table:formula="msoxl:=  IF(SUM(M25,O25)=0,&quot;-&quot;,SUM(M25,O2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521000.5" table:formula="msoxl:=  IF(SUM('魚貝苗產量及價值5(續完)'!D25,'魚貝苗產量及價值5(續完)'!F25,'魚貝苗產量及價值5(續完)'!H25,'魚貝苗產量及價值5(續完)'!J25,'魚貝苗產量及價值5(續完)'!L25)=0,&quot;-&quot;,SUM('魚貝苗產量及價值5(續完)'!D25,'魚貝苗產量及價值5(續完)'!F25,'魚貝苗產量及價值5(續完)'!H25,'魚貝苗產量及價值5(續完)'!J25,'魚貝苗產量及價值5(續完)'!L25))" table:style-name="ce18">
            <text:p>6,521,001</text:p>
          </table:table-cell>
          <table:table-cell office:value-type="float" office:value="468335.04800000001" table:formula="msoxl:=  IF(SUM('魚貝苗產量及價值5(續完)'!E25,'魚貝苗產量及價值5(續完)'!G25,'魚貝苗產量及價值5(續完)'!I25,'魚貝苗產量及價值5(續完)'!K25,'魚貝苗產量及價值5(續完)'!M25)=0,&quot;-&quot;,SUM('魚貝苗產量及價值5(續完)'!E25,'魚貝苗產量及價值5(續完)'!G25,'魚貝苗產量及價值5(續完)'!I25,'魚貝苗產量及價值5(續完)'!K25,'魚貝苗產量及價值5(續完)'!M25))" table:style-name="ce18">
            <text:p>468,335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6,N26)=0,&quot;-&quot;,SUM(L26,N26))" table:style-name="ce18">
            <text:p>-</text:p>
          </table:table-cell>
          <table:table-cell office:value-type="string" office:string-value="-" table:formula="msoxl:=  IF(SUM(M26,O26)=0,&quot;-&quot;,SUM(M26,O26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6,'魚貝苗產量及價值5(續完)'!F26,'魚貝苗產量及價值5(續完)'!H26,'魚貝苗產量及價值5(續完)'!J26,'魚貝苗產量及價值5(續完)'!L26)=0,&quot;-&quot;,SUM('魚貝苗產量及價值5(續完)'!D26,'魚貝苗產量及價值5(續完)'!F26,'魚貝苗產量及價值5(續完)'!H26,'魚貝苗產量及價值5(續完)'!J26,'魚貝苗產量及價值5(續完)'!L26))" table:style-name="ce18">
            <text:p>-</text:p>
          </table:table-cell>
          <table:table-cell office:value-type="string" office:string-value="-" table:formula="msoxl:=  IF(SUM('魚貝苗產量及價值5(續完)'!E26,'魚貝苗產量及價值5(續完)'!G26,'魚貝苗產量及價值5(續完)'!I26,'魚貝苗產量及價值5(續完)'!K26,'魚貝苗產量及價值5(續完)'!M26)=0,&quot;-&quot;,SUM('魚貝苗產量及價值5(續完)'!E26,'魚貝苗產量及價值5(續完)'!G26,'魚貝苗產量及價值5(續完)'!I26,'魚貝苗產量及價值5(續完)'!K26,'魚貝苗產量及價值5(續完)'!M2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5384.8" table:style-name="ce18">
            <text:p>125,385</text:p>
          </table:table-cell>
          <table:table-cell office:value-type="float" office:value="925.49900000000002" table:style-name="ce18">
            <text:p>925</text:p>
          </table:table-cell>
          <table:table-cell office:value-type="float" office:value="197217.3" table:style-name="ce18">
            <text:p>197,217</text:p>
          </table:table-cell>
          <table:table-cell office:value-type="float" office:value="74694.278000000006" table:style-name="ce18">
            <text:p>74,694</text:p>
          </table:table-cell>
          <table:table-cell office:value-type="float" office:value="66611.8" table:formula="msoxl:=  IF(SUM(L27,N27)=0,&quot;-&quot;,SUM(L27,N27))" table:style-name="ce18">
            <text:p>66,612</text:p>
          </table:table-cell>
          <table:table-cell office:value-type="float" office:value="217402.546" table:formula="msoxl:=  IF(SUM(M27,O27)=0,&quot;-&quot;,SUM(M27,O27))" table:style-name="ce18">
            <text:p>217,40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6611.8" table:style-name="ce18">
            <text:p>66,612</text:p>
          </table:table-cell>
          <table:table-cell office:value-type="float" office:value="217402.546" table:style-name="ce18">
            <text:p>217,403</text:p>
          </table:table-cell>
          <table:table-cell office:value-type="string" office:string-value="-" table:formula="msoxl:=  IF(SUM('魚貝苗產量及價值5(續完)'!D27,'魚貝苗產量及價值5(續完)'!F27,'魚貝苗產量及價值5(續完)'!H27,'魚貝苗產量及價值5(續完)'!J27,'魚貝苗產量及價值5(續完)'!L27)=0,&quot;-&quot;,SUM('魚貝苗產量及價值5(續完)'!D27,'魚貝苗產量及價值5(續完)'!F27,'魚貝苗產量及價值5(續完)'!H27,'魚貝苗產量及價值5(續完)'!J27,'魚貝苗產量及價值5(續完)'!L27))" table:style-name="ce18">
            <text:p>-</text:p>
          </table:table-cell>
          <table:table-cell office:value-type="string" office:string-value="-" table:formula="msoxl:=  IF(SUM('魚貝苗產量及價值5(續完)'!E27,'魚貝苗產量及價值5(續完)'!G27,'魚貝苗產量及價值5(續完)'!I27,'魚貝苗產量及價值5(續完)'!K27,'魚貝苗產量及價值5(續完)'!M27)=0,&quot;-&quot;,SUM('魚貝苗產量及價值5(續完)'!E27,'魚貝苗產量及價值5(續完)'!G27,'魚貝苗產量及價值5(續完)'!I27,'魚貝苗產量及價值5(續完)'!K27,'魚貝苗產量及價值5(續完)'!M27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8,N28)=0,&quot;-&quot;,SUM(L28,N28))" table:style-name="ce18">
            <text:p>-</text:p>
          </table:table-cell>
          <table:table-cell office:value-type="string" office:string-value="-" table:formula="msoxl:=  IF(SUM(M28,O28)=0,&quot;-&quot;,SUM(M28,O28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.0529999999999999" table:formula="msoxl:=  IF(SUM('魚貝苗產量及價值5(續完)'!D28,'魚貝苗產量及價值5(續完)'!F28,'魚貝苗產量及價值5(續完)'!H28,'魚貝苗產量及價值5(續完)'!J28,'魚貝苗產量及價值5(續完)'!L28)=0,&quot;-&quot;,SUM('魚貝苗產量及價值5(續完)'!D28,'魚貝苗產量及價值5(續完)'!F28,'魚貝苗產量及價值5(續完)'!H28,'魚貝苗產量及價值5(續完)'!J28,'魚貝苗產量及價值5(續完)'!L28))" table:style-name="ce18">
            <text:p>1</text:p>
          </table:table-cell>
          <table:table-cell office:value-type="float" office:value="1.2896099999999999" table:formula="msoxl:=  IF(SUM('魚貝苗產量及價值5(續完)'!E28,'魚貝苗產量及價值5(續完)'!G28,'魚貝苗產量及價值5(續完)'!I28,'魚貝苗產量及價值5(續完)'!K28,'魚貝苗產量及價值5(續完)'!M28)=0,&quot;-&quot;,SUM('魚貝苗產量及價值5(續完)'!E28,'魚貝苗產量及價值5(續完)'!G28,'魚貝苗產量及價值5(續完)'!I28,'魚貝苗產量及價值5(續完)'!K28,'魚貝苗產量及價值5(續完)'!M28))" table:style-name="ce18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29,N29)=0,&quot;-&quot;,SUM(L29,N29))" table:style-name="ce18">
            <text:p>-</text:p>
          </table:table-cell>
          <table:table-cell office:value-type="string" office:string-value="-" table:formula="msoxl:=  IF(SUM(M29,O29)=0,&quot;-&quot;,SUM(M29,O29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29,'魚貝苗產量及價值5(續完)'!F29,'魚貝苗產量及價值5(續完)'!H29,'魚貝苗產量及價值5(續完)'!J29,'魚貝苗產量及價值5(續完)'!L29)=0,&quot;-&quot;,SUM('魚貝苗產量及價值5(續完)'!D29,'魚貝苗產量及價值5(續完)'!F29,'魚貝苗產量及價值5(續完)'!H29,'魚貝苗產量及價值5(續完)'!J29,'魚貝苗產量及價值5(續完)'!L29))" table:style-name="ce18">
            <text:p>-</text:p>
          </table:table-cell>
          <table:table-cell office:value-type="string" office:string-value="-" table:formula="msoxl:=  IF(SUM('魚貝苗產量及價值5(續完)'!E29,'魚貝苗產量及價值5(續完)'!G29,'魚貝苗產量及價值5(續完)'!I29,'魚貝苗產量及價值5(續完)'!K29,'魚貝苗產量及價值5(續完)'!M29)=0,&quot;-&quot;,SUM('魚貝苗產量及價值5(續完)'!E29,'魚貝苗產量及價值5(續完)'!G29,'魚貝苗產量及價值5(續完)'!I29,'魚貝苗產量及價值5(續完)'!K29,'魚貝苗產量及價值5(續完)'!M29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0,N30)=0,&quot;-&quot;,SUM(L30,N30))" table:style-name="ce18">
            <text:p>-</text:p>
          </table:table-cell>
          <table:table-cell office:value-type="string" office:string-value="-" table:formula="msoxl:=  IF(SUM(M30,O30)=0,&quot;-&quot;,SUM(M30,O30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30,'魚貝苗產量及價值5(續完)'!F30,'魚貝苗產量及價值5(續完)'!H30,'魚貝苗產量及價值5(續完)'!J30,'魚貝苗產量及價值5(續完)'!L30)=0,&quot;-&quot;,SUM('魚貝苗產量及價值5(續完)'!D30,'魚貝苗產量及價值5(續完)'!F30,'魚貝苗產量及價值5(續完)'!H30,'魚貝苗產量及價值5(續完)'!J30,'魚貝苗產量及價值5(續完)'!L30))" table:style-name="ce18">
            <text:p>-</text:p>
          </table:table-cell>
          <table:table-cell office:value-type="string" office:string-value="-" table:formula="msoxl:=  IF(SUM('魚貝苗產量及價值5(續完)'!E30,'魚貝苗產量及價值5(續完)'!G30,'魚貝苗產量及價值5(續完)'!I30,'魚貝苗產量及價值5(續完)'!K30,'魚貝苗產量及價值5(續完)'!M30)=0,&quot;-&quot;,SUM('魚貝苗產量及價值5(續完)'!E30,'魚貝苗產量及價值5(續完)'!G30,'魚貝苗產量及價值5(續完)'!I30,'魚貝苗產量及價值5(續完)'!K30,'魚貝苗產量及價值5(續完)'!M30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1,N31)=0,&quot;-&quot;,SUM(L31,N31))" table:style-name="ce18">
            <text:p>-</text:p>
          </table:table-cell>
          <table:table-cell office:value-type="string" office:string-value="-" table:formula="msoxl:=  IF(SUM(M31,O31)=0,&quot;-&quot;,SUM(M31,O31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31,'魚貝苗產量及價值5(續完)'!F31,'魚貝苗產量及價值5(續完)'!H31,'魚貝苗產量及價值5(續完)'!J31,'魚貝苗產量及價值5(續完)'!L31)=0,&quot;-&quot;,SUM('魚貝苗產量及價值5(續完)'!D31,'魚貝苗產量及價值5(續完)'!F31,'魚貝苗產量及價值5(續完)'!H31,'魚貝苗產量及價值5(續完)'!J31,'魚貝苗產量及價值5(續完)'!L31))" table:style-name="ce18">
            <text:p>-</text:p>
          </table:table-cell>
          <table:table-cell office:value-type="string" office:string-value="-" table:formula="msoxl:=  IF(SUM('魚貝苗產量及價值5(續完)'!E31,'魚貝苗產量及價值5(續完)'!G31,'魚貝苗產量及價值5(續完)'!I31,'魚貝苗產量及價值5(續完)'!K31,'魚貝苗產量及價值5(續完)'!M31)=0,&quot;-&quot;,SUM('魚貝苗產量及價值5(續完)'!E31,'魚貝苗產量及價值5(續完)'!G31,'魚貝苗產量及價值5(續完)'!I31,'魚貝苗產量及價值5(續完)'!K31,'魚貝苗產量及價值5(續完)'!M31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2,N32)=0,&quot;-&quot;,SUM(L32,N32))" table:style-name="ce18">
            <text:p>-</text:p>
          </table:table-cell>
          <table:table-cell office:value-type="string" office:string-value="-" table:formula="msoxl:=  IF(SUM(M32,O32)=0,&quot;-&quot;,SUM(M32,O32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32,'魚貝苗產量及價值5(續完)'!F32,'魚貝苗產量及價值5(續完)'!H32,'魚貝苗產量及價值5(續完)'!J32,'魚貝苗產量及價值5(續完)'!L32)=0,&quot;-&quot;,SUM('魚貝苗產量及價值5(續完)'!D32,'魚貝苗產量及價值5(續完)'!F32,'魚貝苗產量及價值5(續完)'!H32,'魚貝苗產量及價值5(續完)'!J32,'魚貝苗產量及價值5(續完)'!L32))" table:style-name="ce18">
            <text:p>-</text:p>
          </table:table-cell>
          <table:table-cell office:value-type="string" office:string-value="-" table:formula="msoxl:=  IF(SUM('魚貝苗產量及價值5(續完)'!E32,'魚貝苗產量及價值5(續完)'!G32,'魚貝苗產量及價值5(續完)'!I32,'魚貝苗產量及價值5(續完)'!K32,'魚貝苗產量及價值5(續完)'!M32)=0,&quot;-&quot;,SUM('魚貝苗產量及價值5(續完)'!E32,'魚貝苗產量及價值5(續完)'!G32,'魚貝苗產量及價值5(續完)'!I32,'魚貝苗產量及價值5(續完)'!K32,'魚貝苗產量及價值5(續完)'!M32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3,N33)=0,&quot;-&quot;,SUM(L33,N33))" table:style-name="ce18">
            <text:p>-</text:p>
          </table:table-cell>
          <table:table-cell office:value-type="string" office:string-value="-" table:formula="msoxl:=  IF(SUM(M33,O33)=0,&quot;-&quot;,SUM(M33,O33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33,'魚貝苗產量及價值5(續完)'!F33,'魚貝苗產量及價值5(續完)'!H33,'魚貝苗產量及價值5(續完)'!J33,'魚貝苗產量及價值5(續完)'!L33)=0,&quot;-&quot;,SUM('魚貝苗產量及價值5(續完)'!D33,'魚貝苗產量及價值5(續完)'!F33,'魚貝苗產量及價值5(續完)'!H33,'魚貝苗產量及價值5(續完)'!J33,'魚貝苗產量及價值5(續完)'!L33))" table:style-name="ce18">
            <text:p>-</text:p>
          </table:table-cell>
          <table:table-cell office:value-type="string" office:string-value="-" table:formula="msoxl:=  IF(SUM('魚貝苗產量及價值5(續完)'!E33,'魚貝苗產量及價值5(續完)'!G33,'魚貝苗產量及價值5(續完)'!I33,'魚貝苗產量及價值5(續完)'!K33,'魚貝苗產量及價值5(續完)'!M33)=0,&quot;-&quot;,SUM('魚貝苗產量及價值5(續完)'!E33,'魚貝苗產量及價值5(續完)'!G33,'魚貝苗產量及價值5(續完)'!I33,'魚貝苗產量及價值5(續完)'!K33,'魚貝苗產量及價值5(續完)'!M33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table:style-name="ce11"/>
          <table:table-cell office:value-type="string" office:string-value="-" table:formula="msoxl:=  IF(SUM(D35:D36)=0,&quot;-&quot;,SUM(D35:D36))" table:style-name="ce18">
            <text:p>-</text:p>
          </table:table-cell>
          <table:table-cell office:value-type="string" office:string-value="-" table:formula="msoxl:=  IF(SUM(E35:E36)=0,&quot;-&quot;,SUM(E35:E36))" table:style-name="ce18">
            <text:p>-</text:p>
          </table:table-cell>
          <table:table-cell office:value-type="string" office:string-value="-" table:formula="msoxl:=  IF(SUM(F35:F36)=0,&quot;-&quot;,SUM(F35:F36))" table:style-name="ce18">
            <text:p>-</text:p>
          </table:table-cell>
          <table:table-cell office:value-type="string" office:string-value="-" table:formula="msoxl:=  IF(SUM(G35:G36)=0,&quot;-&quot;,SUM(G35:G36))" table:style-name="ce18">
            <text:p>-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office:value-type="string" office:string-value="-" table:formula="msoxl:=  IF(SUM(N35:N36)=0,&quot;-&quot;,SUM(N35:N36))" table:style-name="ce18">
            <text:p>-</text:p>
          </table:table-cell>
          <table:table-cell office:value-type="string" office:string-value="-" table:formula="msoxl:=  IF(SUM(O35:O36)=0,&quot;-&quot;,SUM(O35:O36))" table:style-name="ce18">
            <text:p>-</text:p>
          </table:table-cell>
          <table:table-cell office:value-type="string" office:string-value="-" table:formula="msoxl:=  IF(SUM(P35:P36)=0,&quot;-&quot;,SUM(P35:P36))" table:style-name="ce18">
            <text:p>-</text:p>
          </table:table-cell>
          <table:table-cell office:value-type="string" office:string-value="-" table:formula="msoxl:=  IF(SUM(Q35:Q36)=0,&quot;-&quot;,SUM(Q35:Q36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L35,N35)=0,&quot;-&quot;,SUM(L35,N35))" table:style-name="ce18">
            <text:p>-</text:p>
          </table:table-cell>
          <table:table-cell office:value-type="string" office:string-value="-" table:formula="msoxl:=  IF(SUM(M35,O35)=0,&quot;-&quot;,SUM(M35,O35))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office:string-value="-" table:formula="msoxl:=  IF(SUM('魚貝苗產量及價值5(續完)'!D35,'魚貝苗產量及價值5(續完)'!F35,'魚貝苗產量及價值5(續完)'!H35,'魚貝苗產量及價值5(續完)'!J35,'魚貝苗產量及價值5(續完)'!L35)=0,&quot;-&quot;,SUM('魚貝苗產量及價值5(續完)'!D35,'魚貝苗產量及價值5(續完)'!F35,'魚貝苗產量及價值5(續完)'!H35,'魚貝苗產量及價值5(續完)'!J35,'魚貝苗產量及價值5(續完)'!L35))" table:style-name="ce18">
            <text:p>-</text:p>
          </table:table-cell>
          <table:table-cell office:value-type="string" office:string-value="-" table:formula="msoxl:=  IF(SUM('魚貝苗產量及價值5(續完)'!E35,'魚貝苗產量及價值5(續完)'!G35,'魚貝苗產量及價值5(續完)'!I35,'魚貝苗產量及價值5(續完)'!K35,'魚貝苗產量及價值5(續完)'!M35)=0,&quot;-&quot;,SUM('魚貝苗產量及價值5(續完)'!E35,'魚貝苗產量及價值5(續完)'!G35,'魚貝苗產量及價值5(續完)'!I35,'魚貝苗產量及價值5(續完)'!K35,'魚貝苗產量及價值5(續完)'!M35))" table:style-name="ce18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table:style-name="ce12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office:string-value="-" table:formula="msoxl:=  IF(SUM(L36,N36)=0,&quot;-&quot;,SUM(L36,N36))" table:style-name="ce19">
            <text:p>-</text:p>
          </table:table-cell>
          <table:table-cell office:value-type="string" office:string-value="-" table:formula="msoxl:=  IF(SUM(M36,O36)=0,&quot;-&quot;,SUM(M36,O36))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office:string-value="-" table:formula="msoxl:=  IF(SUM('魚貝苗產量及價值5(續完)'!D36,'魚貝苗產量及價值5(續完)'!F36,'魚貝苗產量及價值5(續完)'!H36,'魚貝苗產量及價值5(續完)'!J36,'魚貝苗產量及價值5(續完)'!L36)=0,&quot;-&quot;,SUM('魚貝苗產量及價值5(續完)'!D36,'魚貝苗產量及價值5(續完)'!F36,'魚貝苗產量及價值5(續完)'!H36,'魚貝苗產量及價值5(續完)'!J36,'魚貝苗產量及價值5(續完)'!L36))" table:style-name="ce19">
            <text:p>-</text:p>
          </table:table-cell>
          <table:table-cell office:value-type="string" office:string-value="-" table:formula="msoxl:=  IF(SUM('魚貝苗產量及價值5(續完)'!E36,'魚貝苗產量及價值5(續完)'!G36,'魚貝苗產量及價值5(續完)'!I36,'魚貝苗產量及價值5(續完)'!K36,'魚貝苗產量及價值5(續完)'!M36)=0,&quot;-&quot;,SUM('魚貝苗產量及價值5(續完)'!E36,'魚貝苗產量及價值5(續完)'!G36,'魚貝苗產量及價值5(續完)'!I36,'魚貝苗產量及價值5(續完)'!K36,'魚貝苗產量及價值5(續完)'!M36))" table:style-name="ce19">
            <text:p>-</text:p>
          </table:table-cell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  <table:table table:name="魚貝苗產量及價值5(續完)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6367" table:default-cell-style-name="ce1"/>
        <table:table-row table:style-name="ro1">
          <table:table-cell office:value-type="string" table:number-columns-spanned="4" table:number-rows-spanned="1" table:style-name="ce32">
            <text:p>10‧魚貝苗產量及價值</text:p>
          </table:table-cell>
          <table:covered-table-cell table:number-columns-repeated="3"/>
          <table:table-cell table:number-columns-repeated="4" table:style-name="ce2"/>
          <table:table-cell office:value-type="string" table:number-columns-spanned="4" table:number-rows-spanned="1" table:style-name="ce32">
            <text:p>10‧PRODUCTION OF FISH FRY</text:p>
          </table:table-cell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2">
          <table:table-cell table:number-columns-repeated="3" table:style-name="ce2"/>
          <table:table-cell office:value-type="string" table:number-columns-spanned="2" table:number-rows-spanned="1" table:style-name="ce26">
            <text:p>(1) 縣市別(續完)</text:p>
          </table:table-cell>
          <table:covered-table-cell/>
          <table:table-cell table:number-columns-repeated="4" table:style-name="ce2"/>
          <table:table-cell office:value-type="string" table:number-columns-spanned="3" table:number-rows-spanned="1" table:style-name="ce26">
            <text:p>(1) By District(End)</text:p>
          </table:table-cell>
          <table:covered-table-cell table:number-columns-repeated="2"/>
          <table:table-cell table:number-columns-repeated="5" table:style-name="ce2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數量：魚蝦苗千尾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Quantity：Fish and Shrimp:Thousand Fry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鱉苗蟳蟹苗千隻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oft Shell Turtle &amp; Crab Juveniles:1,000 Pcs.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3" table:style-name="ce1"/>
          <table:table-cell table:number-columns-repeated="2" table:style-name="ce2"/>
          <table:table-cell office:value-type="string" table:style-name="ce3">
            <text:p>單位：</text:p>
          </table:table-cell>
          <table:table-cell office:value-type="string" table:number-columns-spanned="3" table:number-rows-spanned="1" table:style-name="ce26">
            <text:p>　　　貝介苗千粒</text:p>
          </table:table-cell>
          <table:covered-table-cell table:number-columns-repeated="2"/>
          <table:table-cell table:number-columns-repeated="2" table:style-name="ce2"/>
          <table:table-cell office:value-type="string" table:style-name="ce3">
            <text:p>Unit：</text:p>
          </table:table-cell>
          <table:table-cell office:value-type="string" table:number-columns-spanned="5" table:number-rows-spanned="1" table:style-name="ce26">
            <text:p><text:s text:c="19"/>Shell Fish Seed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　　　九孔苗千粒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19"/>Small Abalones:Thousand Seed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repeated="6" table:style-name="ce2"/>
          <table:table-cell office:value-type="string" table:number-columns-spanned="3" table:number-rows-spanned="1" table:style-name="ce26">
            <text:p>價值：新臺幣千元</text:p>
          </table:table-cell>
          <table:covered-table-cell table:number-columns-repeated="2"/>
          <table:table-cell table:number-columns-repeated="3" table:style-name="ce2"/>
          <table:table-cell office:value-type="string" table:number-columns-spanned="5" table:number-rows-spanned="1" table:style-name="ce26">
            <text:p><text:s text:c="6"/>Value：Thousand N.T.$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table:number-columns-spanned="2" table:number-rows-spanned="1" table:style-name="ce22"/>
          <table:covered-table-cell/>
          <table:table-cell table:style-name="ce4"/>
          <table:table-cell office:value-type="string" table:number-columns-spanned="2" table:number-rows-spanned="1" table:style-name="ce22">
            <text:p>文蛤苗</text:p>
          </table:table-cell>
          <table:covered-table-cell/>
          <table:table-cell office:value-type="string" table:number-columns-spanned="2" table:number-rows-spanned="1" table:style-name="ce22">
            <text:p>蜊苗</text:p>
          </table:table-cell>
          <table:covered-table-cell/>
          <table:table-cell office:value-type="string" table:number-columns-spanned="2" table:number-rows-spanned="1" table:style-name="ce22">
            <text:p>蜆苗</text:p>
          </table:table-cell>
          <table:covered-table-cell/>
          <table:table-cell office:value-type="string" table:number-columns-spanned="2" table:number-rows-spanned="1" table:style-name="ce22">
            <text:p>九孔苗</text:p>
          </table:table-cell>
          <table:covered-table-cell/>
          <table:table-cell office:value-type="string" table:number-columns-spanned="2" table:number-rows-spanned="1" table:style-name="ce22">
            <text:p>其他貝介苗</text:p>
          </table:table-cell>
          <table:covered-table-cell/>
          <table:table-cell table:number-columns-repeated="3" table:style-name="ce13"/>
          <table:table-cell table:style-name="ce10"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縣市別</text:p>
          </table:table-cell>
          <table:covered-table-cell/>
          <table:table-cell table:style-name="ce6"/>
          <table:table-cell office:value-type="string" table:number-columns-spanned="2" table:number-rows-spanned="1" table:style-name="ce24">
            <text:p>4001</text:p>
          </table:table-cell>
          <table:covered-table-cell/>
          <table:table-cell office:value-type="string" table:number-columns-spanned="2" table:number-rows-spanned="1" table:style-name="ce24">
            <text:p>4002</text:p>
          </table:table-cell>
          <table:covered-table-cell/>
          <table:table-cell office:value-type="string" table:number-columns-spanned="2" table:number-rows-spanned="1" table:style-name="ce24">
            <text:p>4003</text:p>
          </table:table-cell>
          <table:covered-table-cell/>
          <table:table-cell office:value-type="string" table:number-columns-spanned="2" table:number-rows-spanned="1" table:style-name="ce24">
            <text:p>5001</text:p>
          </table:table-cell>
          <table:covered-table-cell/>
          <table:table-cell office:value-type="string" table:number-columns-spanned="2" table:number-rows-spanned="1" table:style-name="ce24">
            <text:p>4004</text:p>
          </table:table-cell>
          <table:covered-table-cell/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number-columns-spanned="2" table:number-rows-spanned="1" table:style-name="ce33">
            <text:p>District</text:p>
          </table:table-cell>
          <table:covered-table-cell/>
          <table:table-cell table:style-name="ce6"/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office:value-type="string" table:style-name="ce5">
            <text:p>產量</text:p>
          </table:table-cell>
          <table:table-cell office:value-type="string" table:style-name="ce5">
            <text:p>價值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table:number-columns-spanned="2" table:number-rows-spanned="1" table:style-name="ce24"/>
          <table:covered-table-cell/>
          <table:table-cell table:style-name="ce8"/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Value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9">
            <text:p>總計</text:p>
          </table:table-cell>
          <table:table-cell office:value-type="string" table:style-name="ce10">
            <text:p>GRAND TOTAL</text:p>
          </table:table-cell>
          <table:table-cell table:style-name="ce10"/>
          <table:table-cell office:value-type="float" office:value="6521000.5" table:formula="msoxl:=  IF(SUM(D13,D34)=0,&quot;-&quot;,SUM(D13,D34))" table:style-name="ce17">
            <text:p>6,521,001</text:p>
          </table:table-cell>
          <table:table-cell office:value-type="float" office:value="468335.04800000001" table:formula="msoxl:=  IF(SUM(E13,E34)=0,&quot;-&quot;,SUM(E13,E34))" table:style-name="ce17">
            <text:p>468,335</text:p>
          </table:table-cell>
          <table:table-cell office:value-type="string" office:string-value="-" table:formula="msoxl:=  IF(SUM(F13,F34)=0,&quot;-&quot;,SUM(F13,F34))" table:style-name="ce17">
            <text:p>-</text:p>
          </table:table-cell>
          <table:table-cell office:value-type="string" office:string-value="-" table:formula="msoxl:=  IF(SUM(G13,G34)=0,&quot;-&quot;,SUM(G13,G34))" table:style-name="ce17">
            <text:p>-</text:p>
          </table:table-cell>
          <table:table-cell office:value-type="string" office:string-value="-" table:formula="msoxl:=  IF(SUM(H13,H34)=0,&quot;-&quot;,SUM(H13,H34))" table:style-name="ce17">
            <text:p>-</text:p>
          </table:table-cell>
          <table:table-cell office:value-type="string" office:string-value="-" table:formula="msoxl:=  IF(SUM(I13,I34)=0,&quot;-&quot;,SUM(I13,I34))" table:style-name="ce17">
            <text:p>-</text:p>
          </table:table-cell>
          <table:table-cell office:value-type="float" office:value="251.053" table:formula="msoxl:=  IF(SUM(J13,J34)=0,&quot;-&quot;,SUM(J13,J34))" table:style-name="ce17">
            <text:p>251</text:p>
          </table:table-cell>
          <table:table-cell office:value-type="float" office:value="451.28960999999998" table:formula="msoxl:=  IF(SUM(K13,K34)=0,&quot;-&quot;,SUM(K13,K34))" table:style-name="ce17">
            <text:p>451</text:p>
          </table:table-cell>
          <table:table-cell office:value-type="string" office:string-value="-" table:formula="msoxl:=  IF(SUM(L13,L34)=0,&quot;-&quot;,SUM(L13,L34))" table:style-name="ce17">
            <text:p>-</text:p>
          </table:table-cell>
          <table:table-cell office:value-type="string" office:string-value="-" table:formula="msoxl:=  IF(SUM(M13,M34)=0,&quot;-&quot;,SUM(M13,M34))" table:style-name="ce17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2"/>臺灣地區</text:p>
          </table:table-cell>
          <table:table-cell office:value-type="string" table:style-name="ce11">
            <text:p>TAIWAN AREA</text:p>
          </table:table-cell>
          <table:table-cell table:style-name="ce11"/>
          <table:table-cell office:value-type="float" office:value="6521000.5" table:formula="msoxl:=  IF(SUM(D14:D33)=0,&quot;-&quot;,SUM(D14:D33))" table:style-name="ce18">
            <text:p>6,521,001</text:p>
          </table:table-cell>
          <table:table-cell office:value-type="float" office:value="468335.04800000001" table:formula="msoxl:=  IF(SUM(E14:E33)=0,&quot;-&quot;,SUM(E14:E33))" table:style-name="ce18">
            <text:p>468,335</text:p>
          </table:table-cell>
          <table:table-cell office:value-type="string" office:string-value="-" table:formula="msoxl:=  IF(SUM(F14:F33)=0,&quot;-&quot;,SUM(F14:F33))" table:style-name="ce18">
            <text:p>-</text:p>
          </table:table-cell>
          <table:table-cell office:value-type="string" office:string-value="-" table:formula="msoxl:=  IF(SUM(G14:G33)=0,&quot;-&quot;,SUM(G14:G33))" table:style-name="ce18">
            <text:p>-</text:p>
          </table:table-cell>
          <table:table-cell office:value-type="string" office:string-value="-" table:formula="msoxl:=  IF(SUM(H14:H33)=0,&quot;-&quot;,SUM(H14:H33))" table:style-name="ce18">
            <text:p>-</text:p>
          </table:table-cell>
          <table:table-cell office:value-type="string" office:string-value="-" table:formula="msoxl:=  IF(SUM(I14:I33)=0,&quot;-&quot;,SUM(I14:I33))" table:style-name="ce18">
            <text:p>-</text:p>
          </table:table-cell>
          <table:table-cell office:value-type="float" office:value="251.053" table:formula="msoxl:=  IF(SUM(J14:J33)=0,&quot;-&quot;,SUM(J14:J33))" table:style-name="ce18">
            <text:p>251</text:p>
          </table:table-cell>
          <table:table-cell office:value-type="float" office:value="451.28960999999998" table:formula="msoxl:=  IF(SUM(K14:K33)=0,&quot;-&quot;,SUM(K14:K33))" table:style-name="ce18">
            <text:p>451</text:p>
          </table:table-cell>
          <table:table-cell office:value-type="string" office:string-value="-" table:formula="msoxl:=  IF(SUM(L14:L33)=0,&quot;-&quot;,SUM(L14:L33))" table:style-name="ce18">
            <text:p>-</text:p>
          </table:table-cell>
          <table:table-cell office:value-type="string" office:string-value="-" table:formula="msoxl:=  IF(SUM(M14:M33)=0,&quot;-&quot;,SUM(M14:M33))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新北市</text:p>
          </table:table-cell>
          <table:table-cell office:value-type="string" table:style-name="ce11">
            <text:p>NEW 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臺北市</text:p>
          </table:table-cell>
          <table:table-cell office:value-type="string" table:style-name="ce11">
            <text:p>TAIPE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桃園市</text:p>
          </table:table-cell>
          <table:table-cell office:value-type="string" table:style-name="ce11">
            <text:p>TAOYU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臺中市</text:p>
          </table:table-cell>
          <table:table-cell office:value-type="string" table:style-name="ce11">
            <text:p>TAICH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臺南市</text:p>
          </table:table-cell>
          <table:table-cell office:value-type="string" table:style-name="ce11">
            <text:p>TAINAN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高雄市</text:p>
          </table:table-cell>
          <table:table-cell office:value-type="string" table:style-name="ce11">
            <text:p>KAOHSI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宜蘭縣</text:p>
          </table:table-cell>
          <table:table-cell office:value-type="string" table:style-name="ce11">
            <text:p>ILA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50" table:style-name="ce18">
            <text:p>250</text:p>
          </table:table-cell>
          <table:table-cell office:value-type="float" office:value="450" table:style-name="ce18">
            <text:p>4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新竹縣</text:p>
          </table:table-cell>
          <table:table-cell office:value-type="string" table:style-name="ce11">
            <text:p>HSINC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苗栗縣</text:p>
          </table:table-cell>
          <table:table-cell office:value-type="string" table:style-name="ce11">
            <text:p>MIAOL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彰化縣</text:p>
          </table:table-cell>
          <table:table-cell office:value-type="string" table:style-name="ce11">
            <text:p>CHANGHWA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南投縣</text:p>
          </table:table-cell>
          <table:table-cell office:value-type="string" table:style-name="ce11">
            <text:p>NANTO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雲林縣</text:p>
          </table:table-cell>
          <table:table-cell office:value-type="string" table:style-name="ce11">
            <text:p>YUNLIN COUNTY</text:p>
          </table:table-cell>
          <table:table-cell table:style-name="ce11"/>
          <table:table-cell office:value-type="float" office:value="6521000.5" table:style-name="ce18">
            <text:p>6,521,001</text:p>
          </table:table-cell>
          <table:table-cell office:value-type="float" office:value="468335.04800000001" table:style-name="ce18">
            <text:p>468,33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嘉義縣</text:p>
          </table:table-cell>
          <table:table-cell office:value-type="string" table:style-name="ce11">
            <text:p>CHIAYI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屏東縣</text:p>
          </table:table-cell>
          <table:table-cell office:value-type="string" table:style-name="ce11">
            <text:p>PING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臺東縣</text:p>
          </table:table-cell>
          <table:table-cell office:value-type="string" table:style-name="ce11">
            <text:p>TAITUNG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.0529999999999999" table:style-name="ce18">
            <text:p>1</text:p>
          </table:table-cell>
          <table:table-cell office:value-type="float" office:value="1.2896099999999999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花蓮縣</text:p>
          </table:table-cell>
          <table:table-cell office:value-type="string" table:style-name="ce11">
            <text:p>HWALI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澎湖縣</text:p>
          </table:table-cell>
          <table:table-cell office:value-type="string" table:style-name="ce11">
            <text:p>PENGHU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基隆市</text:p>
          </table:table-cell>
          <table:table-cell office:value-type="string" table:style-name="ce11">
            <text:p>KEELUNG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新竹市</text:p>
          </table:table-cell>
          <table:table-cell office:value-type="string" table:style-name="ce11">
            <text:p>HSINCHU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6"/>嘉義市</text:p>
          </table:table-cell>
          <table:table-cell office:value-type="string" table:style-name="ce11">
            <text:p>CHIAYI CI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2"/>金馬地區</text:p>
          </table:table-cell>
          <table:table-cell office:value-type="string" table:style-name="ce11">
            <text:p>KINMA AREA</text:p>
          </table:table-cell>
          <table:table-cell table:style-name="ce11"/>
          <table:table-cell office:value-type="string" office:string-value="-" table:formula="msoxl:=  IF(SUM(D35:D36)=0,&quot;-&quot;,SUM(D35:D36))" table:style-name="ce18">
            <text:p>-</text:p>
          </table:table-cell>
          <table:table-cell office:value-type="string" office:string-value="-" table:formula="msoxl:=  IF(SUM(E35:E36)=0,&quot;-&quot;,SUM(E35:E36))" table:style-name="ce18">
            <text:p>-</text:p>
          </table:table-cell>
          <table:table-cell office:value-type="string" office:string-value="-" table:formula="msoxl:=  IF(SUM(F35:F36)=0,&quot;-&quot;,SUM(F35:F36))" table:style-name="ce18">
            <text:p>-</text:p>
          </table:table-cell>
          <table:table-cell office:value-type="string" office:string-value="-" table:formula="msoxl:=  IF(SUM(G35:G36)=0,&quot;-&quot;,SUM(G35:G36))" table:style-name="ce18">
            <text:p>-</text:p>
          </table:table-cell>
          <table:table-cell office:value-type="string" office:string-value="-" table:formula="msoxl:=  IF(SUM(H35:H36)=0,&quot;-&quot;,SUM(H35:H36))" table:style-name="ce18">
            <text:p>-</text:p>
          </table:table-cell>
          <table:table-cell office:value-type="string" office:string-value="-" table:formula="msoxl:=  IF(SUM(I35:I36)=0,&quot;-&quot;,SUM(I35:I36))" table:style-name="ce18">
            <text:p>-</text:p>
          </table:table-cell>
          <table:table-cell office:value-type="string" office:string-value="-" table:formula="msoxl:=  IF(SUM(J35:J36)=0,&quot;-&quot;,SUM(J35:J36))" table:style-name="ce18">
            <text:p>-</text:p>
          </table:table-cell>
          <table:table-cell office:value-type="string" office:string-value="-" table:formula="msoxl:=  IF(SUM(K35:K36)=0,&quot;-&quot;,SUM(K35:K36))" table:style-name="ce18">
            <text:p>-</text:p>
          </table:table-cell>
          <table:table-cell office:value-type="string" office:string-value="-" table:formula="msoxl:=  IF(SUM(L35:L36)=0,&quot;-&quot;,SUM(L35:L36))" table:style-name="ce18">
            <text:p>-</text:p>
          </table:table-cell>
          <table:table-cell office:value-type="string" office:string-value="-" table:formula="msoxl:=  IF(SUM(M35:M36)=0,&quot;-&quot;,SUM(M35:M36))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11">
            <text:p>KINMEN COUNTY</text:p>
          </table:table-cell>
          <table:table-cell table:style-name="ce1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3" table:style-name="ce2"/>
          <table:table-cell table:style-name="ce11"/>
          <table:table-cell table:number-columns-repeated="16367"/>
        </table:table-row>
        <table:table-row table:style-name="ro2">
          <table:table-cell office:value-type="string" table:style-name="ce21">
            <text:p><text:s text:c="4"/>連江縣</text:p>
          </table:table-cell>
          <table:table-cell office:value-type="string" table:style-name="ce12">
            <text:p>LIANJIANG COUNTY</text:p>
          </table:table-cell>
          <table:table-cell table:style-name="ce12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3" table:style-name="ce14"/>
          <table:table-cell table:style-name="ce12"/>
          <table:table-cell table:number-columns-repeated="16367"/>
        </table:table-row>
        <table:table-row table:number-rows-repeated="104854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13:45Z</meta:creation-date>
    <dc:date>2017-09-25T06:13:45Z</dc:date>
    <meta:print-date>2017-09-25T06:13:32Z</meta:print-date>
  </office:meta>
</office:document-meta>
</file>